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77.1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48.44mm"/>
    </style:style>
    <style:style style:name="co8" style:family="table-column">
      <style:table-column-properties fo:break-before="auto" style:column-width="40.99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3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104">
      <style:table-cell-properties fo:border-bottom="0.99pt solid #000000" fo:border-left="none" fo:border-right="2.01pt solid #000000" fo:border-top="0.99pt solid #000000"/>
    </style:style>
    <style:style style:name="ce27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licitud</text:p>
          </table:table-cell>
          <table:table-cell table:style-name="Default" office:value-type="string" calcext:value-type="string">
            <text:p>fecha_registro</text:p>
          </table:table-cell>
          <table:table-cell office:value-type="string" calcext:value-type="string">
            <text:p>subprograma</text:p>
          </table:table-cell>
          <table:table-cell office:value-type="string" calcext:value-type="string">
            <text:p>id_estatus</text:p>
          </table:table-cell>
          <table:table-cell office:value-type="string" calcext:value-type="string">
            <text:p>rp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_comercial</text:p>
          </table:table-cell>
          <table:table-cell office:value-type="string" calcext:value-type="string">
            <text:p>monto_financiar</text:p>
          </table:table-cell>
        </table:table-row>
        <table:table-row table:style-name="ro1">
          <table:table-cell office:value-type="string" calcext:value-type="string">
            <text:p>YU001048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2050602691" calcext:value-type="float">
            <text:p>772050602691</text:p>
          </table:table-cell>
          <table:table-cell office:value-type="string" calcext:value-type="string">
            <text:p>URIBE VAZQUEZ FERNANDO CLEMENT</text:p>
          </table:table-cell>
          <table:table-cell office:value-type="string" calcext:value-type="string">
            <text:p>COLDSHOP</text:p>
          </table:table-cell>
          <table:table-cell office:value-type="float" office:value="8038.8" calcext:value-type="float">
            <text:p>8038.8</text:p>
          </table:table-cell>
        </table:table-row>
        <table:table-row table:style-name="ro1">
          <table:table-cell office:value-type="string" calcext:value-type="string">
            <text:p>YU000462-2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990500442" calcext:value-type="float">
            <text:p>776990500442</text:p>
          </table:table-cell>
          <table:table-cell office:value-type="string" calcext:value-type="string">
            <text:p>BERTHA MARIA PACHE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0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71203722" calcext:value-type="float">
            <text:p>774071203722</text:p>
          </table:table-cell>
          <table:table-cell office:value-type="string" calcext:value-type="string">
            <text:p>MONTERO PAREDES WENDY GUADALUP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1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00800722" calcext:value-type="float">
            <text:p>778100800722</text:p>
          </table:table-cell>
          <table:table-cell office:value-type="string" calcext:value-type="string">
            <text:p>UC CHI MARIA DE LOURDES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2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50800068" calcext:value-type="float">
            <text:p>778050800068</text:p>
          </table:table-cell>
          <table:table-cell office:value-type="string" calcext:value-type="string">
            <text:p>GILBERTO SEGURA ARJO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3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70300568" calcext:value-type="float">
            <text:p>778070300568</text:p>
          </table:table-cell>
          <table:table-cell office:value-type="string" calcext:value-type="string">
            <text:p>TUN SEGURA SOF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4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860900182" calcext:value-type="float">
            <text:p>778860900182</text:p>
          </table:table-cell>
          <table:table-cell office:value-type="string" calcext:value-type="string">
            <text:p>RICARDO CHAN ARJO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5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70100160" calcext:value-type="float">
            <text:p>778070100160</text:p>
          </table:table-cell>
          <table:table-cell office:value-type="string" calcext:value-type="string">
            <text:p>CANCHE UC ZOILA DE LA FLOR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6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830601006" calcext:value-type="float">
            <text:p>773830601006</text:p>
          </table:table-cell>
          <table:table-cell office:value-type="string" calcext:value-type="string">
            <text:p>MANZANILLA C. FELIPE DE J.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4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41100336" calcext:value-type="float">
            <text:p>778141100336</text:p>
          </table:table-cell>
          <table:table-cell office:value-type="string" calcext:value-type="string">
            <text:p>EUAN RAVELL FRANCIS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71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990500445" calcext:value-type="float">
            <text:p>778990500445</text:p>
          </table:table-cell>
          <table:table-cell office:value-type="string" calcext:value-type="string">
            <text:p>CASIMIRO UC UC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5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80800763" calcext:value-type="float">
            <text:p>774980800763</text:p>
          </table:table-cell>
          <table:table-cell office:value-type="string" calcext:value-type="string">
            <text:p>SILVIA SALDANA SANTAMAR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2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51100466" calcext:value-type="float">
            <text:p>778151100466</text:p>
          </table:table-cell>
          <table:table-cell office:value-type="string" calcext:value-type="string">
            <text:p>VILLALOBOS CIME ANGEL FEDERI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3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750410254" calcext:value-type="float">
            <text:p>772750410254</text:p>
          </table:table-cell>
          <table:table-cell office:value-type="string" calcext:value-type="string">
            <text:p>NAAL EUAN LUCIND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4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060500135" calcext:value-type="float">
            <text:p>778060500135</text:p>
          </table:table-cell>
          <table:table-cell office:value-type="string" calcext:value-type="string">
            <text:p>PECH MAY FREDY LEANDR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7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8151200371" calcext:value-type="float">
            <text:p>778151200371</text:p>
          </table:table-cell>
          <table:table-cell office:value-type="string" calcext:value-type="string">
            <text:p>UICAB MEX JUAN GABRI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8-2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090602009" calcext:value-type="float">
            <text:p>777090602009</text:p>
          </table:table-cell>
          <table:table-cell office:value-type="string" calcext:value-type="string">
            <text:p>UC UC JUAN MANU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9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40601796" calcext:value-type="float">
            <text:p>777040601796</text:p>
          </table:table-cell>
          <table:table-cell office:value-type="string" calcext:value-type="string">
            <text:p>CHAN GONZALEZ DULCE MAR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0-1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080700990" calcext:value-type="float">
            <text:p>772080700990</text:p>
          </table:table-cell>
          <table:table-cell office:value-type="string" calcext:value-type="string">
            <text:p>AGUILAR BRICENO MARIA YSAB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1-1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871200011" calcext:value-type="float">
            <text:p>777871200011</text:p>
          </table:table-cell>
          <table:table-cell office:value-type="string" calcext:value-type="string">
            <text:p>JOSE EDUARDO POOT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4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31202541" calcext:value-type="float">
            <text:p>777131202541</text:p>
          </table:table-cell>
          <table:table-cell office:value-type="string" calcext:value-type="string">
            <text:p>CAUICH CAUICH LUIS FRANCISC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6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0130701221" calcext:value-type="float">
            <text:p>770130701221</text:p>
          </table:table-cell>
          <table:table-cell office:value-type="string" calcext:value-type="string">
            <text:p>CORDOVA GONZALEZ ROMELI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7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131101600" calcext:value-type="float">
            <text:p>773131101600</text:p>
          </table:table-cell>
          <table:table-cell office:value-type="string" calcext:value-type="string">
            <text:p>SANTOYO SANCHEZ DANIEL BENITO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8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50102058" calcext:value-type="float">
            <text:p>776050102058</text:p>
          </table:table-cell>
          <table:table-cell office:value-type="string" calcext:value-type="string">
            <text:p>VALENTINA PALMA AVILES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0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101911" calcext:value-type="float">
            <text:p>772120101911</text:p>
          </table:table-cell>
          <table:table-cell office:value-type="string" calcext:value-type="string">
            <text:p>CAMPOS PENA MANUE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9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30200430" calcext:value-type="float">
            <text:p>777130200430</text:p>
          </table:table-cell>
          <table:table-cell office:value-type="string" calcext:value-type="string">
            <text:p>. SALAZAR JUVENTINA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1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070701254" calcext:value-type="float">
            <text:p>772070701254</text:p>
          </table:table-cell>
          <table:table-cell office:value-type="string" calcext:value-type="string">
            <text:p>SOBERANIS CRUZ MANUELA DE JESU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3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910500145" calcext:value-type="float">
            <text:p>776910500145</text:p>
          </table:table-cell>
          <table:table-cell office:value-type="string" calcext:value-type="string">
            <text:p>ALBERTO EK COOL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4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70701139" calcext:value-type="float">
            <text:p>774970701139</text:p>
          </table:table-cell>
          <table:table-cell office:value-type="string" calcext:value-type="string">
            <text:p>PAULINO CHAN PUC</text:p>
          </table:table-cell>
          <table:table-cell office:value-type="string" calcext:value-type="string">
            <text:p>COMERMEX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014-3</text:p>
          </table:table-cell>
          <table:table-cell office:value-type="date" office:date-value="2019-01-10" calcext:value-type="date">
            <text:p>2019-01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3109" calcext:value-type="float">
            <text:p>774941103109</text:p>
          </table:table-cell>
          <table:table-cell office:value-type="string" calcext:value-type="string">
            <text:p>RAMIRO CORTES SANCH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17-4</text:p>
          </table:table-cell>
          <table:table-cell office:value-type="date" office:date-value="2018-12-12" calcext:value-type="date">
            <text:p>2018-12-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960202703" calcext:value-type="float">
            <text:p>774960202703</text:p>
          </table:table-cell>
          <table:table-cell office:value-type="string" calcext:value-type="string">
            <text:p>RENE CANCHE GONZALEZ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018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3139" calcext:value-type="float">
            <text:p>774941003139</text:p>
          </table:table-cell>
          <table:table-cell office:value-type="string" calcext:value-type="string">
            <text:p>MANUEL AZNAR MEND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19-3</text:p>
          </table:table-cell>
          <table:table-cell office:value-type="date" office:date-value="2019-01-05" calcext:value-type="date">
            <text:p>2019-01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0800621" calcext:value-type="float">
            <text:p>774940800621</text:p>
          </table:table-cell>
          <table:table-cell office:value-type="string" calcext:value-type="string">
            <text:p>NEMESIO OJEDA DZ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1-2</text:p>
          </table:table-cell>
          <table:table-cell office:value-type="date" office:date-value="2018-11-26" calcext:value-type="date">
            <text:p>2018-11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1001238" calcext:value-type="float">
            <text:p>774041001238</text:p>
          </table:table-cell>
          <table:table-cell office:value-type="string" calcext:value-type="string">
            <text:p>GONGORA ALDAZ AID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2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102034" calcext:value-type="float">
            <text:p>774950102034</text:p>
          </table:table-cell>
          <table:table-cell office:value-type="string" calcext:value-type="string">
            <text:p>ANGEL PANTI KU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3-2</text:p>
          </table:table-cell>
          <table:table-cell office:value-type="date" office:date-value="2019-01-05" calcext:value-type="date">
            <text:p>2019-01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802115" calcext:value-type="float">
            <text:p>774960802115</text:p>
          </table:table-cell>
          <table:table-cell office:value-type="string" calcext:value-type="string">
            <text:p>CESAR ALVAREZ MEX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27-2</text:p>
          </table:table-cell>
          <table:table-cell office:value-type="date" office:date-value="2018-11-26" calcext:value-type="date">
            <text:p>2018-11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902659" calcext:value-type="float">
            <text:p>774960902659</text:p>
          </table:table-cell>
          <table:table-cell office:value-type="string" calcext:value-type="string">
            <text:p>MARIA GPE.SOSA AGUILA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0-4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501000" calcext:value-type="float">
            <text:p>773050501000</text:p>
          </table:table-cell>
          <table:table-cell office:value-type="string" calcext:value-type="string">
            <text:p>EK MAY PEDRO FRANCISC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7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503012" calcext:value-type="float">
            <text:p>773970503012</text:p>
          </table:table-cell>
          <table:table-cell office:value-type="string" calcext:value-type="string">
            <text:p>JOSE RICARDO SONDA AGUILA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38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702309" calcext:value-type="float">
            <text:p>774950702309</text:p>
          </table:table-cell>
          <table:table-cell office:value-type="string" calcext:value-type="string">
            <text:p>POLANCO CATZIN FRANCISC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44-2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201298" calcext:value-type="float">
            <text:p>774961201298</text:p>
          </table:table-cell>
          <table:table-cell office:value-type="string" calcext:value-type="string">
            <text:p>MARWIN CETINA MARTINEZ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050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50800558" calcext:value-type="float">
            <text:p>774150800558</text:p>
          </table:table-cell>
          <table:table-cell office:value-type="string" calcext:value-type="string">
            <text:p>BALAM MONTERO ROSA GEORGI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58-2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0702491" calcext:value-type="float">
            <text:p>774940702491</text:p>
          </table:table-cell>
          <table:table-cell office:value-type="string" calcext:value-type="string">
            <text:p>JOSE NUNEZ AK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0-2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0901359" calcext:value-type="float">
            <text:p>774970901359</text:p>
          </table:table-cell>
          <table:table-cell office:value-type="string" calcext:value-type="string">
            <text:p>JOSE A NIEVES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3-4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1001649" calcext:value-type="float">
            <text:p>777071001649</text:p>
          </table:table-cell>
          <table:table-cell office:value-type="string" calcext:value-type="string">
            <text:p>MEX HOIL MANUELA DE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8-2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0402658" calcext:value-type="float">
            <text:p>774020402658</text:p>
          </table:table-cell>
          <table:table-cell office:value-type="string" calcext:value-type="string">
            <text:p>WENDY AKE ROCH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69-3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21001140" calcext:value-type="float">
            <text:p>774121001140</text:p>
          </table:table-cell>
          <table:table-cell office:value-type="string" calcext:value-type="string">
            <text:p>CONCHA RAMIREZ JAIME ALBER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072-3</text:p>
          </table:table-cell>
          <table:table-cell office:value-type="date" office:date-value="2018-11-26" calcext:value-type="date">
            <text:p>2018-11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903715" calcext:value-type="float">
            <text:p>776100903715</text:p>
          </table:table-cell>
          <table:table-cell office:value-type="string" calcext:value-type="string">
            <text:p>ROMERO CASTANEDA MICHEL JACOB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06-2</text:p>
          </table:table-cell>
          <table:table-cell office:value-type="date" office:date-value="2018-12-03" calcext:value-type="date">
            <text:p>2018-12-0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0091000342" calcext:value-type="float">
            <text:p>770091000342</text:p>
          </table:table-cell>
          <table:table-cell office:value-type="string" calcext:value-type="string">
            <text:p>QUEVEDO ZAPATA RENE OMAR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109-5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30600396" calcext:value-type="float">
            <text:p>772930600396</text:p>
          </table:table-cell>
          <table:table-cell office:value-type="string" calcext:value-type="string">
            <text:p>SOLEDAD FERNANDEZ GALV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11-2</text:p>
          </table:table-cell>
          <table:table-cell office:value-type="date" office:date-value="2018-12-12" calcext:value-type="date">
            <text:p>2018-12-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121200994" calcext:value-type="float">
            <text:p>776121200994</text:p>
          </table:table-cell>
          <table:table-cell office:value-type="string" calcext:value-type="string">
            <text:p>HERNANDEZ CHABLE ARTUR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18-2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51103906" calcext:value-type="float">
            <text:p>771951103906</text:p>
          </table:table-cell>
          <table:table-cell office:value-type="string" calcext:value-type="string">
            <text:p>PUC Y KANTUN ABUND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1-1</text:p>
          </table:table-cell>
          <table:table-cell office:value-type="date" office:date-value="2018-11-09" calcext:value-type="date">
            <text:p>2018-11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700516" calcext:value-type="float">
            <text:p>773140700516</text:p>
          </table:table-cell>
          <table:table-cell office:value-type="string" calcext:value-type="string">
            <text:p>DZIB CUPUL ALFREDO GUADALUP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2-1</text:p>
          </table:table-cell>
          <table:table-cell office:value-type="date" office:date-value="2018-11-09" calcext:value-type="date">
            <text:p>2018-11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900911" calcext:value-type="float">
            <text:p>773070900911</text:p>
          </table:table-cell>
          <table:table-cell office:value-type="string" calcext:value-type="string">
            <text:p>PUC RIVERO MARIA DEL ROSA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3-3</text:p>
          </table:table-cell>
          <table:table-cell office:value-type="date" office:date-value="2018-12-26" calcext:value-type="date">
            <text:p>2018-12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7624" calcext:value-type="float">
            <text:p>773100507624</text:p>
          </table:table-cell>
          <table:table-cell office:value-type="string" calcext:value-type="string">
            <text:p>UICAB PALOMO HENRY MART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6-2</text:p>
          </table:table-cell>
          <table:table-cell office:value-type="date" office:date-value="2018-12-12" calcext:value-type="date">
            <text:p>2018-12-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2090802863" calcext:value-type="float">
            <text:p>772090802863</text:p>
          </table:table-cell>
          <table:table-cell office:value-type="string" calcext:value-type="string">
            <text:p>MEDINA HERRERA JOSE RAUL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27-3</text:p>
          </table:table-cell>
          <table:table-cell office:value-type="date" office:date-value="2018-12-03" calcext:value-type="date">
            <text:p>2018-12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300373" calcext:value-type="float">
            <text:p>776130300373</text:p>
          </table:table-cell>
          <table:table-cell office:value-type="string" calcext:value-type="string">
            <text:p>VILLALOBOS SALAZAR RAMIRO ARM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8-2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704658" calcext:value-type="float">
            <text:p>776100704658</text:p>
          </table:table-cell>
          <table:table-cell office:value-type="string" calcext:value-type="string">
            <text:p>AVILES VARGUEZ GUADALUPE DEL P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29-2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1001201" calcext:value-type="float">
            <text:p>774141001201</text:p>
          </table:table-cell>
          <table:table-cell office:value-type="string" calcext:value-type="string">
            <text:p>AVILES VARGUEZ HANSSEL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2-3</text:p>
          </table:table-cell>
          <table:table-cell office:value-type="date" office:date-value="2018-12-26" calcext:value-type="date">
            <text:p>2018-12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40300225" calcext:value-type="float">
            <text:p>773840300225</text:p>
          </table:table-cell>
          <table:table-cell office:value-type="string" calcext:value-type="string">
            <text:p>GONZALEZ LUGO JULIA BEATRI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3-3</text:p>
          </table:table-cell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080900919" calcext:value-type="float">
            <text:p>776080900919</text:p>
          </table:table-cell>
          <table:table-cell office:value-type="string" calcext:value-type="string">
            <text:p>VIDALES CARDENAS NANCY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142-1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201651" calcext:value-type="float">
            <text:p>776130201651</text:p>
          </table:table-cell>
          <table:table-cell office:value-type="string" calcext:value-type="string">
            <text:p>MADERA MONCADA ROLANDO NORBERT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3-1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0101307" calcext:value-type="float">
            <text:p>773960101307</text:p>
          </table:table-cell>
          <table:table-cell office:value-type="string" calcext:value-type="string">
            <text:p>ANGEL D <text:s/>MAY B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4-1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101901" calcext:value-type="float">
            <text:p>774961101901</text:p>
          </table:table-cell>
          <table:table-cell office:value-type="string" calcext:value-type="string">
            <text:p>LUIS EFRAIN UICAB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5-1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41101448" calcext:value-type="float">
            <text:p>772941101448</text:p>
          </table:table-cell>
          <table:table-cell office:value-type="string" calcext:value-type="string">
            <text:p>CASTILLO Y CAN JOSE HERNIL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7-1</text:p>
          </table:table-cell>
          <table:table-cell office:value-type="date" office:date-value="2018-11-30" calcext:value-type="date">
            <text:p>2018-1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0803532" calcext:value-type="float">
            <text:p>774140803532</text:p>
          </table:table-cell>
          <table:table-cell office:value-type="string" calcext:value-type="string">
            <text:p>CANCHE CAN JOSE MAN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8-1</text:p>
          </table:table-cell>
          <table:table-cell office:value-type="date" office:date-value="2018-11-30" calcext:value-type="date">
            <text:p>2018-1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2050" calcext:value-type="float">
            <text:p>774950302050</text:p>
          </table:table-cell>
          <table:table-cell office:value-type="string" calcext:value-type="string">
            <text:p>MARCO MIJANGOS ROSA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49-1</text:p>
          </table:table-cell>
          <table:table-cell office:value-type="date" office:date-value="2018-11-30" calcext:value-type="date">
            <text:p>2018-1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203461" calcext:value-type="float">
            <text:p>774060203461</text:p>
          </table:table-cell>
          <table:table-cell office:value-type="string" calcext:value-type="string">
            <text:p>MARFIL COB SERGIO VIRGIL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4-1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0902693" calcext:value-type="float">
            <text:p>773040902693</text:p>
          </table:table-cell>
          <table:table-cell office:value-type="string" calcext:value-type="string">
            <text:p>CARRILLO MANZANILLA ANDRES EDU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5-1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90601792" calcext:value-type="float">
            <text:p>770090601792</text:p>
          </table:table-cell>
          <table:table-cell office:value-type="string" calcext:value-type="string">
            <text:p>DZIB TUT AVELARD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9-1</text:p>
          </table:table-cell>
          <table:table-cell office:value-type="date" office:date-value="2018-12-11" calcext:value-type="date">
            <text:p>2018-12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1002327" calcext:value-type="float">
            <text:p>776091002327</text:p>
          </table:table-cell>
          <table:table-cell office:value-type="string" calcext:value-type="string">
            <text:p>FERNANDEZ SANTOS MA ANGELIC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0-2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1101197" calcext:value-type="float">
            <text:p>772151101197</text:p>
          </table:table-cell>
          <table:table-cell office:value-type="string" calcext:value-type="string">
            <text:p>CASTILLO TUCUCH SR. WILLIAM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1-2</text:p>
          </table:table-cell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705612" calcext:value-type="float">
            <text:p>774980705612</text:p>
          </table:table-cell>
          <table:table-cell office:value-type="string" calcext:value-type="string">
            <text:p>MARIA DEL R POOT CHUC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2-1</text:p>
          </table:table-cell>
          <table:table-cell office:value-type="date" office:date-value="2018-12-14" calcext:value-type="date">
            <text:p>2018-1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301674" calcext:value-type="float">
            <text:p>773910301674</text:p>
          </table:table-cell>
          <table:table-cell office:value-type="string" calcext:value-type="string">
            <text:p>LUIS F KU SEGOV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1-3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056251" calcext:value-type="float">
            <text:p>774001056251</text:p>
          </table:table-cell>
          <table:table-cell office:value-type="string" calcext:value-type="string">
            <text:p>RAMIREZ CEPEDA OCTAVIO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4-2</text:p>
          </table:table-cell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805736" calcext:value-type="float">
            <text:p>776120805736</text:p>
          </table:table-cell>
          <table:table-cell office:value-type="string" calcext:value-type="string">
            <text:p>DZUL SOLIS ARTURO ALFONS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2-1</text:p>
          </table:table-cell>
          <table:table-cell office:value-type="date" office:date-value="2019-01-02" calcext:value-type="date">
            <text:p>2019-01-0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750304465" calcext:value-type="float">
            <text:p>774750304465</text:p>
          </table:table-cell>
          <table:table-cell office:value-type="string" calcext:value-type="string">
            <text:p>ROSADO LUNA LEIDY NOEMI DEL S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216-1</text:p>
          </table:table-cell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403575" calcext:value-type="float">
            <text:p>776110403575</text:p>
          </table:table-cell>
          <table:table-cell office:value-type="string" calcext:value-type="string">
            <text:p>GONZALEZ HERNANDEZ JUAN JULI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7-1</text:p>
          </table:table-cell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30401928" calcext:value-type="float">
            <text:p>773130401928</text:p>
          </table:table-cell>
          <table:table-cell office:value-type="string" calcext:value-type="string">
            <text:p>PECH PINA JUAN CARLO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8-1</text:p>
          </table:table-cell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604212" calcext:value-type="float">
            <text:p>776150604212</text:p>
          </table:table-cell>
          <table:table-cell office:value-type="string" calcext:value-type="string">
            <text:p>TZUC GOMEZ WILLIAM ADOLF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19-1</text:p>
          </table:table-cell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500820" calcext:value-type="float">
            <text:p>772060500820</text:p>
          </table:table-cell>
          <table:table-cell office:value-type="string" calcext:value-type="string">
            <text:p>ORTEGA KANTUN FERNANDA EMIL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23-3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4920" calcext:value-type="float">
            <text:p>774941104920</text:p>
          </table:table-cell>
          <table:table-cell office:value-type="string" calcext:value-type="string">
            <text:p>VARGAS ROSADO HENRY VLADIMI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24-1</text:p>
          </table:table-cell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2668" calcext:value-type="float">
            <text:p>774941102668</text:p>
          </table:table-cell>
          <table:table-cell office:value-type="string" calcext:value-type="string">
            <text:p>JOSE G NUNEZ COLL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1-2</text:p>
          </table:table-cell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603222" calcext:value-type="float">
            <text:p>774060603222</text:p>
          </table:table-cell>
          <table:table-cell office:value-type="string" calcext:value-type="string">
            <text:p>PECH VERA MAN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2-3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1255984" calcext:value-type="float">
            <text:p>778001255984</text:p>
          </table:table-cell>
          <table:table-cell office:value-type="string" calcext:value-type="string">
            <text:p>VILLALOBOS CIME LID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3-3</text:p>
          </table:table-cell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200335" calcext:value-type="float">
            <text:p>778940200335</text:p>
          </table:table-cell>
          <table:table-cell office:value-type="string" calcext:value-type="string">
            <text:p>MARIA L CIME TU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4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801311" calcext:value-type="float">
            <text:p>772030801311</text:p>
          </table:table-cell>
          <table:table-cell office:value-type="string" calcext:value-type="string">
            <text:p>BAAS KOYOC DAVID ERNES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6-1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001329" calcext:value-type="float">
            <text:p>774961001329</text:p>
          </table:table-cell>
          <table:table-cell office:value-type="string" calcext:value-type="string">
            <text:p>SEVERINO CAMAS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7-2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1200708" calcext:value-type="float">
            <text:p>773961200708</text:p>
          </table:table-cell>
          <table:table-cell office:value-type="string" calcext:value-type="string">
            <text:p>PAULA UC DAVIL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8-1</text:p>
          </table:table-cell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300633" calcext:value-type="float">
            <text:p>774110300633</text:p>
          </table:table-cell>
          <table:table-cell office:value-type="string" calcext:value-type="string">
            <text:p>POOL SANCHEZ LIZBETH GUADALUP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49-3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50800211" calcext:value-type="float">
            <text:p>778050800211</text:p>
          </table:table-cell>
          <table:table-cell office:value-type="string" calcext:value-type="string">
            <text:p>VALENTIN RODRIGUEZ PECH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0-4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900088" calcext:value-type="float">
            <text:p>778140900088</text:p>
          </table:table-cell>
          <table:table-cell office:value-type="string" calcext:value-type="string">
            <text:p>ACOSTA CANUL NANCY MARIA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2-2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70700821" calcext:value-type="float">
            <text:p>773870700821</text:p>
          </table:table-cell>
          <table:table-cell office:value-type="string" calcext:value-type="string">
            <text:p>NANCY ROCELY MONSREA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3-2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21100125" calcext:value-type="float">
            <text:p>778921100125</text:p>
          </table:table-cell>
          <table:table-cell office:value-type="string" calcext:value-type="string">
            <text:p>JOSE TORIBIO BLANCO DZIB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4-2</text:p>
          </table:table-cell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40600069" calcext:value-type="float">
            <text:p>778840600069</text:p>
          </table:table-cell>
          <table:table-cell office:value-type="string" calcext:value-type="string">
            <text:p>WILFRIDO PECH CAN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5-1</text:p>
          </table:table-cell>
          <table:table-cell office:value-type="date" office:date-value="2019-01-25" calcext:value-type="date">
            <text:p>2019-01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0211" calcext:value-type="float">
            <text:p>777141200211</text:p>
          </table:table-cell>
          <table:table-cell office:value-type="string" calcext:value-type="string">
            <text:p>COOL SARABIA JOSE MOISE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6-1</text:p>
          </table:table-cell>
          <table:table-cell office:value-type="date" office:date-value="2019-01-25" calcext:value-type="date">
            <text:p>2019-01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00400251" calcext:value-type="float">
            <text:p>778900400251</text:p>
          </table:table-cell>
          <table:table-cell office:value-type="string" calcext:value-type="string">
            <text:p>MARIA REYES RAVEL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7-3</text:p>
          </table:table-cell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20400456" calcext:value-type="float">
            <text:p>778020400456</text:p>
          </table:table-cell>
          <table:table-cell office:value-type="string" calcext:value-type="string">
            <text:p>JOSE BERNARDINO LOPEZ EU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59-2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1000305" calcext:value-type="float">
            <text:p>778941000305</text:p>
          </table:table-cell>
          <table:table-cell office:value-type="string" calcext:value-type="string">
            <text:p>IRENE XOOL COB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0-3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600317" calcext:value-type="float">
            <text:p>778940600317</text:p>
          </table:table-cell>
          <table:table-cell office:value-type="string" calcext:value-type="string">
            <text:p>CAMILO FLORES U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1-1</text:p>
          </table:table-cell>
          <table:table-cell office:value-type="date" office:date-value="2019-01-26" calcext:value-type="date">
            <text:p>2019-01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3170" calcext:value-type="float">
            <text:p>774950303170</text:p>
          </table:table-cell>
          <table:table-cell office:value-type="string" calcext:value-type="string">
            <text:p>MA DEL LOS A BOJORQU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2-1</text:p>
          </table:table-cell>
          <table:table-cell office:value-type="date" office:date-value="2019-01-26" calcext:value-type="date">
            <text:p>2019-01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20200694" calcext:value-type="float">
            <text:p>772820200694</text:p>
          </table:table-cell>
          <table:table-cell office:value-type="string" calcext:value-type="string">
            <text:p>CAUICH CAB JORGE AGUST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6-1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1201433" calcext:value-type="float">
            <text:p>774031201433</text:p>
          </table:table-cell>
          <table:table-cell office:value-type="string" calcext:value-type="string">
            <text:p>CABALLERO RODRIGUEZ IRENE I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7-2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0100057" calcext:value-type="float">
            <text:p>772150100057</text:p>
          </table:table-cell>
          <table:table-cell office:value-type="string" calcext:value-type="string">
            <text:p>POOL MILLAN JOSE ARTUR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8-1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101437" calcext:value-type="float">
            <text:p>777070101437</text:p>
          </table:table-cell>
          <table:table-cell office:value-type="string" calcext:value-type="string">
            <text:p>ROMERO NAVARRETE MARIA CENAID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69-1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1100533" calcext:value-type="float">
            <text:p>772841100533</text:p>
          </table:table-cell>
          <table:table-cell office:value-type="string" calcext:value-type="string">
            <text:p>RODRIGUEZ GARCIA LUCILA DE J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0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0901111" calcext:value-type="float">
            <text:p>772960901111</text:p>
          </table:table-cell>
          <table:table-cell office:value-type="string" calcext:value-type="string">
            <text:p>YAM CHAN SIMO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1-2</text:p>
          </table:table-cell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130502804" calcext:value-type="float">
            <text:p>776130502804</text:p>
          </table:table-cell>
          <table:table-cell office:value-type="string" calcext:value-type="string">
            <text:p>PINTO SOSA MARLENI CONCEPCION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272-1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1206787" calcext:value-type="float">
            <text:p>773141206787</text:p>
          </table:table-cell>
          <table:table-cell office:value-type="string" calcext:value-type="string">
            <text:p>TUN BALAM ROCIO MARICRU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3-1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300611" calcext:value-type="float">
            <text:p>778090300611</text:p>
          </table:table-cell>
          <table:table-cell office:value-type="string" calcext:value-type="string">
            <text:p>CIME RAVELL ERNESTO ALONS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4-1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900118" calcext:value-type="float">
            <text:p>778140900118</text:p>
          </table:table-cell>
          <table:table-cell office:value-type="string" calcext:value-type="string">
            <text:p>CANCHE NAH JOSE CARLO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5-3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10300231" calcext:value-type="float">
            <text:p>778810300231</text:p>
          </table:table-cell>
          <table:table-cell office:value-type="string" calcext:value-type="string">
            <text:p>FELIPE UC MO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0-2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57219" calcext:value-type="float">
            <text:p>774000457219</text:p>
          </table:table-cell>
          <table:table-cell office:value-type="string" calcext:value-type="string">
            <text:p>JOSE FCO KU REYE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1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70700865" calcext:value-type="float">
            <text:p>772970700865</text:p>
          </table:table-cell>
          <table:table-cell office:value-type="string" calcext:value-type="string">
            <text:p>SANCHEZ CAMARA CELIA RAQ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2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80700534" calcext:value-type="float">
            <text:p>774080700534</text:p>
          </table:table-cell>
          <table:table-cell office:value-type="string" calcext:value-type="string">
            <text:p>FUENTES HERNANDEZ PERFECT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3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70300039" calcext:value-type="float">
            <text:p>772070300039</text:p>
          </table:table-cell>
          <table:table-cell office:value-type="string" calcext:value-type="string">
            <text:p>CARVAJAL DOMINGUEZ JUAN MIG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4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30401700" calcext:value-type="float">
            <text:p>773030401700</text:p>
          </table:table-cell>
          <table:table-cell office:value-type="string" calcext:value-type="string">
            <text:p>VARGUEZ CHIM EUFROSINA FCA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7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1100068" calcext:value-type="float">
            <text:p>778991100068</text:p>
          </table:table-cell>
          <table:table-cell office:value-type="string" calcext:value-type="string">
            <text:p>JORGE ENRIQUE XOOL POOT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8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800187" calcext:value-type="float">
            <text:p>778950800187</text:p>
          </table:table-cell>
          <table:table-cell office:value-type="string" calcext:value-type="string">
            <text:p>PASTOR TUN CIM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89-2</text:p>
          </table:table-cell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71100121" calcext:value-type="float">
            <text:p>778071100121</text:p>
          </table:table-cell>
          <table:table-cell office:value-type="string" calcext:value-type="string">
            <text:p>TUN CHAN JESUS ISMA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0-2</text:p>
          </table:table-cell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30500209" calcext:value-type="float">
            <text:p>778930500209</text:p>
          </table:table-cell>
          <table:table-cell office:value-type="string" calcext:value-type="string">
            <text:p>SIMION XOOL XOO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1-2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700657" calcext:value-type="float">
            <text:p>778060700657</text:p>
          </table:table-cell>
          <table:table-cell office:value-type="string" calcext:value-type="string">
            <text:p>CAT PACHECO MARIA FLORENC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2-2</text:p>
          </table:table-cell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800040" calcext:value-type="float">
            <text:p>778060800040</text:p>
          </table:table-cell>
          <table:table-cell office:value-type="string" calcext:value-type="string">
            <text:p>CANUL TUN LUIS GREGO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3-1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70800178" calcext:value-type="float">
            <text:p>778870800178</text:p>
          </table:table-cell>
          <table:table-cell office:value-type="string" calcext:value-type="string">
            <text:p>ANDRES MUKUL CH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4-1</text:p>
          </table:table-cell>
          <table:table-cell office:value-type="date" office:date-value="2019-02-02" calcext:value-type="date">
            <text:p>2019-02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102897" calcext:value-type="float">
            <text:p>774941102897</text:p>
          </table:table-cell>
          <table:table-cell office:value-type="string" calcext:value-type="string">
            <text:p>ALEJANDRO BLANQUET LOP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6-3</text:p>
          </table:table-cell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1200318" calcext:value-type="float">
            <text:p>778121200318</text:p>
          </table:table-cell>
          <table:table-cell office:value-type="string" calcext:value-type="string">
            <text:p>SULUB CHI JUAN BAUTIST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98-1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100569" calcext:value-type="float">
            <text:p>777120100569</text:p>
          </table:table-cell>
          <table:table-cell office:value-type="string" calcext:value-type="string">
            <text:p>PACHECO FRANCO SUGEY YAZMI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1-1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770600189" calcext:value-type="float">
            <text:p>770770600189</text:p>
          </table:table-cell>
          <table:table-cell office:value-type="string" calcext:value-type="string">
            <text:p>SIERRA ROMERO FELIPE A.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2-1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31001377" calcext:value-type="float">
            <text:p>774131001377</text:p>
          </table:table-cell>
          <table:table-cell office:value-type="string" calcext:value-type="string">
            <text:p>COUOH MEX LIGIA ESTHER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3-1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200643" calcext:value-type="float">
            <text:p>772030200643</text:p>
          </table:table-cell>
          <table:table-cell office:value-type="string" calcext:value-type="string">
            <text:p>CLAUDIA TAMAYO AK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5-2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704306" calcext:value-type="float">
            <text:p>774980704306</text:p>
          </table:table-cell>
          <table:table-cell office:value-type="string" calcext:value-type="string">
            <text:p>IGNACIO P CEBALLOS 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6-1</text:p>
          </table:table-cell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900157" calcext:value-type="float">
            <text:p>778950900157</text:p>
          </table:table-cell>
          <table:table-cell office:value-type="string" calcext:value-type="string">
            <text:p>JOSE EULARIO MAY NAJ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7-2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21002674" calcext:value-type="float">
            <text:p>772121002674</text:p>
          </table:table-cell>
          <table:table-cell office:value-type="string" calcext:value-type="string">
            <text:p>VERA RAMIREZ LAUR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8-1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30201216" calcext:value-type="float">
            <text:p>774130201216</text:p>
          </table:table-cell>
          <table:table-cell office:value-type="string" calcext:value-type="string">
            <text:p>CANCHE MANUEL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09-2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103314" calcext:value-type="float">
            <text:p>772100103314</text:p>
          </table:table-cell>
          <table:table-cell office:value-type="string" calcext:value-type="string">
            <text:p>UC COB PAUL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0-1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30700731" calcext:value-type="float">
            <text:p>778130700731</text:p>
          </table:table-cell>
          <table:table-cell office:value-type="string" calcext:value-type="string">
            <text:p>MEDINA LOPEZ EJIRA DEYANI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1-1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60500160" calcext:value-type="float">
            <text:p>778060500160</text:p>
          </table:table-cell>
          <table:table-cell office:value-type="string" calcext:value-type="string">
            <text:p>MARIA ESTELA VAZQUEZ EK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2-4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861000096" calcext:value-type="float">
            <text:p>778861000096</text:p>
          </table:table-cell>
          <table:table-cell office:value-type="string" calcext:value-type="string">
            <text:p>TUN TZUC TERESIT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3-1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0600091" calcext:value-type="float">
            <text:p>778990600091</text:p>
          </table:table-cell>
          <table:table-cell office:value-type="string" calcext:value-type="string">
            <text:p>JUAN DE LA C. SEL PE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5-1</text:p>
          </table:table-cell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10200101" calcext:value-type="float">
            <text:p>778910200101</text:p>
          </table:table-cell>
          <table:table-cell office:value-type="string" calcext:value-type="string">
            <text:p>SANTIAGO CUYTUN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7-1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0156133" calcext:value-type="float">
            <text:p>778000156133</text:p>
          </table:table-cell>
          <table:table-cell office:value-type="string" calcext:value-type="string">
            <text:p>UICAB CANUL SHIRLEY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8-1</text:p>
          </table:table-cell>
          <table:table-cell office:value-type="date" office:date-value="2019-02-16" calcext:value-type="date">
            <text:p>2019-02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57171" calcext:value-type="float">
            <text:p>774000457171</text:p>
          </table:table-cell>
          <table:table-cell office:value-type="string" calcext:value-type="string">
            <text:p>MA MICAELA FRANCO DZU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19-1</text:p>
          </table:table-cell>
          <table:table-cell office:value-type="date" office:date-value="2019-02-16" calcext:value-type="date">
            <text:p>2019-02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200092" calcext:value-type="float">
            <text:p>778940200092</text:p>
          </table:table-cell>
          <table:table-cell office:value-type="string" calcext:value-type="string">
            <text:p>ZENON IX HOI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2-1</text:p>
          </table:table-cell>
          <table:table-cell office:value-type="date" office:date-value="2019-02-16" calcext:value-type="date">
            <text:p>2019-02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20600127" calcext:value-type="float">
            <text:p>778820600127</text:p>
          </table:table-cell>
          <table:table-cell office:value-type="string" calcext:value-type="string">
            <text:p>JOSE LUIS LOP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3-4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840700063" calcext:value-type="float">
            <text:p>778840700063</text:p>
          </table:table-cell>
          <table:table-cell office:value-type="string" calcext:value-type="string">
            <text:p>CHAN SANTOS TERESIT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24-1</text:p>
          </table:table-cell>
          <table:table-cell office:value-type="date" office:date-value="2019-02-17" calcext:value-type="date">
            <text:p>2019-02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1201141" calcext:value-type="float">
            <text:p>776091201141</text:p>
          </table:table-cell>
          <table:table-cell office:value-type="string" calcext:value-type="string">
            <text:p>DZIB POOT LETICIA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5-1</text:p>
          </table:table-cell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20604502" calcext:value-type="float">
            <text:p>773120604502</text:p>
          </table:table-cell>
          <table:table-cell office:value-type="string" calcext:value-type="string">
            <text:p>MONTERO SANCHEZ ROSARIO DEL P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7-1</text:p>
          </table:table-cell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257252" calcext:value-type="float">
            <text:p>774000257252</text:p>
          </table:table-cell>
          <table:table-cell office:value-type="string" calcext:value-type="string">
            <text:p>VILLANUEVA CHAN CARLOS 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28-1</text:p>
          </table:table-cell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770900114" calcext:value-type="float">
            <text:p>773770900114</text:p>
          </table:table-cell>
          <table:table-cell office:value-type="string" calcext:value-type="string">
            <text:p>RAUL MARTIN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0-1</text:p>
          </table:table-cell>
          <table:table-cell office:value-type="date" office:date-value="2019-02-20" calcext:value-type="date">
            <text:p>2019-02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600136" calcext:value-type="float">
            <text:p>778080600136</text:p>
          </table:table-cell>
          <table:table-cell office:value-type="string" calcext:value-type="string">
            <text:p>ADRIAN SABIDO MARCO ANTON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1-2</text:p>
          </table:table-cell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91207552" calcext:value-type="float">
            <text:p>772791207552</text:p>
          </table:table-cell>
          <table:table-cell office:value-type="string" calcext:value-type="string">
            <text:p>VALENTIN VILLAVERDE LUZ DEL C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32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601180" calcext:value-type="float">
            <text:p>773910601180</text:p>
          </table:table-cell>
          <table:table-cell office:value-type="string" calcext:value-type="string">
            <text:p>FERNANDO JIMENEZ SO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7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300131" calcext:value-type="float">
            <text:p>778120300131</text:p>
          </table:table-cell>
          <table:table-cell office:value-type="string" calcext:value-type="string">
            <text:p>AKE ANCONA RITA DEL SOCORR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8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10701826" calcext:value-type="float">
            <text:p>773910701826</text:p>
          </table:table-cell>
          <table:table-cell office:value-type="string" calcext:value-type="string">
            <text:p>PATRICIA TELLO HERR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39-2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31100115" calcext:value-type="float">
            <text:p>778931100115</text:p>
          </table:table-cell>
          <table:table-cell office:value-type="string" calcext:value-type="string">
            <text:p>CARMEN POOL CHALE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3-2</text:p>
          </table:table-cell>
          <table:table-cell office:value-type="date" office:date-value="2019-04-15" calcext:value-type="date">
            <text:p>2019-04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10600888" calcext:value-type="float">
            <text:p>778110600888</text:p>
          </table:table-cell>
          <table:table-cell office:value-type="string" calcext:value-type="string">
            <text:p>CHAN YAH DEMETRI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5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780400390" calcext:value-type="float">
            <text:p>773780400390</text:p>
          </table:table-cell>
          <table:table-cell office:value-type="string" calcext:value-type="string">
            <text:p>NORMA CABRERA CABRER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6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200403" calcext:value-type="float">
            <text:p>778120200403</text:p>
          </table:table-cell>
          <table:table-cell office:value-type="string" calcext:value-type="string">
            <text:p>MAAS UC JOSE DIEGO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47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70900374" calcext:value-type="float">
            <text:p>778970900374</text:p>
          </table:table-cell>
          <table:table-cell office:value-type="string" calcext:value-type="string">
            <text:p>JUAN BAUTISTA PECH POO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1-2</text:p>
          </table:table-cell>
          <table:table-cell office:value-type="date" office:date-value="2019-04-13" calcext:value-type="date">
            <text:p>2019-04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10402481" calcext:value-type="float">
            <text:p>770110402481</text:p>
          </table:table-cell>
          <table:table-cell office:value-type="string" calcext:value-type="string">
            <text:p>SANCHEZ ITZA DALIA MAR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2-2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201565" calcext:value-type="float">
            <text:p>776080201565</text:p>
          </table:table-cell>
          <table:table-cell office:value-type="string" calcext:value-type="string">
            <text:p>PINELO CANUL TERESA DE JESUS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3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60300451" calcext:value-type="float">
            <text:p>775960300451</text:p>
          </table:table-cell>
          <table:table-cell office:value-type="string" calcext:value-type="string">
            <text:p>MIRANDA ROSAS TERE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4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840700196" calcext:value-type="float">
            <text:p>775840700196</text:p>
          </table:table-cell>
          <table:table-cell office:value-type="string" calcext:value-type="string">
            <text:p>JOSE LUIS COLLI TEC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58-2</text:p>
          </table:table-cell>
          <table:table-cell office:value-type="date" office:date-value="2019-03-02" calcext:value-type="date">
            <text:p>2019-03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50500858" calcext:value-type="float">
            <text:p>771850500858</text:p>
          </table:table-cell>
          <table:table-cell office:value-type="string" calcext:value-type="string">
            <text:p>ROSA MA SOBERANIS DE CAN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1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60900517" calcext:value-type="float">
            <text:p>771960900517</text:p>
          </table:table-cell>
          <table:table-cell office:value-type="string" calcext:value-type="string">
            <text:p>ZUREMA BURGOS DE GALICI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3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70801455" calcext:value-type="float">
            <text:p>771870801455</text:p>
          </table:table-cell>
          <table:table-cell office:value-type="string" calcext:value-type="string">
            <text:p>FREDY GABRIEL CELIS M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5-2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1001800" calcext:value-type="float">
            <text:p>774111001800</text:p>
          </table:table-cell>
          <table:table-cell office:value-type="string" calcext:value-type="string">
            <text:p>FUENTES HERNANDEZ ALMA ROS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6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50404441" calcext:value-type="float">
            <text:p>772750404441</text:p>
          </table:table-cell>
          <table:table-cell office:value-type="string" calcext:value-type="string">
            <text:p>VAZQUEZ REQUENA ESMIR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7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504741" calcext:value-type="float">
            <text:p>773140504741</text:p>
          </table:table-cell>
          <table:table-cell office:value-type="string" calcext:value-type="string">
            <text:p>VALENCIA BASTO SILVIA DEL ROCI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78-2</text:p>
          </table:table-cell>
          <table:table-cell office:value-type="date" office:date-value="2019-04-13" calcext:value-type="date">
            <text:p>2019-04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0401306" calcext:value-type="float">
            <text:p>773930401306</text:p>
          </table:table-cell>
          <table:table-cell office:value-type="string" calcext:value-type="string">
            <text:p>MORENO PINZON FRANCISCO MIGU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81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80203928" calcext:value-type="float">
            <text:p>771980203928</text:p>
          </table:table-cell>
          <table:table-cell office:value-type="string" calcext:value-type="string">
            <text:p>PERERA NOH MARIA JUANA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87-1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902722" calcext:value-type="float">
            <text:p>774110902722</text:p>
          </table:table-cell>
          <table:table-cell office:value-type="string" calcext:value-type="string">
            <text:p>CHACON GARCIA RUBI MARIBEL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88-1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00401057" calcext:value-type="float">
            <text:p>772800401057</text:p>
          </table:table-cell>
          <table:table-cell office:value-type="string" calcext:value-type="string">
            <text:p>CARLOS P CHACON PECH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399-2</text:p>
          </table:table-cell>
          <table:table-cell office:value-type="date" office:date-value="2019-04-13" calcext:value-type="date">
            <text:p>2019-04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90800317" calcext:value-type="float">
            <text:p>778990800317</text:p>
          </table:table-cell>
          <table:table-cell office:value-type="string" calcext:value-type="string">
            <text:p>MOISES CHALE TU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0-1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20400618" calcext:value-type="float">
            <text:p>778020400618</text:p>
          </table:table-cell>
          <table:table-cell office:value-type="string" calcext:value-type="string">
            <text:p>TUN CUICAB MARIA ESTE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2-1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81000826" calcext:value-type="float">
            <text:p>775081000826</text:p>
          </table:table-cell>
          <table:table-cell office:value-type="string" calcext:value-type="string">
            <text:p>MAGANA MENDEZ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5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80900194" calcext:value-type="float">
            <text:p>778980900194</text:p>
          </table:table-cell>
          <table:table-cell office:value-type="string" calcext:value-type="string">
            <text:p>MARTHA I CANCHE VARGU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6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0100049" calcext:value-type="float">
            <text:p>778140100049</text:p>
          </table:table-cell>
          <table:table-cell office:value-type="string" calcext:value-type="string">
            <text:p>CHUC UC JORGE DAMI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07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300329" calcext:value-type="float">
            <text:p>778080300329</text:p>
          </table:table-cell>
          <table:table-cell office:value-type="string" calcext:value-type="string">
            <text:p>BRITO TUN MINERVA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0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40100314" calcext:value-type="float">
            <text:p>778940100314</text:p>
          </table:table-cell>
          <table:table-cell office:value-type="string" calcext:value-type="string">
            <text:p>ORLANDO CONCH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2-2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702463" calcext:value-type="float">
            <text:p>776130702463</text:p>
          </table:table-cell>
          <table:table-cell office:value-type="string" calcext:value-type="string">
            <text:p>GALLARDO MENDOZA MARIB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3-1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103051" calcext:value-type="float">
            <text:p>773100103051</text:p>
          </table:table-cell>
          <table:table-cell office:value-type="string" calcext:value-type="string">
            <text:p>OCANA MAY GI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5-1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1101171" calcext:value-type="float">
            <text:p>772151101171</text:p>
          </table:table-cell>
          <table:table-cell office:value-type="string" calcext:value-type="string">
            <text:p>MORENO CORAL ANA LAU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6-1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0243" calcext:value-type="float">
            <text:p>777140900243</text:p>
          </table:table-cell>
          <table:table-cell office:value-type="string" calcext:value-type="string">
            <text:p>GARCIA FRANCISCA DEL ROSAR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8-1</text:p>
          </table:table-cell>
          <table:table-cell office:value-type="date" office:date-value="2019-03-02" calcext:value-type="date">
            <text:p>2019-03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60402171" calcext:value-type="float">
            <text:p>774060402171</text:p>
          </table:table-cell>
          <table:table-cell office:value-type="string" calcext:value-type="string">
            <text:p>SOSA RICALDE GENNY NOEM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9-1</text:p>
          </table:table-cell>
          <table:table-cell office:value-type="date" office:date-value="2019-03-02" calcext:value-type="date">
            <text:p>2019-03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302585" calcext:value-type="float">
            <text:p>773100302585</text:p>
          </table:table-cell>
          <table:table-cell office:value-type="string" calcext:value-type="string">
            <text:p>CANTARELL ARGAEZ LUC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0-2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801000068" calcext:value-type="float">
            <text:p>771801000068</text:p>
          </table:table-cell>
          <table:table-cell office:value-type="string" calcext:value-type="string">
            <text:p>MIGUEL F CARRILLO 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4-1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40100515" calcext:value-type="float">
            <text:p>772040100515</text:p>
          </table:table-cell>
          <table:table-cell office:value-type="string" calcext:value-type="string">
            <text:p>PECH UC MIGUEL GASPA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5-1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0503438" calcext:value-type="float">
            <text:p>773040503438</text:p>
          </table:table-cell>
          <table:table-cell office:value-type="string" calcext:value-type="string">
            <text:p>SULUB PINZON ANGE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8-1</text:p>
          </table:table-cell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40402144" calcext:value-type="float">
            <text:p>772140402144</text:p>
          </table:table-cell>
          <table:table-cell office:value-type="string" calcext:value-type="string">
            <text:p>GARCIA CAMPOS PASTO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0-1</text:p>
          </table:table-cell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90100482" calcext:value-type="float">
            <text:p>773090100482</text:p>
          </table:table-cell>
          <table:table-cell office:value-type="string" calcext:value-type="string">
            <text:p>LOPEZ ZOZAYA JORGE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2-2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6070702809" calcext:value-type="float">
            <text:p>776070702809</text:p>
          </table:table-cell>
          <table:table-cell office:value-type="string" calcext:value-type="string">
            <text:p>MAY HAU JULIA MARIA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434-1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10100586" calcext:value-type="float">
            <text:p>778010100586</text:p>
          </table:table-cell>
          <table:table-cell office:value-type="string" calcext:value-type="string">
            <text:p>FERNANDO CARRILLO NAVARR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5-2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71200309" calcext:value-type="float">
            <text:p>778971200309</text:p>
          </table:table-cell>
          <table:table-cell office:value-type="string" calcext:value-type="string">
            <text:p>SILVERIO MAAS MUK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6-3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71100231" calcext:value-type="float">
            <text:p>778971100231</text:p>
          </table:table-cell>
          <table:table-cell office:value-type="string" calcext:value-type="string">
            <text:p>HUMBERTA CHALE CH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8-1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1000117" calcext:value-type="float">
            <text:p>778951000117</text:p>
          </table:table-cell>
          <table:table-cell office:value-type="string" calcext:value-type="string">
            <text:p>PABLO MUKUL TUYI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1-1</text:p>
          </table:table-cell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3980602388" calcext:value-type="float">
            <text:p>773980602388</text:p>
          </table:table-cell>
          <table:table-cell office:value-type="string" calcext:value-type="string">
            <text:p>MARTHA L. VAZQUEZ SALAZAR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050" calcext:value-type="currency">
            <text:p>$11,050.00</text:p>
          </table:table-cell>
        </table:table-row>
        <table:table-row table:style-name="ro1">
          <table:table-cell office:value-type="string" calcext:value-type="string">
            <text:p>YU000443-1</text:p>
          </table:table-cell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50500094" calcext:value-type="float">
            <text:p>778950500094</text:p>
          </table:table-cell>
          <table:table-cell office:value-type="string" calcext:value-type="string">
            <text:p>OCTAVIANO AKE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5-1</text:p>
          </table:table-cell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50401181" calcext:value-type="float">
            <text:p>771950401181</text:p>
          </table:table-cell>
          <table:table-cell office:value-type="string" calcext:value-type="string">
            <text:p>LETICIA HERNANDEZ ESTRA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6-2</text:p>
          </table:table-cell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2419" calcext:value-type="float">
            <text:p>773070702419</text:p>
          </table:table-cell>
          <table:table-cell office:value-type="string" calcext:value-type="string">
            <text:p>VAZQUEZ LOPEZ VANESS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7-1</text:p>
          </table:table-cell>
          <table:table-cell office:value-type="date" office:date-value="2019-03-09" calcext:value-type="date">
            <text:p>2019-03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20100092" calcext:value-type="float">
            <text:p>775920100092</text:p>
          </table:table-cell>
          <table:table-cell office:value-type="string" calcext:value-type="string">
            <text:p>WILMA A MEDINA GUTIERREZ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448-2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20705112" calcext:value-type="float">
            <text:p>773120705112</text:p>
          </table:table-cell>
          <table:table-cell office:value-type="string" calcext:value-type="string">
            <text:p>PUERTO BALAN TERES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0-3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40100752" calcext:value-type="float">
            <text:p>772040100752</text:p>
          </table:table-cell>
          <table:table-cell office:value-type="string" calcext:value-type="string">
            <text:p>NIETO CRUZ ALEXANDE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3-1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805046" calcext:value-type="float">
            <text:p>773080805046</text:p>
          </table:table-cell>
          <table:table-cell office:value-type="string" calcext:value-type="string">
            <text:p>UICAB QUIJANO JUAN CARLO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4-1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502131" calcext:value-type="float">
            <text:p>777150502131</text:p>
          </table:table-cell>
          <table:table-cell office:value-type="string" calcext:value-type="string">
            <text:p>HUCHIM UICAB LIGIA GRICEL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5-1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20601206" calcext:value-type="float">
            <text:p>774920601206</text:p>
          </table:table-cell>
          <table:table-cell office:value-type="string" calcext:value-type="string">
            <text:p>MANUEL A UC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6-2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509196" calcext:value-type="float">
            <text:p>773080509196</text:p>
          </table:table-cell>
          <table:table-cell office:value-type="string" calcext:value-type="string">
            <text:p>XICUN DZUL GABRIELA YAZMI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57-1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01255703" calcext:value-type="float">
            <text:p>770001255703</text:p>
          </table:table-cell>
          <table:table-cell office:value-type="string" calcext:value-type="string">
            <text:p>DAVID UICAB CAN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4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20600622" calcext:value-type="float">
            <text:p>778120600622</text:p>
          </table:table-cell>
          <table:table-cell office:value-type="string" calcext:value-type="string">
            <text:p>CAUICH CIME ABRA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5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10600446" calcext:value-type="float">
            <text:p>778110600446</text:p>
          </table:table-cell>
          <table:table-cell office:value-type="string" calcext:value-type="string">
            <text:p>NAH MONFORTE WILIAN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6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991100165" calcext:value-type="float">
            <text:p>778991100165</text:p>
          </table:table-cell>
          <table:table-cell office:value-type="string" calcext:value-type="string">
            <text:p>JUAN CAUICH CIM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7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101192" calcext:value-type="float">
            <text:p>774960101192</text:p>
          </table:table-cell>
          <table:table-cell office:value-type="string" calcext:value-type="string">
            <text:p>ROBERT KU UC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68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0300174" calcext:value-type="float">
            <text:p>778030300174</text:p>
          </table:table-cell>
          <table:table-cell office:value-type="string" calcext:value-type="string">
            <text:p>PEREZ CUITUN FELIPE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9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1100233" calcext:value-type="float">
            <text:p>778031100233</text:p>
          </table:table-cell>
          <table:table-cell office:value-type="string" calcext:value-type="string">
            <text:p>JUAN DE LA CRUZ HOIL MUKU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72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51100091" calcext:value-type="float">
            <text:p>778151100091</text:p>
          </table:table-cell>
          <table:table-cell office:value-type="string" calcext:value-type="string">
            <text:p>MUKUL CHAN PAUL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78-2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51000671" calcext:value-type="float">
            <text:p>777051000671</text:p>
          </table:table-cell>
          <table:table-cell office:value-type="string" calcext:value-type="string">
            <text:p>SANTIAGO COUOH VICTOR MANUEL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80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1200591" calcext:value-type="float">
            <text:p>772031200591</text:p>
          </table:table-cell>
          <table:table-cell office:value-type="string" calcext:value-type="string">
            <text:p>CHALE ROSADO FELIPE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1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70301482" calcext:value-type="float">
            <text:p>770070301482</text:p>
          </table:table-cell>
          <table:table-cell office:value-type="string" calcext:value-type="string">
            <text:p>ARGUELLEZ GOMEZ OSCAR JAVIER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82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91103863" calcext:value-type="float">
            <text:p>773991103863</text:p>
          </table:table-cell>
          <table:table-cell office:value-type="string" calcext:value-type="string">
            <text:p>PAT EUAN CARLOS JAVIE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4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601383" calcext:value-type="float">
            <text:p>773970601383</text:p>
          </table:table-cell>
          <table:table-cell office:value-type="string" calcext:value-type="string">
            <text:p>ERNESTO PEREZ CABRER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8-1</text:p>
          </table:table-cell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41202075" calcext:value-type="float">
            <text:p>773041202075</text:p>
          </table:table-cell>
          <table:table-cell office:value-type="string" calcext:value-type="string">
            <text:p>ALVARADO TEH SANTOS MELESI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493-2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40100254" calcext:value-type="float">
            <text:p>778040100254</text:p>
          </table:table-cell>
          <table:table-cell office:value-type="string" calcext:value-type="string">
            <text:p>CARLOS MANUEL CANUL MAY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5-1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400192" calcext:value-type="float">
            <text:p>777150400192</text:p>
          </table:table-cell>
          <table:table-cell office:value-type="string" calcext:value-type="string">
            <text:p>CANUL SALAZAR MARIA MANUELA D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7-1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50400157" calcext:value-type="float">
            <text:p>778850400157</text:p>
          </table:table-cell>
          <table:table-cell office:value-type="string" calcext:value-type="string">
            <text:p>CHAN FLORES LEONAR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8-2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80100708" calcext:value-type="float">
            <text:p>778980100708</text:p>
          </table:table-cell>
          <table:table-cell office:value-type="string" calcext:value-type="string">
            <text:p>MIGUEL ANGEL CAAMAL LOEZ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9-1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155925" calcext:value-type="float">
            <text:p>773000155925</text:p>
          </table:table-cell>
          <table:table-cell office:value-type="string" calcext:value-type="string">
            <text:p>CARMELO CANUL CAUICH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0-1</text:p>
          </table:table-cell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00956334" calcext:value-type="float">
            <text:p>778000956334</text:p>
          </table:table-cell>
          <table:table-cell office:value-type="string" calcext:value-type="string">
            <text:p>EDILBERTO CHI GONZAL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1-2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202808" calcext:value-type="float">
            <text:p>774941202808</text:p>
          </table:table-cell>
          <table:table-cell office:value-type="string" calcext:value-type="string">
            <text:p>FRANCISCA SONDA MAY</text:p>
          </table:table-cell>
          <table:table-cell office:value-type="string" calcext:value-type="string">
            <text:p>CREDIPLUS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502-1</text:p>
          </table:table-cell>
          <table:table-cell office:value-type="date" office:date-value="2019-03-23" calcext:value-type="date">
            <text:p>2019-03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1200763" calcext:value-type="float">
            <text:p>777081200763</text:p>
          </table:table-cell>
          <table:table-cell office:value-type="string" calcext:value-type="string">
            <text:p>MEDINA SANTILLANES RIT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3-1</text:p>
          </table:table-cell>
          <table:table-cell office:value-type="date" office:date-value="2019-03-23" calcext:value-type="date">
            <text:p>2019-03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900527" calcext:value-type="float">
            <text:p>777150900527</text:p>
          </table:table-cell>
          <table:table-cell office:value-type="string" calcext:value-type="string">
            <text:p>CELIS NARVAEZ JOSE ABELAR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4-1</text:p>
          </table:table-cell>
          <table:table-cell office:value-type="date" office:date-value="2019-03-23" calcext:value-type="date">
            <text:p>2019-03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902391" calcext:value-type="float">
            <text:p>777100902391</text:p>
          </table:table-cell>
          <table:table-cell office:value-type="string" calcext:value-type="string">
            <text:p>KU MAY MARIA SUCI ELE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5-1</text:p>
          </table:table-cell>
          <table:table-cell office:value-type="date" office:date-value="2019-03-23" calcext:value-type="date">
            <text:p>2019-03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801313" calcext:value-type="float">
            <text:p>777080801313</text:p>
          </table:table-cell>
          <table:table-cell office:value-type="string" calcext:value-type="string">
            <text:p>AKE PECH FERMI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6-1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50100162" calcext:value-type="float">
            <text:p>777950100162</text:p>
          </table:table-cell>
          <table:table-cell office:value-type="string" calcext:value-type="string">
            <text:p>ERIC CHI C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7-1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770400028" calcext:value-type="float">
            <text:p>777770400028</text:p>
          </table:table-cell>
          <table:table-cell office:value-type="string" calcext:value-type="string">
            <text:p>MARIA PETRONA NARVAEZ CEL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08-2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760900049" calcext:value-type="float">
            <text:p>777760900049</text:p>
          </table:table-cell>
          <table:table-cell office:value-type="string" calcext:value-type="string">
            <text:p>PEDRO RAMOS BACA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1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1104292" calcext:value-type="float">
            <text:p>773051104292</text:p>
          </table:table-cell>
          <table:table-cell office:value-type="string" calcext:value-type="string">
            <text:p>SARRACINO HERNANDEZ MARIA DELC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12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90206388" calcext:value-type="float">
            <text:p>773090206388</text:p>
          </table:table-cell>
          <table:table-cell office:value-type="string" calcext:value-type="string">
            <text:p>POOL KU MARIA EULOG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3-2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880701199" calcext:value-type="float">
            <text:p>774880701199</text:p>
          </table:table-cell>
          <table:table-cell office:value-type="string" calcext:value-type="string">
            <text:p>NAJERA TZEK LUIS A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18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1201041" calcext:value-type="float">
            <text:p>777091201041</text:p>
          </table:table-cell>
          <table:table-cell office:value-type="string" calcext:value-type="string">
            <text:p>NARVAEZ OROZCO MARCOS IRINE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7-2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602161" calcext:value-type="float">
            <text:p>773080602161</text:p>
          </table:table-cell>
          <table:table-cell office:value-type="string" calcext:value-type="string">
            <text:p>KIM GONZALEZ EYRA NOEMI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28-1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700534" calcext:value-type="float">
            <text:p>774110700534</text:p>
          </table:table-cell>
          <table:table-cell office:value-type="string" calcext:value-type="string">
            <text:p>HERNANDEZ CORTES ELVIRA RICARD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9-1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702369" calcext:value-type="float">
            <text:p>777150702369</text:p>
          </table:table-cell>
          <table:table-cell office:value-type="string" calcext:value-type="string">
            <text:p>CHAN CHAN JOSE ALFRE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2-2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501078" calcext:value-type="float">
            <text:p>774110501078</text:p>
          </table:table-cell>
          <table:table-cell office:value-type="string" calcext:value-type="string">
            <text:p>MENA VARGUEZ MARIA DEL C.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4-1</text:p>
          </table:table-cell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10900745" calcext:value-type="float">
            <text:p>771910900745</text:p>
          </table:table-cell>
          <table:table-cell office:value-type="string" calcext:value-type="string">
            <text:p>WILBERTH ROMERO 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45-3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80805726" calcext:value-type="float">
            <text:p>773980805726</text:p>
          </table:table-cell>
          <table:table-cell office:value-type="string" calcext:value-type="string">
            <text:p>GERMAN DZUL CARDENA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46-2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0101367" calcext:value-type="float">
            <text:p>774990101367</text:p>
          </table:table-cell>
          <table:table-cell office:value-type="string" calcext:value-type="string">
            <text:p>ANDRES NOTARIO GUZM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1-2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0102449" calcext:value-type="float">
            <text:p>773930102449</text:p>
          </table:table-cell>
          <table:table-cell office:value-type="string" calcext:value-type="string">
            <text:p>GONALEZ NARVAEZ HECTOR ANTONI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52-1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900677" calcext:value-type="float">
            <text:p>778090900677</text:p>
          </table:table-cell>
          <table:table-cell office:value-type="string" calcext:value-type="string">
            <text:p>POOL UICAB JU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4-1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20201350" calcext:value-type="float">
            <text:p>777020201350</text:p>
          </table:table-cell>
          <table:table-cell office:value-type="string" calcext:value-type="string">
            <text:p>DZUL QUINTAL JOSE LU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55-3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SU</text:p>
          </table:table-cell>
          <table:table-cell office:value-type="float" office:value="773890800652" calcext:value-type="float">
            <text:p>773890800652</text:p>
          </table:table-cell>
          <table:table-cell office:value-type="string" calcext:value-type="string">
            <text:p>DE LA ROSA CARRILLO ALEJANDR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559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4214" calcext:value-type="float">
            <text:p>776090304214</text:p>
          </table:table-cell>
          <table:table-cell office:value-type="string" calcext:value-type="string">
            <text:p>DAMIAN LANDERO LUIS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1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500920" calcext:value-type="float">
            <text:p>777140500920</text:p>
          </table:table-cell>
          <table:table-cell office:value-type="string" calcext:value-type="string">
            <text:p>CHAN CHAN MARIA DEL SOCOR DE J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62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40700561" calcext:value-type="float">
            <text:p>778040700561</text:p>
          </table:table-cell>
          <table:table-cell office:value-type="string" calcext:value-type="string">
            <text:p>PAULA DEL R MOLINA MEDI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3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159874" calcext:value-type="float">
            <text:p>774001159874</text:p>
          </table:table-cell>
          <table:table-cell office:value-type="string" calcext:value-type="string">
            <text:p>ACOSTA REYES MARIA LUIS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64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01200974" calcext:value-type="float">
            <text:p>778101200974</text:p>
          </table:table-cell>
          <table:table-cell office:value-type="string" calcext:value-type="string">
            <text:p>CAL VAZQUEZ JAVIER ROL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5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1200869" calcext:value-type="float">
            <text:p>777091200869</text:p>
          </table:table-cell>
          <table:table-cell office:value-type="string" calcext:value-type="string">
            <text:p>MARTIN TUKUCH GENRY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8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60400209" calcext:value-type="float">
            <text:p>778960400209</text:p>
          </table:table-cell>
          <table:table-cell office:value-type="string" calcext:value-type="string">
            <text:p>CESAR PRIMITIVO CAAMAL T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9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90802063" calcext:value-type="float">
            <text:p>778090802063</text:p>
          </table:table-cell>
          <table:table-cell office:value-type="string" calcext:value-type="string">
            <text:p>HOIL MATUS JOSE MERCED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0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301741" calcext:value-type="float">
            <text:p>777040301741</text:p>
          </table:table-cell>
          <table:table-cell office:value-type="string" calcext:value-type="string">
            <text:p>LOPEZ MARTIN JORGE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73-1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1155762" calcext:value-type="float">
            <text:p>777001155762</text:p>
          </table:table-cell>
          <table:table-cell office:value-type="string" calcext:value-type="string">
            <text:p>DIAZ SONDA LEYDI LETIC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4-1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90600499" calcext:value-type="float">
            <text:p>777090600499</text:p>
          </table:table-cell>
          <table:table-cell office:value-type="string" calcext:value-type="string">
            <text:p>CRUZ CARRILLO GONZAL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5-1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1201668" calcext:value-type="float">
            <text:p>776101201668</text:p>
          </table:table-cell>
          <table:table-cell office:value-type="string" calcext:value-type="string">
            <text:p>ZOZAYA CANTO LUZ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78-1</text:p>
          </table:table-cell>
          <table:table-cell office:value-type="date" office:date-value="2019-04-04" calcext:value-type="date">
            <text:p>2019-04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801640" calcext:value-type="float">
            <text:p>772100801640</text:p>
          </table:table-cell>
          <table:table-cell office:value-type="string" calcext:value-type="string">
            <text:p>AVALOS KU VALENTIN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85-1</text:p>
          </table:table-cell>
          <table:table-cell office:value-type="date" office:date-value="2019-04-04" calcext:value-type="date">
            <text:p>2019-04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01000219" calcext:value-type="float">
            <text:p>771901000219</text:p>
          </table:table-cell>
          <table:table-cell office:value-type="string" calcext:value-type="string">
            <text:p>ACOSTA GAMBOA JORGE ALBERT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91-2</text:p>
          </table:table-cell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0308" calcext:value-type="float">
            <text:p>776090300308</text:p>
          </table:table-cell>
          <table:table-cell office:value-type="string" calcext:value-type="string">
            <text:p>BATES CASTILLO JULIO HUM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2-1</text:p>
          </table:table-cell>
          <table:table-cell office:value-type="date" office:date-value="2019-04-05" calcext:value-type="date">
            <text:p>2019-04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600547" calcext:value-type="float">
            <text:p>773050600547</text:p>
          </table:table-cell>
          <table:table-cell office:value-type="string" calcext:value-type="string">
            <text:p>ESCAMILLA CAAMAL PEDRO ADRIA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593-1</text:p>
          </table:table-cell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604081" calcext:value-type="float">
            <text:p>776090604081</text:p>
          </table:table-cell>
          <table:table-cell office:value-type="string" calcext:value-type="string">
            <text:p>PACHECO AZARCOYA SERGIO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4-1</text:p>
          </table:table-cell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750701022" calcext:value-type="float">
            <text:p>774750701022</text:p>
          </table:table-cell>
          <table:table-cell office:value-type="string" calcext:value-type="string">
            <text:p>KU CANCAB MARIA TAMA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95-3</text:p>
          </table:table-cell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30600152" calcext:value-type="float">
            <text:p>777130600152</text:p>
          </table:table-cell>
          <table:table-cell office:value-type="string" calcext:value-type="string">
            <text:p>EROSA HERRERA CRISTINA ARGELIA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596-2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1103576" calcext:value-type="float">
            <text:p>773111103576</text:p>
          </table:table-cell>
          <table:table-cell office:value-type="string" calcext:value-type="string">
            <text:p>JIMENEZ ROSADO LAZAR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598-1</text:p>
          </table:table-cell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01200621" calcext:value-type="float">
            <text:p>778101200621</text:p>
          </table:table-cell>
          <table:table-cell office:value-type="string" calcext:value-type="string">
            <text:p>LOEZA GAMBOA WILBERTH ROLAND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02-1</text:p>
          </table:table-cell>
          <table:table-cell office:value-type="date" office:date-value="2019-04-08" calcext:value-type="date">
            <text:p>2019-04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202061" calcext:value-type="float">
            <text:p>777110202061</text:p>
          </table:table-cell>
          <table:table-cell office:value-type="string" calcext:value-type="string">
            <text:p>SANTIAGO CARDENAS DIANA MA DE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03-1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30600313" calcext:value-type="float">
            <text:p>778030600313</text:p>
          </table:table-cell>
          <table:table-cell office:value-type="string" calcext:value-type="string">
            <text:p>ALBERTO AKE MAY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04-2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920700641" calcext:value-type="float">
            <text:p>778920700641</text:p>
          </table:table-cell>
          <table:table-cell office:value-type="string" calcext:value-type="string">
            <text:p>REMIGIO COCOM PACHEC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05-1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41201167" calcext:value-type="float">
            <text:p>778141201167</text:p>
          </table:table-cell>
          <table:table-cell office:value-type="string" calcext:value-type="string">
            <text:p>PACHECO KOH NORMA PATRICIA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07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40801574" calcext:value-type="float">
            <text:p>773940801574</text:p>
          </table:table-cell>
          <table:table-cell office:value-type="string" calcext:value-type="string">
            <text:p>POOL TEC JOSE ALFRED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0400" calcext:value-type="currency">
            <text:p>$10,400.00</text:p>
          </table:table-cell>
        </table:table-row>
        <table:table-row table:style-name="ro1">
          <table:table-cell office:value-type="string" calcext:value-type="string">
            <text:p>YU000608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60200920" calcext:value-type="float">
            <text:p>773060200920</text:p>
          </table:table-cell>
          <table:table-cell office:value-type="string" calcext:value-type="string">
            <text:p>SIERRA BRITO MARIA CONCEPCION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11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1202375" calcext:value-type="float">
            <text:p>774031202375</text:p>
          </table:table-cell>
          <table:table-cell office:value-type="string" calcext:value-type="string">
            <text:p>CHIN MORALES CARLOS 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2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080900407" calcext:value-type="float">
            <text:p>778080900407</text:p>
          </table:table-cell>
          <table:table-cell office:value-type="string" calcext:value-type="string">
            <text:p>MAY SULU ESTEB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3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130400087" calcext:value-type="float">
            <text:p>778130400087</text:p>
          </table:table-cell>
          <table:table-cell office:value-type="string" calcext:value-type="string">
            <text:p>CHUC RUIZ FELIPA AMA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5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750603557" calcext:value-type="float">
            <text:p>778750603557</text:p>
          </table:table-cell>
          <table:table-cell office:value-type="string" calcext:value-type="string">
            <text:p>CELIANO SULU MA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19-1</text:p>
          </table:table-cell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1101081" calcext:value-type="float">
            <text:p>774111101081</text:p>
          </table:table-cell>
          <table:table-cell office:value-type="string" calcext:value-type="string">
            <text:p>RUBIO GOMEZ CELS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3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20303722" calcext:value-type="float">
            <text:p>776120303722</text:p>
          </table:table-cell>
          <table:table-cell office:value-type="string" calcext:value-type="string">
            <text:p>DOMINGUEZ ESTRADA ARM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4-1</text:p>
          </table:table-cell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501062" calcext:value-type="float">
            <text:p>772050501062</text:p>
          </table:table-cell>
          <table:table-cell office:value-type="string" calcext:value-type="string">
            <text:p>NAVARRETE MENA AUGUS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7-3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970302475" calcext:value-type="float">
            <text:p>773970302475</text:p>
          </table:table-cell>
          <table:table-cell office:value-type="string" calcext:value-type="string">
            <text:p>ESCAMILLA BACAB LOURDES GUADA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4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5091200653" calcext:value-type="float">
            <text:p>775091200653</text:p>
          </table:table-cell>
          <table:table-cell office:value-type="string" calcext:value-type="string">
            <text:p>KU MORENO JOSE LUI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8-2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00300163" calcext:value-type="float">
            <text:p>777800300163</text:p>
          </table:table-cell>
          <table:table-cell office:value-type="string" calcext:value-type="string">
            <text:p>JUAN VENTURA KOYOC 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42-3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501206" calcext:value-type="float">
            <text:p>777100501206</text:p>
          </table:table-cell>
          <table:table-cell office:value-type="string" calcext:value-type="string">
            <text:p>CHUIL MAY JOSE MATI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43-2</text:p>
          </table:table-cell>
          <table:table-cell office:value-type="date" office:date-value="2019-04-17" calcext:value-type="date">
            <text:p>2019-04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70800520" calcext:value-type="float">
            <text:p>777870800520</text:p>
          </table:table-cell>
          <table:table-cell office:value-type="string" calcext:value-type="string">
            <text:p>FLOTA MARTIN MARCOS ALFREDO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8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500725" calcext:value-type="float">
            <text:p>773110500725</text:p>
          </table:table-cell>
          <table:table-cell office:value-type="string" calcext:value-type="string">
            <text:p>SALAZAR SANSORES JOEL AARO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9-2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081002508" calcext:value-type="float">
            <text:p>773081002508</text:p>
          </table:table-cell>
          <table:table-cell office:value-type="string" calcext:value-type="string">
            <text:p>QUIJANO PUERTO IRMA ISABEL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3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20900684" calcext:value-type="float">
            <text:p>773820900684</text:p>
          </table:table-cell>
          <table:table-cell office:value-type="string" calcext:value-type="string">
            <text:p>WILMA TAH PAREDE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4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701092" calcext:value-type="float">
            <text:p>777080701092</text:p>
          </table:table-cell>
          <table:table-cell office:value-type="string" calcext:value-type="string">
            <text:p>GARCIA DELGADO MARCEL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57-2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61003661" calcext:value-type="float">
            <text:p>774061003661</text:p>
          </table:table-cell>
          <table:table-cell office:value-type="string" calcext:value-type="string">
            <text:p>NIEVES HIPOLITO SERVAND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5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70103883" calcext:value-type="float">
            <text:p>776070103883</text:p>
          </table:table-cell>
          <table:table-cell office:value-type="string" calcext:value-type="string">
            <text:p>CAN PALOMO VIRGINI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59-1</text:p>
          </table:table-cell>
          <table:table-cell office:value-type="date" office:date-value="2019-04-17" calcext:value-type="date">
            <text:p>2019-04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20900916" calcext:value-type="float">
            <text:p>777020900916</text:p>
          </table:table-cell>
          <table:table-cell office:value-type="string" calcext:value-type="string">
            <text:p>GONZALEZ ORTIZ JUANA MARI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61-2</text:p>
          </table:table-cell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60100235" calcext:value-type="float">
            <text:p>777160100235</text:p>
          </table:table-cell>
          <table:table-cell office:value-type="string" calcext:value-type="string">
            <text:p>KANTUN SANCHEZ GRISELDI WIGELM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2-1</text:p>
          </table:table-cell>
          <table:table-cell office:value-type="date" office:date-value="2019-04-17" calcext:value-type="date">
            <text:p>2019-04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90401097" calcext:value-type="float">
            <text:p>773990401097</text:p>
          </table:table-cell>
          <table:table-cell office:value-type="string" calcext:value-type="string">
            <text:p>TOTOSAUS ORTIZ JESSICA DE LA 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3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30400443" calcext:value-type="float">
            <text:p>772930400443</text:p>
          </table:table-cell>
          <table:table-cell office:value-type="string" calcext:value-type="string">
            <text:p>PASOS GONGORA LUIS 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4-2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870900141" calcext:value-type="float">
            <text:p>777870900141</text:p>
          </table:table-cell>
          <table:table-cell office:value-type="string" calcext:value-type="string">
            <text:p>CANUL PAREDES MARCO ANTON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5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60305141" calcext:value-type="float">
            <text:p>773160305141</text:p>
          </table:table-cell>
          <table:table-cell office:value-type="string" calcext:value-type="string">
            <text:p>MARTINEZ LOPEZ JORGE A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6-2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103887" calcext:value-type="float">
            <text:p>773140103887</text:p>
          </table:table-cell>
          <table:table-cell office:value-type="string" calcext:value-type="string">
            <text:p>ESCALANTE BASTO ICELA GUADALUP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7-1</text:p>
          </table:table-cell>
          <table:table-cell office:value-type="date" office:date-value="2019-04-20" calcext:value-type="date">
            <text:p>2019-04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50100499" calcext:value-type="float">
            <text:p>777950100499</text:p>
          </table:table-cell>
          <table:table-cell office:value-type="string" calcext:value-type="string">
            <text:p>GUADALUPE CHAN EU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69-3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810100126" calcext:value-type="float">
            <text:p>778810100126</text:p>
          </table:table-cell>
          <table:table-cell office:value-type="string" calcext:value-type="string">
            <text:p>SEVERIANO TUN BLANC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2-2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70201095" calcext:value-type="float">
            <text:p>776070201095</text:p>
          </table:table-cell>
          <table:table-cell office:value-type="string" calcext:value-type="string">
            <text:p>NOH ARREDONDO JOSEFA MARGARIT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6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201367" calcext:value-type="float">
            <text:p>777110201367</text:p>
          </table:table-cell>
          <table:table-cell office:value-type="string" calcext:value-type="string">
            <text:p>UM HAU SEBASTIAN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7-3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7060500988" calcext:value-type="float">
            <text:p>777060500988</text:p>
          </table:table-cell>
          <table:table-cell office:value-type="string" calcext:value-type="string">
            <text:p>SANDRA MARIA CANUL OSORI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9-1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31000275" calcext:value-type="float">
            <text:p>773931000275</text:p>
          </table:table-cell>
          <table:table-cell office:value-type="string" calcext:value-type="string">
            <text:p>SILVIA E CACHON DE SANTOS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83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80201523" calcext:value-type="float">
            <text:p>773080201523</text:p>
          </table:table-cell>
          <table:table-cell office:value-type="string" calcext:value-type="string">
            <text:p>MARTINEZ ITZA LEYDI MARLEN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94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155721" calcext:value-type="float">
            <text:p>773000155721</text:p>
          </table:table-cell>
          <table:table-cell office:value-type="string" calcext:value-type="string">
            <text:p>ENRIQUEZ TUT CARLOS 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99-2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7980501137" calcext:value-type="float">
            <text:p>777980501137</text:p>
          </table:table-cell>
          <table:table-cell office:value-type="string" calcext:value-type="string">
            <text:p>DESIDERIO SULUB ESPINOSA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968" calcext:value-type="currency">
            <text:p>$9,968.00</text:p>
          </table:table-cell>
        </table:table-row>
        <table:table-row table:style-name="ro1">
          <table:table-cell office:value-type="string" calcext:value-type="string">
            <text:p>YU000706-1</text:p>
          </table:table-cell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40400108" calcext:value-type="float">
            <text:p>778840400108</text:p>
          </table:table-cell>
          <table:table-cell office:value-type="string" calcext:value-type="string">
            <text:p>EUSTOLIA CHAN PECH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18-1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8870600161" calcext:value-type="float">
            <text:p>778870600161</text:p>
          </table:table-cell>
          <table:table-cell office:value-type="string" calcext:value-type="string">
            <text:p>DULCE M CHAN UICAB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19-2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21200993" calcext:value-type="float">
            <text:p>773921200993</text:p>
          </table:table-cell>
          <table:table-cell office:value-type="string" calcext:value-type="string">
            <text:p>ROGER ALVARADO CAAMA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0-1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202975" calcext:value-type="float">
            <text:p>774960202975</text:p>
          </table:table-cell>
          <table:table-cell office:value-type="string" calcext:value-type="string">
            <text:p>MARIA GPE.MAY CH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1-3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890900631" calcext:value-type="float">
            <text:p>773890900631</text:p>
          </table:table-cell>
          <table:table-cell office:value-type="string" calcext:value-type="string">
            <text:p>MARCOS A PECH PANTI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22-1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3528" calcext:value-type="float">
            <text:p>777140903528</text:p>
          </table:table-cell>
          <table:table-cell office:value-type="string" calcext:value-type="string">
            <text:p>NAH MENA TERESITA DE JESU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0-2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00700896" calcext:value-type="float">
            <text:p>777100700896</text:p>
          </table:table-cell>
          <table:table-cell office:value-type="string" calcext:value-type="string">
            <text:p>BRASSETTE CANO LUIS 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3-2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501671" calcext:value-type="float">
            <text:p>777110501671</text:p>
          </table:table-cell>
          <table:table-cell office:value-type="string" calcext:value-type="string">
            <text:p>OJEDA RAMIREZ LOURDES GUADALUP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6-1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1102417" calcext:value-type="float">
            <text:p>777121102417</text:p>
          </table:table-cell>
          <table:table-cell office:value-type="string" calcext:value-type="string">
            <text:p>CEN UICAB WENDY VIOLET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37-1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0202442" calcext:value-type="float">
            <text:p>774970202442</text:p>
          </table:table-cell>
          <table:table-cell office:value-type="string" calcext:value-type="string">
            <text:p>ISIDORO PULIDO MORAL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43-1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60200345" calcext:value-type="float">
            <text:p>777160200345</text:p>
          </table:table-cell>
          <table:table-cell office:value-type="string" calcext:value-type="string">
            <text:p>RODRIGUEZ HERNANDEZ ROM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48-2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7381" calcext:value-type="float">
            <text:p>773100507381</text:p>
          </table:table-cell>
          <table:table-cell office:value-type="string" calcext:value-type="string">
            <text:p>AKE GARRIDO ANGELICA MAR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53-2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21100953" calcext:value-type="float">
            <text:p>777121100953</text:p>
          </table:table-cell>
          <table:table-cell office:value-type="string" calcext:value-type="string">
            <text:p>OSORIO BUENFIL SONIA IREN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60-1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00658358" calcext:value-type="float">
            <text:p>773000658358</text:p>
          </table:table-cell>
          <table:table-cell office:value-type="string" calcext:value-type="string">
            <text:p>SABIDO COUOH JORGE DAVID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68-1</text:p>
          </table:table-cell>
          <table:table-cell office:value-type="date" office:date-value="2019-05-10" calcext:value-type="date">
            <text:p>2019-05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70201188" calcext:value-type="float">
            <text:p>771970201188</text:p>
          </table:table-cell>
          <table:table-cell office:value-type="string" calcext:value-type="string">
            <text:p>JULIA CHAN UC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69-1</text:p>
          </table:table-cell>
          <table:table-cell office:value-type="date" office:date-value="2019-05-10" calcext:value-type="date">
            <text:p>2019-05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901358" calcext:value-type="float">
            <text:p>777040901358</text:p>
          </table:table-cell>
          <table:table-cell office:value-type="string" calcext:value-type="string">
            <text:p>RUELAS PECH JOSE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70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902021" calcext:value-type="float">
            <text:p>777080902021</text:p>
          </table:table-cell>
          <table:table-cell office:value-type="string" calcext:value-type="string">
            <text:p>CHI HERRERA GILBERT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73-2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960201042" calcext:value-type="float">
            <text:p>773960201042</text:p>
          </table:table-cell>
          <table:table-cell office:value-type="string" calcext:value-type="string">
            <text:p>HECTOR R RODRIGUEZ SABIDO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776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050700363" calcext:value-type="float">
            <text:p>773050700363</text:p>
          </table:table-cell>
          <table:table-cell office:value-type="string" calcext:value-type="string">
            <text:p>MIRANDA CHAVEZ RUBI ELIZABETH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1468" calcext:value-type="currency">
            <text:p>$11,468.00</text:p>
          </table:table-cell>
        </table:table-row>
        <table:table-row table:style-name="ro1">
          <table:table-cell office:value-type="string" calcext:value-type="string">
            <text:p>YU000776-3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MP</text:p>
          </table:table-cell>
          <table:table-cell office:value-type="float" office:value="773050700363" calcext:value-type="float">
            <text:p>773050700363</text:p>
          </table:table-cell>
          <table:table-cell office:value-type="string" calcext:value-type="string">
            <text:p>MIRANDA CHAVEZ RUBI ELIZABETH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2150" calcext:value-type="currency">
            <text:p>$12,150.00</text:p>
          </table:table-cell>
        </table:table-row>
        <table:table-row table:style-name="ro1">
          <table:table-cell office:value-type="string" calcext:value-type="string">
            <text:p>YU000778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120802461" calcext:value-type="float">
            <text:p>770120802461</text:p>
          </table:table-cell>
          <table:table-cell office:value-type="string" calcext:value-type="string">
            <text:p>AKE CHAN JAZMIN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83-2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040503507" calcext:value-type="float">
            <text:p>774040503507</text:p>
          </table:table-cell>
          <table:table-cell office:value-type="string" calcext:value-type="string">
            <text:p>FELIPE DE JESUS VIANA CHAN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799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40303991" calcext:value-type="float">
            <text:p>773140303991</text:p>
          </table:table-cell>
          <table:table-cell office:value-type="string" calcext:value-type="string">
            <text:p>GOMEZ NEGROE SINTIQUE OFI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0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81001841" calcext:value-type="float">
            <text:p>773981001841</text:p>
          </table:table-cell>
          <table:table-cell office:value-type="string" calcext:value-type="string">
            <text:p>BASTARRACHEA US DAHI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1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850100654" calcext:value-type="float">
            <text:p>774850100654</text:p>
          </table:table-cell>
          <table:table-cell office:value-type="string" calcext:value-type="string">
            <text:p>JOSE MARIO COBA COB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02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91100534" calcext:value-type="float">
            <text:p>778091100534</text:p>
          </table:table-cell>
          <table:table-cell office:value-type="string" calcext:value-type="string">
            <text:p>CHAN UCAN BENITA DE LOS ANGEL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5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1980602946" calcext:value-type="float">
            <text:p>771980602946</text:p>
          </table:table-cell>
          <table:table-cell office:value-type="string" calcext:value-type="string">
            <text:p>JUSTO D DE G BURGOS GLE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6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100603941" calcext:value-type="float">
            <text:p>773100603941</text:p>
          </table:table-cell>
          <table:table-cell office:value-type="string" calcext:value-type="string">
            <text:p>BAUTISTA ORLAINETA ANDRE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0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50900595" calcext:value-type="float">
            <text:p>772050900595</text:p>
          </table:table-cell>
          <table:table-cell office:value-type="string" calcext:value-type="string">
            <text:p>SANCHEZ CANTO ALMA FABIANA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0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910101535" calcext:value-type="float">
            <text:p>773910101535</text:p>
          </table:table-cell>
          <table:table-cell office:value-type="string" calcext:value-type="string">
            <text:p>PUC VAZQUEZ MARIA LUCILA ARACE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2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081100643" calcext:value-type="float">
            <text:p>772081100643</text:p>
          </table:table-cell>
          <table:table-cell office:value-type="string" calcext:value-type="string">
            <text:p>COLLI JIMENEZ WILBERT BENJAMIN</text:p>
          </table:table-cell>
          <table:table-cell office:value-type="string" calcext:value-type="string">
            <text:p>CREDIPLUS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51106828" calcext:value-type="float">
            <text:p>774051106828</text:p>
          </table:table-cell>
          <table:table-cell office:value-type="string" calcext:value-type="string">
            <text:p>SERGIO MANUEL CASTILLO PACHECO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19-3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6070901895" calcext:value-type="float">
            <text:p>776070901895</text:p>
          </table:table-cell>
          <table:table-cell office:value-type="string" calcext:value-type="string">
            <text:p>REJON PATRON LOURDES GUADALUPE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12390" calcext:value-type="currency">
            <text:p>$12,390.00</text:p>
          </table:table-cell>
        </table:table-row>
        <table:table-row table:style-name="ro1">
          <table:table-cell office:value-type="string" calcext:value-type="string">
            <text:p>YU00082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30800266" calcext:value-type="float">
            <text:p>778030800266</text:p>
          </table:table-cell>
          <table:table-cell office:value-type="string" calcext:value-type="string">
            <text:p>VALENCIA PALMA BERNAB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29-3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091003222" calcext:value-type="float">
            <text:p>777091003222</text:p>
          </table:table-cell>
          <table:table-cell office:value-type="string" calcext:value-type="string">
            <text:p>VEGA DOMINGUEZ HUBERT GABRI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0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01256826" calcext:value-type="float">
            <text:p>772001256826</text:p>
          </table:table-cell>
          <table:table-cell office:value-type="string" calcext:value-type="string">
            <text:p>SALOMON PEREZ DIAZ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4-1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150202910" calcext:value-type="float">
            <text:p>774150202910</text:p>
          </table:table-cell>
          <table:table-cell office:value-type="string" calcext:value-type="string">
            <text:p>NAVARRO ESCOBEDO MARIA ESTHER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06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60403762" calcext:value-type="float">
            <text:p>776160403762</text:p>
          </table:table-cell>
          <table:table-cell office:value-type="string" calcext:value-type="string">
            <text:p>BRICENO GONGORA KARLA DIANET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30-1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10301159" calcext:value-type="float">
            <text:p>777110301159</text:p>
          </table:table-cell>
          <table:table-cell office:value-type="string" calcext:value-type="string">
            <text:p>LEON CUXIN IMELDA YOLAND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47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050102792" calcext:value-type="float">
            <text:p>773050102792</text:p>
          </table:table-cell>
          <table:table-cell office:value-type="string" calcext:value-type="string">
            <text:p>TZAB CANUL NICOLA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60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870300722" calcext:value-type="float">
            <text:p>774870300722</text:p>
          </table:table-cell>
          <table:table-cell office:value-type="string" calcext:value-type="string">
            <text:p>SUAREZ GOMEZ CARLOS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61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90501241" calcext:value-type="float">
            <text:p>774990501241</text:p>
          </table:table-cell>
          <table:table-cell office:value-type="string" calcext:value-type="string">
            <text:p>REJON CASTELLANOS CAMELIA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05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050700725" calcext:value-type="float">
            <text:p>777050700725</text:p>
          </table:table-cell>
          <table:table-cell office:value-type="string" calcext:value-type="string">
            <text:p>OROZCO LOPEZ RODOLFO ENMANUEL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13-1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1821000340" calcext:value-type="float">
            <text:p>771821000340</text:p>
          </table:table-cell>
          <table:table-cell office:value-type="string" calcext:value-type="string">
            <text:p>TORRES HERRERA JOSE GUADALUPE</text:p>
          </table:table-cell>
          <table:table-cell office:value-type="string" calcext:value-type="string">
            <text:p>CREDIPLUS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1014-1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071100817" calcext:value-type="float">
            <text:p>777071100817</text:p>
          </table:table-cell>
          <table:table-cell office:value-type="string" calcext:value-type="string">
            <text:p>BATUN LOPE MARIA GUADALUPE</text:p>
          </table:table-cell>
          <table:table-cell office:value-type="string" calcext:value-type="string">
            <text:p>CREDIPLU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0-2</text:p>
          </table:table-cell>
          <table:table-cell office:value-type="date" office:date-value="2019-04-07" calcext:value-type="date">
            <text:p>2019-04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505216" calcext:value-type="float">
            <text:p>774040505216</text:p>
          </table:table-cell>
          <table:table-cell office:value-type="string" calcext:value-type="string">
            <text:p>RODRIGUEZ RAMIREZ ROGER RENAN</text:p>
          </table:table-cell>
          <table:table-cell office:value-type="string" calcext:value-type="string">
            <text:p>DRS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91-2</text:p>
          </table:table-cell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1006120" calcext:value-type="float">
            <text:p>776081006120</text:p>
          </table:table-cell>
          <table:table-cell office:value-type="string" calcext:value-type="string">
            <text:p>CUPUL CUPUL JACOB</text:p>
          </table:table-cell>
          <table:table-cell office:value-type="string" calcext:value-type="string">
            <text:p>DRS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00-1</text:p>
          </table:table-cell>
          <table:table-cell office:value-type="date" office:date-value="2019-04-07" calcext:value-type="date">
            <text:p>2019-04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102689" calcext:value-type="float">
            <text:p>776120102689</text:p>
          </table:table-cell>
          <table:table-cell office:value-type="string" calcext:value-type="string">
            <text:p>UITZIL MOO VICTOR</text:p>
          </table:table-cell>
          <table:table-cell office:value-type="string" calcext:value-type="string">
            <text:p>DRS</text:p>
          </table:table-cell>
          <table:table-cell table:style-name="ce2" office:value-type="currency" office:currency="MXN" office:value="11000" calcext:value-type="currency">
            <text:p>$11,000.00</text:p>
          </table:table-cell>
        </table:table-row>
        <table:table-row table:style-name="ro1">
          <table:table-cell office:value-type="string" calcext:value-type="string">
            <text:p>YU000639-1</text:p>
          </table:table-cell>
          <table:table-cell office:value-type="date" office:date-value="2019-04-15" calcext:value-type="date">
            <text:p>2019-04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1202100" calcext:value-type="float">
            <text:p>773101202100</text:p>
          </table:table-cell>
          <table:table-cell office:value-type="string" calcext:value-type="string">
            <text:p>MORALES TORRES NELLY MARGARITA</text:p>
          </table:table-cell>
          <table:table-cell office:value-type="string" calcext:value-type="string">
            <text:p>DR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0670-1</text:p>
          </table:table-cell>
          <table:table-cell office:value-type="date" office:date-value="2019-04-20" calcext:value-type="date">
            <text:p>2019-04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0101963" calcext:value-type="float">
            <text:p>772960101963</text:p>
          </table:table-cell>
          <table:table-cell office:value-type="string" calcext:value-type="string">
            <text:p>GONZALEZ MEDINA JOSE HUMBERTO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74-1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9000855992" calcext:value-type="float">
            <text:p>779000855992</text:p>
          </table:table-cell>
          <table:table-cell office:value-type="string" calcext:value-type="string">
            <text:p>WILBERTH EFRAIN CRUZ AGUILAR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13-1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90500041" calcext:value-type="float">
            <text:p>772890500041</text:p>
          </table:table-cell>
          <table:table-cell office:value-type="string" calcext:value-type="string">
            <text:p>DANIEL F LUNA BURGOS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42-2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50901149" calcext:value-type="float">
            <text:p>772150901149</text:p>
          </table:table-cell>
          <table:table-cell office:value-type="string" calcext:value-type="string">
            <text:p>TEJAS MARTINEZ JOSUE ALEXNDER</text:p>
          </table:table-cell>
          <table:table-cell office:value-type="string" calcext:value-type="string">
            <text:p>DR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50-1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701819" calcext:value-type="float">
            <text:p>772050701819</text:p>
          </table:table-cell>
          <table:table-cell office:value-type="string" calcext:value-type="string">
            <text:p>NAJERA KU ELVIN ENRIQUE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7-1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110902606" calcext:value-type="float">
            <text:p>772110902606</text:p>
          </table:table-cell>
          <table:table-cell office:value-type="string" calcext:value-type="string">
            <text:p>PEREZ ESTRELLA JOSE SOCORRO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82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2111100601" calcext:value-type="float">
            <text:p>772111100601</text:p>
          </table:table-cell>
          <table:table-cell office:value-type="string" calcext:value-type="string">
            <text:p>MAY MAY NESTOR GIMEL</text:p>
          </table:table-cell>
          <table:table-cell office:value-type="string" calcext:value-type="string">
            <text:p>DR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89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40800383" calcext:value-type="float">
            <text:p>773140800383</text:p>
          </table:table-cell>
          <table:table-cell office:value-type="string" calcext:value-type="string">
            <text:p>RAMIREZ CANCHE JORGE PABLO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67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1080404014" calcext:value-type="float">
            <text:p>771080404014</text:p>
          </table:table-cell>
          <table:table-cell office:value-type="string" calcext:value-type="string">
            <text:p>COUOH MORALES CELSO GABRIEL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711-2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1081102267" calcext:value-type="float">
            <text:p>771081102267</text:p>
          </table:table-cell>
          <table:table-cell office:value-type="string" calcext:value-type="string">
            <text:p>BENITEZ HOIL CRUZ HORTENCIA</text:p>
          </table:table-cell>
          <table:table-cell office:value-type="string" calcext:value-type="string">
            <text:p>GROSS</text:p>
          </table:table-cell>
          <table:table-cell table:style-name="ce2" office:value-type="currency" office:currency="MXN" office:value="11418" calcext:value-type="currency">
            <text:p>$11,418.00</text:p>
          </table:table-cell>
        </table:table-row>
        <table:table-row table:style-name="ro1">
          <table:table-cell office:value-type="string" calcext:value-type="string">
            <text:p>YU000844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40303801" calcext:value-type="float">
            <text:p>771040303801</text:p>
          </table:table-cell>
          <table:table-cell office:value-type="string" calcext:value-type="string">
            <text:p>MARIN ALVAREZ JOSE TRINIDAD</text:p>
          </table:table-cell>
          <table:table-cell office:value-type="string" calcext:value-type="string">
            <text:p>GROS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YU000931-1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1970705267" calcext:value-type="float">
            <text:p>771970705267</text:p>
          </table:table-cell>
          <table:table-cell office:value-type="string" calcext:value-type="string">
            <text:p>ELENA CRUZ ORDAZ</text:p>
          </table:table-cell>
          <table:table-cell office:value-type="string" calcext:value-type="string">
            <text:p>GROSS</text:p>
          </table:table-cell>
          <table:table-cell table:style-name="ce2" office:value-type="currency" office:currency="MXN" office:value="11418" calcext:value-type="currency">
            <text:p>$11,418.00</text:p>
          </table:table-cell>
        </table:table-row>
        <table:table-row table:style-name="ro1">
          <table:table-cell office:value-type="string" calcext:value-type="string">
            <text:p>YU000934-1</text:p>
          </table:table-cell>
          <table:table-cell office:value-type="date" office:date-value="2019-06-12" calcext:value-type="date">
            <text:p>2019-06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00202704" calcext:value-type="float">
            <text:p>772800202704</text:p>
          </table:table-cell>
          <table:table-cell office:value-type="string" calcext:value-type="string">
            <text:p>GONZALEZ VILLORIA JOSE ROSENDO</text:p>
          </table:table-cell>
          <table:table-cell office:value-type="string" calcext:value-type="string">
            <text:p>GROSS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981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080900503" calcext:value-type="float">
            <text:p>770080900503</text:p>
          </table:table-cell>
          <table:table-cell office:value-type="string" calcext:value-type="string">
            <text:p>GONZALEZ MARIN MARIBEL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83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50301602" calcext:value-type="float">
            <text:p>773850301602</text:p>
          </table:table-cell>
          <table:table-cell office:value-type="string" calcext:value-type="string">
            <text:p>VIDAL MEX MAY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98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500390" calcext:value-type="float">
            <text:p>773130500390</text:p>
          </table:table-cell>
          <table:table-cell office:value-type="string" calcext:value-type="string">
            <text:p>ARGAEZ MARIN VICTORIA ANAGALLI</text:p>
          </table:table-cell>
          <table:table-cell office:value-type="string" calcext:value-type="string">
            <text:p>GROSS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63-2</text:p>
          </table:table-cell>
          <table:table-cell office:value-type="date" office:date-value="2019-04-05" calcext:value-type="date">
            <text:p>2019-04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80101541" calcext:value-type="float">
            <text:p>774080101541</text:p>
          </table:table-cell>
          <table:table-cell office:value-type="string" calcext:value-type="string">
            <text:p>AVILA POOT JOSE SEBASTIAN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367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0270" calcext:value-type="float">
            <text:p>777141200270</text:p>
          </table:table-cell>
          <table:table-cell office:value-type="string" calcext:value-type="string">
            <text:p>FLORES DOMINGUEZ JOAB NATANA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3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600786" calcext:value-type="float">
            <text:p>777070600786</text:p>
          </table:table-cell>
          <table:table-cell office:value-type="string" calcext:value-type="string">
            <text:p>FENTANES MORALES REBEC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4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103306" calcext:value-type="float">
            <text:p>777131103306</text:p>
          </table:table-cell>
          <table:table-cell office:value-type="string" calcext:value-type="string">
            <text:p>LOPEZ PECH JOSE JESUS</text:p>
          </table:table-cell>
          <table:table-cell office:value-type="string" calcext:value-type="string">
            <text:p>HERMANOS LARA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385-2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50301816" calcext:value-type="float">
            <text:p>772950301816</text:p>
          </table:table-cell>
          <table:table-cell office:value-type="string" calcext:value-type="string">
            <text:p>PECH MEJIA JOSE REYNAL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86-1</text:p>
          </table:table-cell>
          <table:table-cell office:value-type="date" office:date-value="2019-02-24" calcext:value-type="date">
            <text:p>2019-02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60301225" calcext:value-type="float">
            <text:p>777060301225</text:p>
          </table:table-cell>
          <table:table-cell office:value-type="string" calcext:value-type="string">
            <text:p>VALDEZ BALAM JOSE LUIS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0-2</text:p>
          </table:table-cell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501331" calcext:value-type="float">
            <text:p>777140501331</text:p>
          </table:table-cell>
          <table:table-cell office:value-type="string" calcext:value-type="string">
            <text:p>SANCHEZ LOPEZ GABRI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03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100168" calcext:value-type="float">
            <text:p>774050100168</text:p>
          </table:table-cell>
          <table:table-cell office:value-type="string" calcext:value-type="string">
            <text:p>MIRANDA SOLIS MARIA YOLAND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04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201507" calcext:value-type="float">
            <text:p>777140201507</text:p>
          </table:table-cell>
          <table:table-cell office:value-type="string" calcext:value-type="string">
            <text:p>CANUL PECH DAVID ALEJANDRO</text:p>
          </table:table-cell>
          <table:table-cell office:value-type="string" calcext:value-type="string">
            <text:p>HERMANOS LARA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YU000408-1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300479" calcext:value-type="float">
            <text:p>777120300479</text:p>
          </table:table-cell>
          <table:table-cell office:value-type="string" calcext:value-type="string">
            <text:p>MARTINEZ MOSCOSO GILBER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1-1</text:p>
          </table:table-cell>
          <table:table-cell office:value-type="date" office:date-value="2019-03-02" calcext:value-type="date">
            <text:p>2019-03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201362" calcext:value-type="float">
            <text:p>772061201362</text:p>
          </table:table-cell>
          <table:table-cell office:value-type="string" calcext:value-type="string">
            <text:p>SOSA MARTINEZ REYNA MAR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2-1</text:p>
          </table:table-cell>
          <table:table-cell office:value-type="date" office:date-value="2019-03-02" calcext:value-type="date">
            <text:p>2019-03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0457196" calcext:value-type="float">
            <text:p>777000457196</text:p>
          </table:table-cell>
          <table:table-cell office:value-type="string" calcext:value-type="string">
            <text:p>FLORES DOMINGUEZ HUASIN ELISE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51-1</text:p>
          </table:table-cell>
          <table:table-cell office:value-type="date" office:date-value="2019-03-09" calcext:value-type="date">
            <text:p>2019-03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00204227" calcext:value-type="float">
            <text:p>772800204227</text:p>
          </table:table-cell>
          <table:table-cell office:value-type="string" calcext:value-type="string">
            <text:p>MENDICUTI TOVAR MARTH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52-1</text:p>
          </table:table-cell>
          <table:table-cell office:value-type="date" office:date-value="2019-03-09" calcext:value-type="date">
            <text:p>2019-03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60100934" calcext:value-type="float">
            <text:p>770060100934</text:p>
          </table:table-cell>
          <table:table-cell office:value-type="string" calcext:value-type="string">
            <text:p>MARTINEZ VALDEZ JESUS ARMAN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59-1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102787" calcext:value-type="float">
            <text:p>777150102787</text:p>
          </table:table-cell>
          <table:table-cell office:value-type="string" calcext:value-type="string">
            <text:p>MOLINA VILLANUEVA GABRIEL AUGU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7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90304117" calcext:value-type="float">
            <text:p>776090304117</text:p>
          </table:table-cell>
          <table:table-cell office:value-type="string" calcext:value-type="string">
            <text:p>VERSALUCES CASTILLO LEONIS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9-1</text:p>
          </table:table-cell>
          <table:table-cell office:value-type="date" office:date-value="2019-03-16" calcext:value-type="date">
            <text:p>2019-03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61001947" calcext:value-type="float">
            <text:p>773061001947</text:p>
          </table:table-cell>
          <table:table-cell office:value-type="string" calcext:value-type="string">
            <text:p>ESPINOSA GAMBOA SANDRA LU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87-1</text:p>
          </table:table-cell>
          <table:table-cell office:value-type="date" office:date-value="2019-03-17" calcext:value-type="date">
            <text:p>2019-03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10901423" calcext:value-type="float">
            <text:p>777110901423</text:p>
          </table:table-cell>
          <table:table-cell office:value-type="string" calcext:value-type="string">
            <text:p>UITZIL POOT CESAR ACERE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1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80201090" calcext:value-type="float">
            <text:p>777080201090</text:p>
          </table:table-cell>
          <table:table-cell office:value-type="string" calcext:value-type="string">
            <text:p>RIVERO CAHUM WILMA BEATRIZ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522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500854" calcext:value-type="float">
            <text:p>777070500854</text:p>
          </table:table-cell>
          <table:table-cell office:value-type="string" calcext:value-type="string">
            <text:p>PAT SULUB JOSE MANUEL BERNARD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3-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90400622" calcext:value-type="float">
            <text:p>777990400622</text:p>
          </table:table-cell>
          <table:table-cell office:value-type="string" calcext:value-type="string">
            <text:p>MARTHA VARGUEZ MANZANE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4-1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403685" calcext:value-type="float">
            <text:p>777120403685</text:p>
          </table:table-cell>
          <table:table-cell office:value-type="string" calcext:value-type="string">
            <text:p>MILDRED MARGARITA QUETZAL SARM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25-1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501274" calcext:value-type="float">
            <text:p>777150501274</text:p>
          </table:table-cell>
          <table:table-cell office:value-type="string" calcext:value-type="string">
            <text:p>COBA MORALES SOFIA VALENTI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3-1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70600221" calcext:value-type="float">
            <text:p>774070600221</text:p>
          </table:table-cell>
          <table:table-cell office:value-type="string" calcext:value-type="string">
            <text:p>INA ISABEL M GAMBOA BOL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1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802194" calcext:value-type="float">
            <text:p>772050802194</text:p>
          </table:table-cell>
          <table:table-cell office:value-type="string" calcext:value-type="string">
            <text:p>ORTIZ MIAN MIGUEL ANG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2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500732" calcext:value-type="float">
            <text:p>776080500732</text:p>
          </table:table-cell>
          <table:table-cell office:value-type="string" calcext:value-type="string">
            <text:p>DZIB DIAZ SOFIA DEL CARME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6-1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50900116" calcext:value-type="float">
            <text:p>772950900116</text:p>
          </table:table-cell>
          <table:table-cell office:value-type="string" calcext:value-type="string">
            <text:p>ORTIZ HERRERA MARIA ISAB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7-1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01257757" calcext:value-type="float">
            <text:p>770001257757</text:p>
          </table:table-cell>
          <table:table-cell office:value-type="string" calcext:value-type="string">
            <text:p>NARVAEZ FLORES JAIME SEBASTI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90-1</text:p>
          </table:table-cell>
          <table:table-cell office:value-type="date" office:date-value="2019-04-05" calcext:value-type="date">
            <text:p>2019-04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1102131" calcext:value-type="float">
            <text:p>772111102131</text:p>
          </table:table-cell>
          <table:table-cell office:value-type="string" calcext:value-type="string">
            <text:p>MARTINEZ AVILA NIDIA MARLENE</text:p>
          </table:table-cell>
          <table:table-cell office:value-type="string" calcext:value-type="string">
            <text:p>HERMANOS LARA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U000606-1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071103800" calcext:value-type="float">
            <text:p>771071103800</text:p>
          </table:table-cell>
          <table:table-cell office:value-type="string" calcext:value-type="string">
            <text:p>CARDOS NAVARRETE GEORGINA I</text:p>
          </table:table-cell>
          <table:table-cell office:value-type="string" calcext:value-type="string">
            <text:p>HERMANOS LARA</text:p>
          </table:table-cell>
          <table:table-cell table:style-name="ce2" office:value-type="currency" office:currency="MXN" office:value="8100" calcext:value-type="currency">
            <text:p>$8,100.00</text:p>
          </table:table-cell>
        </table:table-row>
        <table:table-row table:style-name="ro1">
          <table:table-cell office:value-type="string" calcext:value-type="string">
            <text:p>YU000609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303227" calcext:value-type="float">
            <text:p>777150303227</text:p>
          </table:table-cell>
          <table:table-cell office:value-type="string" calcext:value-type="string">
            <text:p>MARTINEZ ZALDIVAR JORGE FC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10-1</text:p>
          </table:table-cell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103495" calcext:value-type="float">
            <text:p>777141103495</text:p>
          </table:table-cell>
          <table:table-cell office:value-type="string" calcext:value-type="string">
            <text:p>SOTELO GUZMAN HECTOR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21-1</text:p>
          </table:table-cell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11201186" calcext:value-type="float">
            <text:p>774011201186</text:p>
          </table:table-cell>
          <table:table-cell office:value-type="string" calcext:value-type="string">
            <text:p>BRITO RIVERO GASPAR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35-1</text:p>
          </table:table-cell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401470" calcext:value-type="float">
            <text:p>774040401470</text:p>
          </table:table-cell>
          <table:table-cell office:value-type="string" calcext:value-type="string">
            <text:p>CARMEN GONZALEZ HERNANDEZ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0-1</text:p>
          </table:table-cell>
          <table:table-cell office:value-type="date" office:date-value="2019-04-15" calcext:value-type="date">
            <text:p>2019-04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903633" calcext:value-type="float">
            <text:p>777140903633</text:p>
          </table:table-cell>
          <table:table-cell office:value-type="string" calcext:value-type="string">
            <text:p>LOPEZ JIMENEZ REY DAVI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1-1</text:p>
          </table:table-cell>
          <table:table-cell office:value-type="date" office:date-value="2019-04-15" calcext:value-type="date">
            <text:p>2019-04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10200282" calcext:value-type="float">
            <text:p>777010200282</text:p>
          </table:table-cell>
          <table:table-cell office:value-type="string" calcext:value-type="string">
            <text:p>BALTAZAR OSCAR KANTUN CH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6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0849" calcext:value-type="float">
            <text:p>774941000849</text:p>
          </table:table-cell>
          <table:table-cell office:value-type="string" calcext:value-type="string">
            <text:p>BELTRAN REYES JU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47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0733" calcext:value-type="float">
            <text:p>774941000733</text:p>
          </table:table-cell>
          <table:table-cell office:value-type="string" calcext:value-type="string">
            <text:p>EMILIO CAN TU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50-2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70202706" calcext:value-type="float">
            <text:p>774070202706</text:p>
          </table:table-cell>
          <table:table-cell office:value-type="string" calcext:value-type="string">
            <text:p>HERNANDEZ BLANCO GUADALUPE D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51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104471" calcext:value-type="float">
            <text:p>776080104471</text:p>
          </table:table-cell>
          <table:table-cell office:value-type="string" calcext:value-type="string">
            <text:p>CANTO MARTINEZ CARMEN JUL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52-1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00701571" calcext:value-type="float">
            <text:p>772900701571</text:p>
          </table:table-cell>
          <table:table-cell office:value-type="string" calcext:value-type="string">
            <text:p>ESTRELLA CETINA JOSE GILBERT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60-1</text:p>
          </table:table-cell>
          <table:table-cell office:value-type="date" office:date-value="2019-04-17" calcext:value-type="date">
            <text:p>2019-04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20202761" calcext:value-type="float">
            <text:p>777120202761</text:p>
          </table:table-cell>
          <table:table-cell office:value-type="string" calcext:value-type="string">
            <text:p>VALLADARES PADILLA WENDY NOEMI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71-1</text:p>
          </table:table-cell>
          <table:table-cell office:value-type="date" office:date-value="2019-04-21" calcext:value-type="date">
            <text:p>2019-04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70900666" calcext:value-type="float">
            <text:p>777070900666</text:p>
          </table:table-cell>
          <table:table-cell office:value-type="string" calcext:value-type="string">
            <text:p>ADRIAN EK JONATH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5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401079" calcext:value-type="float">
            <text:p>777130401079</text:p>
          </table:table-cell>
          <table:table-cell office:value-type="string" calcext:value-type="string">
            <text:p>CEBALLOS UC JOEL DE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7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21000245" calcext:value-type="float">
            <text:p>773821000245</text:p>
          </table:table-cell>
          <table:table-cell office:value-type="string" calcext:value-type="string">
            <text:p>PAM FERNANDEZ VILMA DEL SOCORR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698-1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10200388" calcext:value-type="float">
            <text:p>774110200388</text:p>
          </table:table-cell>
          <table:table-cell office:value-type="string" calcext:value-type="string">
            <text:p>ROMERO DZUL MANUEL ANG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00-1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80805398" calcext:value-type="float">
            <text:p>772980805398</text:p>
          </table:table-cell>
          <table:table-cell office:value-type="string" calcext:value-type="string">
            <text:p>NAAL CHI LUISA DEL CARME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2-1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800623" calcext:value-type="float">
            <text:p>777130800623</text:p>
          </table:table-cell>
          <table:table-cell office:value-type="string" calcext:value-type="string">
            <text:p>LANDERO MARTINEZ GENI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05-1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0404301" calcext:value-type="float">
            <text:p>774990404301</text:p>
          </table:table-cell>
          <table:table-cell office:value-type="string" calcext:value-type="string">
            <text:p>LUCIANO PEREZ MARTI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15-1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790903922" calcext:value-type="float">
            <text:p>774790903922</text:p>
          </table:table-cell>
          <table:table-cell office:value-type="string" calcext:value-type="string">
            <text:p>RAFAEL AGUILAR ORTIZ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7-1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1260516" calcext:value-type="float">
            <text:p>774001260516</text:p>
          </table:table-cell>
          <table:table-cell office:value-type="string" calcext:value-type="string">
            <text:p>NINFA LISSETHE ESCALANTE TALAV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23-1</text:p>
          </table:table-cell>
          <table:table-cell office:value-type="date" office:date-value="2019-05-01" calcext:value-type="date">
            <text:p>2019-05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800021" calcext:value-type="float">
            <text:p>772110800021</text:p>
          </table:table-cell>
          <table:table-cell office:value-type="string" calcext:value-type="string">
            <text:p>MU$OZ COUOH GERMAN A. .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4-1</text:p>
          </table:table-cell>
          <table:table-cell office:value-type="date" office:date-value="2019-05-01" calcext:value-type="date">
            <text:p>2019-05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100341" calcext:value-type="float">
            <text:p>772060100341</text:p>
          </table:table-cell>
          <table:table-cell office:value-type="string" calcext:value-type="string">
            <text:p>CAUICH PUCH VICTOR MANU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28-1</text:p>
          </table:table-cell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4058" calcext:value-type="float">
            <text:p>772110504058</text:p>
          </table:table-cell>
          <table:table-cell office:value-type="string" calcext:value-type="string">
            <text:p>ADRIAN NAJERA LIMBERTH FERNAN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32-1</text:p>
          </table:table-cell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0501506" calcext:value-type="float">
            <text:p>774030501506</text:p>
          </table:table-cell>
          <table:table-cell office:value-type="string" calcext:value-type="string">
            <text:p>CAUICH PECH MANUEL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34-1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90700090" calcext:value-type="float">
            <text:p>770090700090</text:p>
          </table:table-cell>
          <table:table-cell office:value-type="string" calcext:value-type="string">
            <text:p>KANTUN SULU DAVID OMAR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35-1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60302656" calcext:value-type="float">
            <text:p>776160302656</text:p>
          </table:table-cell>
          <table:table-cell office:value-type="string" calcext:value-type="string">
            <text:p>AGUILAR TUT CARMEN MAGDALENA 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44-1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301969" calcext:value-type="float">
            <text:p>776110301969</text:p>
          </table:table-cell>
          <table:table-cell office:value-type="string" calcext:value-type="string">
            <text:p>MONTENEGRO BARROSO JOSE GP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9-1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1001377" calcext:value-type="float">
            <text:p>772031001377</text:p>
          </table:table-cell>
          <table:table-cell office:value-type="string" calcext:value-type="string">
            <text:p>CHI CHALE GUILLERM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66-2</text:p>
          </table:table-cell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20102155" calcext:value-type="float">
            <text:p>774120102155</text:p>
          </table:table-cell>
          <table:table-cell office:value-type="string" calcext:value-type="string">
            <text:p>AYALA VARGUEZ MARTIN FERNAND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7-1</text:p>
          </table:table-cell>
          <table:table-cell office:value-type="date" office:date-value="2019-05-09" calcext:value-type="date">
            <text:p>2019-05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403791" calcext:value-type="float">
            <text:p>772110403791</text:p>
          </table:table-cell>
          <table:table-cell office:value-type="string" calcext:value-type="string">
            <text:p>DZUL HUCHIM EMILIAN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6-1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200774" calcext:value-type="float">
            <text:p>776150200774</text:p>
          </table:table-cell>
          <table:table-cell office:value-type="string" calcext:value-type="string">
            <text:p>CARRILLO ARIAS LIMBAN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7-1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306201" calcext:value-type="float">
            <text:p>776080306201</text:p>
          </table:table-cell>
          <table:table-cell office:value-type="string" calcext:value-type="string">
            <text:p>HERNANDEZ CRUZ ZENAID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8-1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050800881" calcext:value-type="float">
            <text:p>770050800881</text:p>
          </table:table-cell>
          <table:table-cell office:value-type="string" calcext:value-type="string">
            <text:p>CETINA CETZ FRANCISCO DAVID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89-1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1873" calcext:value-type="float">
            <text:p>772110501873</text:p>
          </table:table-cell>
          <table:table-cell office:value-type="string" calcext:value-type="string">
            <text:p>MOO CANCHE MARCO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1-1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6080103032" calcext:value-type="float">
            <text:p>776080103032</text:p>
          </table:table-cell>
          <table:table-cell office:value-type="string" calcext:value-type="string">
            <text:p>FRANCO CERVERA MARIA EVELIA 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792-1</text:p>
          </table:table-cell>
          <table:table-cell office:value-type="date" office:date-value="2019-05-15" calcext:value-type="date">
            <text:p>2019-05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500818" calcext:value-type="float">
            <text:p>772110500818</text:p>
          </table:table-cell>
          <table:table-cell office:value-type="string" calcext:value-type="string">
            <text:p>MORALES CASTILLO DAVID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3-1</text:p>
          </table:table-cell>
          <table:table-cell office:value-type="date" office:date-value="2019-05-15" calcext:value-type="date">
            <text:p>2019-05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21200819" calcext:value-type="float">
            <text:p>772021200819</text:p>
          </table:table-cell>
          <table:table-cell office:value-type="string" calcext:value-type="string">
            <text:p>CAMARA PANTI ELVER DANI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4-1</text:p>
          </table:table-cell>
          <table:table-cell office:value-type="date" office:date-value="2019-05-15" calcext:value-type="date">
            <text:p>2019-05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61100782" calcext:value-type="float">
            <text:p>772961100782</text:p>
          </table:table-cell>
          <table:table-cell office:value-type="string" calcext:value-type="string">
            <text:p>AURORA CASTILLO UICAB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97-1</text:p>
          </table:table-cell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305689" calcext:value-type="float">
            <text:p>776080305689</text:p>
          </table:table-cell>
          <table:table-cell office:value-type="string" calcext:value-type="string">
            <text:p>MEDINA SOLIS NOR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13-1</text:p>
          </table:table-cell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0400183" calcext:value-type="float">
            <text:p>772060400183</text:p>
          </table:table-cell>
          <table:table-cell office:value-type="string" calcext:value-type="string">
            <text:p>NARVAEZ DZUL DULCE MARI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2-1</text:p>
          </table:table-cell>
          <table:table-cell office:value-type="date" office:date-value="2019-05-18" calcext:value-type="date">
            <text:p>2019-05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0456091" calcext:value-type="float">
            <text:p>772000456091</text:p>
          </table:table-cell>
          <table:table-cell office:value-type="string" calcext:value-type="string">
            <text:p>SULUB RAMOS MIRIAM DEL SOCOR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3-1</text:p>
          </table:table-cell>
          <table:table-cell office:value-type="date" office:date-value="2019-05-18" calcext:value-type="date">
            <text:p>2019-05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2921200776" calcext:value-type="float">
            <text:p>772921200776</text:p>
          </table:table-cell>
          <table:table-cell office:value-type="string" calcext:value-type="string">
            <text:p>RODRIGUEZ MARIA MARGARIT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4-3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460341" calcext:value-type="float">
            <text:p>774000460341</text:p>
          </table:table-cell>
          <table:table-cell office:value-type="string" calcext:value-type="string">
            <text:p>CARRILLO QUIJANO ADAN IV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26-1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1101749" calcext:value-type="float">
            <text:p>774961101749</text:p>
          </table:table-cell>
          <table:table-cell office:value-type="string" calcext:value-type="string">
            <text:p>GABRIEL J SANCHEZ ARJO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35-1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150603659" calcext:value-type="float">
            <text:p>773150603659</text:p>
          </table:table-cell>
          <table:table-cell office:value-type="string" calcext:value-type="string">
            <text:p>MANZANO GIL ALEJANDRA LEGISLI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8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41101271" calcext:value-type="float">
            <text:p>774941101271</text:p>
          </table:table-cell>
          <table:table-cell office:value-type="string" calcext:value-type="string">
            <text:p>ECHEVERRIA MENDEZ NIDELVI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50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401421" calcext:value-type="float">
            <text:p>774960401421</text:p>
          </table:table-cell>
          <table:table-cell office:value-type="string" calcext:value-type="string">
            <text:p>JULIO DURAN BALAM.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2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00358954" calcext:value-type="float">
            <text:p>774000358954</text:p>
          </table:table-cell>
          <table:table-cell office:value-type="string" calcext:value-type="string">
            <text:p>UICAB GONGORA CARLOS ANTO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6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20400824" calcext:value-type="float">
            <text:p>773920400824</text:p>
          </table:table-cell>
          <table:table-cell office:value-type="string" calcext:value-type="string">
            <text:p>HERMENEGILDO CANUL XOO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69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30402165" calcext:value-type="float">
            <text:p>772030402165</text:p>
          </table:table-cell>
          <table:table-cell office:value-type="string" calcext:value-type="string">
            <text:p>DUARTE BONILLA NANCY MARISO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6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30400608" calcext:value-type="float">
            <text:p>774930400608</text:p>
          </table:table-cell>
          <table:table-cell office:value-type="string" calcext:value-type="string">
            <text:p>MATILDE CANU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7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30200790" calcext:value-type="float">
            <text:p>774930200790</text:p>
          </table:table-cell>
          <table:table-cell office:value-type="string" calcext:value-type="string">
            <text:p>ELSY NOEMI CERVERA UICAB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9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90201591" calcext:value-type="float">
            <text:p>774990201591</text:p>
          </table:table-cell>
          <table:table-cell office:value-type="string" calcext:value-type="string">
            <text:p>MARIO MAY SANSOR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80-1</text:p>
          </table:table-cell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41001551" calcext:value-type="float">
            <text:p>774941001551</text:p>
          </table:table-cell>
          <table:table-cell office:value-type="string" calcext:value-type="string">
            <text:p>GLADYS GUILLERMO NAHUAT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4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0110802391" calcext:value-type="float">
            <text:p>770110802391</text:p>
          </table:table-cell>
          <table:table-cell office:value-type="string" calcext:value-type="string">
            <text:p>POOT HAU SINTIA DEL CARME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86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91200591" calcext:value-type="float">
            <text:p>772791200591</text:p>
          </table:table-cell>
          <table:table-cell office:value-type="string" calcext:value-type="string">
            <text:p>ALFONSO MEZQUIT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4-1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200030" calcext:value-type="float">
            <text:p>772061200030</text:p>
          </table:table-cell>
          <table:table-cell office:value-type="string" calcext:value-type="string">
            <text:p>MARTINEZ ALCOCER MANUEL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5-1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00700313" calcext:value-type="float">
            <text:p>774900700313</text:p>
          </table:table-cell>
          <table:table-cell office:value-type="string" calcext:value-type="string">
            <text:p>CARRILLO RUBEN ERNEST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6-1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31103466" calcext:value-type="float">
            <text:p>776131103466</text:p>
          </table:table-cell>
          <table:table-cell office:value-type="string" calcext:value-type="string">
            <text:p>ARANDA NOVELO OSCAR MANU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7-1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900049" calcext:value-type="float">
            <text:p>773110900049</text:p>
          </table:table-cell>
          <table:table-cell office:value-type="string" calcext:value-type="string">
            <text:p>MALDONADO CARDENAS MARIA LUIS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9-1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140900503" calcext:value-type="float">
            <text:p>774140900503</text:p>
          </table:table-cell>
          <table:table-cell office:value-type="string" calcext:value-type="string">
            <text:p>BAAS UCAN DARWIN JESU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4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1100568" calcext:value-type="float">
            <text:p>772841100568</text:p>
          </table:table-cell>
          <table:table-cell office:value-type="string" calcext:value-type="string">
            <text:p>CAN ARANA JOSE ELISE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0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10703811" calcext:value-type="float">
            <text:p>776110703811</text:p>
          </table:table-cell>
          <table:table-cell office:value-type="string" calcext:value-type="string">
            <text:p>MAGANA MATA BLANCA LAURA .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4-1</text:p>
          </table:table-cell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50300805" calcext:value-type="float">
            <text:p>777150300805</text:p>
          </table:table-cell>
          <table:table-cell office:value-type="string" calcext:value-type="string">
            <text:p>JIMENEZ BASTO MARIO ROLDAN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6-1</text:p>
          </table:table-cell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40802008" calcext:value-type="float">
            <text:p>774040802008</text:p>
          </table:table-cell>
          <table:table-cell office:value-type="string" calcext:value-type="string">
            <text:p>BENITEZ GARCIA YESICA ARIAN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7-1</text:p>
          </table:table-cell>
          <table:table-cell office:value-type="date" office:date-value="2019-06-08" calcext:value-type="date">
            <text:p>2019-06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11103028" calcext:value-type="float">
            <text:p>774011103028</text:p>
          </table:table-cell>
          <table:table-cell office:value-type="string" calcext:value-type="string">
            <text:p>HERRERA POLANCO DANIEL ALFRED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8-1</text:p>
          </table:table-cell>
          <table:table-cell office:value-type="date" office:date-value="2019-06-08" calcext:value-type="date">
            <text:p>2019-06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00801608" calcext:value-type="float">
            <text:p>774900801608</text:p>
          </table:table-cell>
          <table:table-cell office:value-type="string" calcext:value-type="string">
            <text:p>CENTENO COCOM ANGELICA MARI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29-1</text:p>
          </table:table-cell>
          <table:table-cell office:value-type="date" office:date-value="2019-06-08" calcext:value-type="date">
            <text:p>2019-06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20801213" calcext:value-type="float">
            <text:p>774920801213</text:p>
          </table:table-cell>
          <table:table-cell office:value-type="string" calcext:value-type="string">
            <text:p>RAMIREZ SANCHEZ SILVIA MARIA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32-1</text:p>
          </table:table-cell>
          <table:table-cell office:value-type="date" office:date-value="2019-06-12" calcext:value-type="date">
            <text:p>2019-06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980801446" calcext:value-type="float">
            <text:p>770980801446</text:p>
          </table:table-cell>
          <table:table-cell office:value-type="string" calcext:value-type="string">
            <text:p>CHARLES ACOSTA JOSE ALVAR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3-1</text:p>
          </table:table-cell>
          <table:table-cell office:value-type="date" office:date-value="2019-06-12" calcext:value-type="date">
            <text:p>2019-06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11001652" calcext:value-type="float">
            <text:p>773011001652</text:p>
          </table:table-cell>
          <table:table-cell office:value-type="string" calcext:value-type="string">
            <text:p>QUETZAL HOIL JOSE ARSENI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36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30200093" calcext:value-type="float">
            <text:p>774030200093</text:p>
          </table:table-cell>
          <table:table-cell office:value-type="string" calcext:value-type="string">
            <text:p>KU CHI JUAN EUGE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7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00458096" calcext:value-type="float">
            <text:p>774000458096</text:p>
          </table:table-cell>
          <table:table-cell office:value-type="string" calcext:value-type="string">
            <text:p>COCOM JUAN ANDR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8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71001807" calcext:value-type="float">
            <text:p>774971001807</text:p>
          </table:table-cell>
          <table:table-cell office:value-type="string" calcext:value-type="string">
            <text:p>SALAZAR CRUZ RAMON FELIPE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39-1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7140701534" calcext:value-type="float">
            <text:p>777140701534</text:p>
          </table:table-cell>
          <table:table-cell office:value-type="string" calcext:value-type="string">
            <text:p>CARLOS MARIO ARIAS BADA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8-1</text:p>
          </table:table-cell>
          <table:table-cell office:value-type="date" office:date-value="2019-06-15" calcext:value-type="date">
            <text:p>2019-06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70703336" calcext:value-type="float">
            <text:p>774970703336</text:p>
          </table:table-cell>
          <table:table-cell office:value-type="string" calcext:value-type="string">
            <text:p>BREESY DANIELA CAUICH <text:s/>M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7-1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51102542" calcext:value-type="float">
            <text:p>774951102542</text:p>
          </table:table-cell>
          <table:table-cell office:value-type="string" calcext:value-type="string">
            <text:p>MANUEL I PINZON FRANC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4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81003799" calcext:value-type="float">
            <text:p>774081003799</text:p>
          </table:table-cell>
          <table:table-cell office:value-type="string" calcext:value-type="string">
            <text:p>GONGORA FLORES JOSE ANGEL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95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61202892" calcext:value-type="float">
            <text:p>774061202892</text:p>
          </table:table-cell>
          <table:table-cell office:value-type="string" calcext:value-type="string">
            <text:p>AKE YE PATRICIA ADRIAN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06-1</text:p>
          </table:table-cell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10301222" calcext:value-type="float">
            <text:p>772010301222</text:p>
          </table:table-cell>
          <table:table-cell office:value-type="string" calcext:value-type="string">
            <text:p>PATRICIO ALONZO UITZ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2-1</text:p>
          </table:table-cell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000958307" calcext:value-type="float">
            <text:p>774000958307</text:p>
          </table:table-cell>
          <table:table-cell office:value-type="string" calcext:value-type="string">
            <text:p>TUN CASTILLO RAYMUNDO</text:p>
          </table:table-cell>
          <table:table-cell office:value-type="string" calcext:value-type="string">
            <text:p>HERMANOS LAR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18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302356" calcext:value-type="float">
            <text:p>772120302356</text:p>
          </table:table-cell>
          <table:table-cell office:value-type="string" calcext:value-type="string">
            <text:p>GONZALEZ WONG FREDY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20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50601953" calcext:value-type="float">
            <text:p>777150601953</text:p>
          </table:table-cell>
          <table:table-cell office:value-type="string" calcext:value-type="string">
            <text:p>LAZARO MARTINEZ LUIS ALBERT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44-1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901201175" calcext:value-type="float">
            <text:p>774901201175</text:p>
          </table:table-cell>
          <table:table-cell office:value-type="string" calcext:value-type="string">
            <text:p>FRANCISCO JAVIER ROSADO MILLAN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47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41002959" calcext:value-type="float">
            <text:p>774141002959</text:p>
          </table:table-cell>
          <table:table-cell office:value-type="string" calcext:value-type="string">
            <text:p>SANCHEZ POOL ARSENIO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0-2</text:p>
          </table:table-cell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51102725" calcext:value-type="float">
            <text:p>774051102725</text:p>
          </table:table-cell>
          <table:table-cell office:value-type="string" calcext:value-type="string">
            <text:p>PAULLADA FUENTES PEDRO GASPAR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2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50702318" calcext:value-type="float">
            <text:p>777150702318</text:p>
          </table:table-cell>
          <table:table-cell office:value-type="string" calcext:value-type="string">
            <text:p>MUKUL CAUICH MARIA INES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6-1</text:p>
          </table:table-cell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30301892" calcext:value-type="float">
            <text:p>774030301892</text:p>
          </table:table-cell>
          <table:table-cell office:value-type="string" calcext:value-type="string">
            <text:p>PAREDES RODRIGUEZ LAURA</text:p>
          </table:table-cell>
          <table:table-cell office:value-type="string" calcext:value-type="string">
            <text:p>HERMANOS L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1057-1</text:p>
          </table:table-cell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4041202357" calcext:value-type="float">
            <text:p>774041202357</text:p>
          </table:table-cell>
          <table:table-cell office:value-type="string" calcext:value-type="string">
            <text:p>MILLAN CHUC CRISTINA</text:p>
          </table:table-cell>
          <table:table-cell office:value-type="string" calcext:value-type="string">
            <text:p>HERMANOS LARA</text:p>
          </table:table-cell>
          <table:table-cell table:style-name="ce2" office:value-type="currency" office:currency="MXN" office:value="8100" calcext:value-type="currency">
            <text:p>$8,100.00</text:p>
          </table:table-cell>
        </table:table-row>
        <table:table-row table:style-name="ro1">
          <table:table-cell office:value-type="string" calcext:value-type="string">
            <text:p>YU000326-1</text:p>
          </table:table-cell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891100240" calcext:value-type="float">
            <text:p>775891100240</text:p>
          </table:table-cell>
          <table:table-cell office:value-type="string" calcext:value-type="string">
            <text:p>MARIA CONCEPCION ALL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34-2</text:p>
          </table:table-cell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61100355" calcext:value-type="float">
            <text:p>773961100355</text:p>
          </table:table-cell>
          <table:table-cell office:value-type="string" calcext:value-type="string">
            <text:p>TERESA DE J CORAL DORANT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40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980100502" calcext:value-type="float">
            <text:p>770980100502</text:p>
          </table:table-cell>
          <table:table-cell office:value-type="string" calcext:value-type="string">
            <text:p>MARIO F VILLAMIL ALEJO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48-3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050700471" calcext:value-type="float">
            <text:p>775050700471</text:p>
          </table:table-cell>
          <table:table-cell office:value-type="string" calcext:value-type="string">
            <text:p>HERNANDEZ MARTINEZ BENI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49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50401891" calcext:value-type="float">
            <text:p>772050401891</text:p>
          </table:table-cell>
          <table:table-cell office:value-type="string" calcext:value-type="string">
            <text:p>PINZON FRIAS MARIA DE LOS 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50-1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40602203" calcext:value-type="float">
            <text:p>774040602203</text:p>
          </table:table-cell>
          <table:table-cell office:value-type="string" calcext:value-type="string">
            <text:p>BECERRA BENTATA REN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57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50500408" calcext:value-type="float">
            <text:p>773950500408</text:p>
          </table:table-cell>
          <table:table-cell office:value-type="string" calcext:value-type="string">
            <text:p>BENITA CEN HUCH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1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50801910" calcext:value-type="float">
            <text:p>777150801910</text:p>
          </table:table-cell>
          <table:table-cell office:value-type="string" calcext:value-type="string">
            <text:p>ORTIZ ROMERO ANA LIG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2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111100642" calcext:value-type="float">
            <text:p>775111100642</text:p>
          </table:table-cell>
          <table:table-cell office:value-type="string" calcext:value-type="string">
            <text:p>GARCIA ESCUDERO ROSSY NELLY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64-1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10702909" calcext:value-type="float">
            <text:p>772110702909</text:p>
          </table:table-cell>
          <table:table-cell office:value-type="string" calcext:value-type="string">
            <text:p>CARDENA JIMENEZ FRANK ABRAHAM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0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41000012" calcext:value-type="float">
            <text:p>775941000012</text:p>
          </table:table-cell>
          <table:table-cell office:value-type="string" calcext:value-type="string">
            <text:p>CHABLE CHIM OLG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2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150501301" calcext:value-type="float">
            <text:p>775150501301</text:p>
          </table:table-cell>
          <table:table-cell office:value-type="string" calcext:value-type="string">
            <text:p>GUZMAN MARTINEZ WILFRI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74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003069" calcext:value-type="float">
            <text:p>777131003069</text:p>
          </table:table-cell>
          <table:table-cell office:value-type="string" calcext:value-type="string">
            <text:p>MOLINA RODRIGUEZ MARI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2-2</text:p>
          </table:table-cell>
          <table:table-cell office:value-type="date" office:date-value="2019-03-15" calcext:value-type="date">
            <text:p>2019-03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30500272" calcext:value-type="float">
            <text:p>772030500272</text:p>
          </table:table-cell>
          <table:table-cell office:value-type="string" calcext:value-type="string">
            <text:p>PEREZ VAZQUEZ ISMAEL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5-1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1005835" calcext:value-type="float">
            <text:p>773071005835</text:p>
          </table:table-cell>
          <table:table-cell office:value-type="string" calcext:value-type="string">
            <text:p>FLORES TORRES ENRIQU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396-1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70703791" calcext:value-type="float">
            <text:p>776070703791</text:p>
          </table:table-cell>
          <table:table-cell office:value-type="string" calcext:value-type="string">
            <text:p>DZIB PINTO SERGIO ADRI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6-1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104365" calcext:value-type="float">
            <text:p>776080104365</text:p>
          </table:table-cell>
          <table:table-cell office:value-type="string" calcext:value-type="string">
            <text:p>HERNANDEZ LOPEZ JOSE DEL CARM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27-1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131102328" calcext:value-type="float">
            <text:p>771131102328</text:p>
          </table:table-cell>
          <table:table-cell office:value-type="string" calcext:value-type="string">
            <text:p>HERRERA REYNA BARBAR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31-1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10200382" calcext:value-type="float">
            <text:p>770110200382</text:p>
          </table:table-cell>
          <table:table-cell office:value-type="string" calcext:value-type="string">
            <text:p>IX BALAM MANUEL ESTEBAN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5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1257814" calcext:value-type="float">
            <text:p>772001257814</text:p>
          </table:table-cell>
          <table:table-cell office:value-type="string" calcext:value-type="string">
            <text:p>DARVELIA SUAREZ LANDE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476-1</text:p>
          </table:table-cell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000358840" calcext:value-type="float">
            <text:p>771000358840</text:p>
          </table:table-cell>
          <table:table-cell office:value-type="string" calcext:value-type="string">
            <text:p>DOMINGUEZ BOJORGUEZ SANTIAG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10-1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202564" calcext:value-type="float">
            <text:p>774050202564</text:p>
          </table:table-cell>
          <table:table-cell office:value-type="string" calcext:value-type="string">
            <text:p>VERA FLORES NAM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0-1</text:p>
          </table:table-cell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502428" calcext:value-type="float">
            <text:p>773070502428</text:p>
          </table:table-cell>
          <table:table-cell office:value-type="string" calcext:value-type="string">
            <text:p>CANUL GALAN ROSALV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58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900334" calcext:value-type="float">
            <text:p>773070900334</text:p>
          </table:table-cell>
          <table:table-cell office:value-type="string" calcext:value-type="string">
            <text:p>CARBALLO GONZALEZ DEISY MAR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79-1</text:p>
          </table:table-cell>
          <table:table-cell office:value-type="date" office:date-value="2019-04-04" calcext:value-type="date">
            <text:p>2019-04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00457137" calcext:value-type="float">
            <text:p>777000457137</text:p>
          </table:table-cell>
          <table:table-cell office:value-type="string" calcext:value-type="string">
            <text:p>HAS PECH EMIL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597-1</text:p>
          </table:table-cell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20801382" calcext:value-type="float">
            <text:p>776120801382</text:p>
          </table:table-cell>
          <table:table-cell office:value-type="string" calcext:value-type="string">
            <text:p>TRUJILLO FERNANDEZ VERONICA AL</text:p>
          </table:table-cell>
          <table:table-cell office:value-type="string" calcext:value-type="string">
            <text:p>HOGARCIA</text:p>
          </table:table-cell>
          <table:table-cell table:style-name="ce2" office:value-type="currency" office:currency="MXN" office:value="8100" calcext:value-type="currency">
            <text:p>$8,100.00</text:p>
          </table:table-cell>
        </table:table-row>
        <table:table-row table:style-name="ro1">
          <table:table-cell office:value-type="string" calcext:value-type="string">
            <text:p>YU000599-1</text:p>
          </table:table-cell>
          <table:table-cell office:value-type="date" office:date-value="2019-04-06" calcext:value-type="date">
            <text:p>2019-04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880301191" calcext:value-type="float">
            <text:p>774880301191</text:p>
          </table:table-cell>
          <table:table-cell office:value-type="string" calcext:value-type="string">
            <text:p>DOMINGO PACHECO LIZAMA</text:p>
          </table:table-cell>
          <table:table-cell office:value-type="string" calcext:value-type="string">
            <text:p>HOGARCIA</text:p>
          </table:table-cell>
          <table:table-cell table:style-name="ce2" office:value-type="currency" office:currency="MXN" office:value="8100" calcext:value-type="currency">
            <text:p>$8,100.00</text:p>
          </table:table-cell>
        </table:table-row>
        <table:table-row table:style-name="ro1">
          <table:table-cell office:value-type="string" calcext:value-type="string">
            <text:p>YU000680-1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700697" calcext:value-type="float">
            <text:p>777040700697</text:p>
          </table:table-cell>
          <table:table-cell office:value-type="string" calcext:value-type="string">
            <text:p>GUERRERO MAY MARIA ESTHE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1-1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40300991" calcext:value-type="float">
            <text:p>777040300991</text:p>
          </table:table-cell>
          <table:table-cell office:value-type="string" calcext:value-type="string">
            <text:p>HU TREJO JOSE NATIVIDAD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82-1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40905532" calcext:value-type="float">
            <text:p>776140905532</text:p>
          </table:table-cell>
          <table:table-cell office:value-type="string" calcext:value-type="string">
            <text:p>YAM CHAN MARIA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3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980503409" calcext:value-type="float">
            <text:p>771980503409</text:p>
          </table:table-cell>
          <table:table-cell office:value-type="string" calcext:value-type="string">
            <text:p>LUIS A ALMEIDA MEJ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5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50407581" calcext:value-type="float">
            <text:p>776150407581</text:p>
          </table:table-cell>
          <table:table-cell office:value-type="string" calcext:value-type="string">
            <text:p>VAZQUEZ SEGOVIA HECTOR GERM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696-1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40901114" calcext:value-type="float">
            <text:p>772940901114</text:p>
          </table:table-cell>
          <table:table-cell office:value-type="string" calcext:value-type="string">
            <text:p>ROGER J.R. POLANCO NOVEL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04-1</text:p>
          </table:table-cell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050101015" calcext:value-type="float">
            <text:p>777050101015</text:p>
          </table:table-cell>
          <table:table-cell office:value-type="string" calcext:value-type="string">
            <text:p>APOLINAR RODRIGUEZ MART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09-1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11110222" calcext:value-type="float">
            <text:p>773011110222</text:p>
          </table:table-cell>
          <table:table-cell office:value-type="string" calcext:value-type="string">
            <text:p>CAAMAL MORALES GLORIA MAR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0-1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880501408" calcext:value-type="float">
            <text:p>774880501408</text:p>
          </table:table-cell>
          <table:table-cell office:value-type="string" calcext:value-type="string">
            <text:p>JORGE H PALOMO CAMPO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12-1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40100873" calcext:value-type="float">
            <text:p>772140100873</text:p>
          </table:table-cell>
          <table:table-cell office:value-type="string" calcext:value-type="string">
            <text:p>PUC EK TELMI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6-2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090300565" calcext:value-type="float">
            <text:p>775090300565</text:p>
          </table:table-cell>
          <table:table-cell office:value-type="string" calcext:value-type="string">
            <text:p>NAAL BAQUEDANO MARIA FELICIAN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27-2</text:p>
          </table:table-cell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2036" calcext:value-type="float">
            <text:p>773070702036</text:p>
          </table:table-cell>
          <table:table-cell office:value-type="string" calcext:value-type="string">
            <text:p>GONZALEZ SANCHEZ GPE DE LOS A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0-1</text:p>
          </table:table-cell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50802051" calcext:value-type="float">
            <text:p>772150802051</text:p>
          </table:table-cell>
          <table:table-cell office:value-type="string" calcext:value-type="string">
            <text:p>ESPADAS ALCOCER CARLOS EDUAR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1-1</text:p>
          </table:table-cell>
          <table:table-cell office:value-type="date" office:date-value="2019-05-04" calcext:value-type="date">
            <text:p>2019-05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00957570" calcext:value-type="float">
            <text:p>772000957570</text:p>
          </table:table-cell>
          <table:table-cell office:value-type="string" calcext:value-type="string">
            <text:p>MAURA CISNEROS 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6-2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140600678" calcext:value-type="float">
            <text:p>773140600678</text:p>
          </table:table-cell>
          <table:table-cell office:value-type="string" calcext:value-type="string">
            <text:p>MAGANA Y DZIB HERMIN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49-1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981101300" calcext:value-type="float">
            <text:p>775981101300</text:p>
          </table:table-cell>
          <table:table-cell office:value-type="string" calcext:value-type="string">
            <text:p>VILLAMOR CUTZ SISY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1-1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80200759" calcext:value-type="float">
            <text:p>775080200759</text:p>
          </table:table-cell>
          <table:table-cell office:value-type="string" calcext:value-type="string">
            <text:p>DZUL COYOC TELMA LILI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7-1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805525" calcext:value-type="float">
            <text:p>776080805525</text:p>
          </table:table-cell>
          <table:table-cell office:value-type="string" calcext:value-type="string">
            <text:p>LOPEZ HOIL MANUEL ALBER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58-1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507524" calcext:value-type="float">
            <text:p>776080507524</text:p>
          </table:table-cell>
          <table:table-cell office:value-type="string" calcext:value-type="string">
            <text:p>KANTUN PARDILLO EDUARDO ENRIQU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1-2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871100077" calcext:value-type="float">
            <text:p>774871100077</text:p>
          </table:table-cell>
          <table:table-cell office:value-type="string" calcext:value-type="string">
            <text:p>VELAZCO DE B MA DE LA C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3-1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70901809" calcext:value-type="float">
            <text:p>774070901809</text:p>
          </table:table-cell>
          <table:table-cell office:value-type="string" calcext:value-type="string">
            <text:p>LUNA GOMEZ ISMENE C. 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64-2</text:p>
          </table:table-cell>
          <table:table-cell office:value-type="date" office:date-value="2019-06-22" calcext:value-type="date">
            <text:p>2019-06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981101415" calcext:value-type="float">
            <text:p>775981101415</text:p>
          </table:table-cell>
          <table:table-cell office:value-type="string" calcext:value-type="string">
            <text:p>GOMEZ WENDY PATRICI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4-1</text:p>
          </table:table-cell>
          <table:table-cell office:value-type="date" office:date-value="2019-05-11" calcext:value-type="date">
            <text:p>2019-05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1202169" calcext:value-type="float">
            <text:p>777131202169</text:p>
          </table:table-cell>
          <table:table-cell office:value-type="string" calcext:value-type="string">
            <text:p>PINZON CABRERA JAIRO ADIE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5-2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60801435" calcext:value-type="float">
            <text:p>773060801435</text:p>
          </table:table-cell>
          <table:table-cell office:value-type="string" calcext:value-type="string">
            <text:p>EK PECH WALTER AUGUST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7-2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60602935" calcext:value-type="float">
            <text:p>774060602935</text:p>
          </table:table-cell>
          <table:table-cell office:value-type="string" calcext:value-type="string">
            <text:p>CRUZ MEDINA FRANCISCO DE A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79-1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100200971" calcext:value-type="float">
            <text:p>775100200971</text:p>
          </table:table-cell>
          <table:table-cell office:value-type="string" calcext:value-type="string">
            <text:p>DE LA ROSA REYES MINERV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0-1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71002021" calcext:value-type="float">
            <text:p>774971002021</text:p>
          </table:table-cell>
          <table:table-cell office:value-type="string" calcext:value-type="string">
            <text:p>NADIA E. CANTON LOPEZ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1-1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00803702" calcext:value-type="float">
            <text:p>776100803702</text:p>
          </table:table-cell>
          <table:table-cell office:value-type="string" calcext:value-type="string">
            <text:p>TORRES ZAPATA ERICK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4-1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100702621" calcext:value-type="float">
            <text:p>773100702621</text:p>
          </table:table-cell>
          <table:table-cell office:value-type="string" calcext:value-type="string">
            <text:p>AVALOS ESPARZA ALFRE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785-2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4140601671" calcext:value-type="float">
            <text:p>774140601671</text:p>
          </table:table-cell>
          <table:table-cell office:value-type="string" calcext:value-type="string">
            <text:p>PECH CORTES ROSALIA DEL 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11-1</text:p>
          </table:table-cell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860900512" calcext:value-type="float">
            <text:p>773860900512</text:p>
          </table:table-cell>
          <table:table-cell office:value-type="string" calcext:value-type="string">
            <text:p>MANUEL DE J MARTINEZ R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14-1</text:p>
          </table:table-cell>
          <table:table-cell office:value-type="date" office:date-value="2019-05-18" calcext:value-type="date">
            <text:p>2019-05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40800680" calcext:value-type="float">
            <text:p>772840800680</text:p>
          </table:table-cell>
          <table:table-cell office:value-type="string" calcext:value-type="string">
            <text:p>CANUL CHIM ELMER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20-1</text:p>
          </table:table-cell>
          <table:table-cell office:value-type="date" office:date-value="2019-05-18" calcext:value-type="date">
            <text:p>2019-05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1940102738" calcext:value-type="float">
            <text:p>771940102738</text:p>
          </table:table-cell>
          <table:table-cell office:value-type="string" calcext:value-type="string">
            <text:p>MANUEL CARDENAS SANTAN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39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21100224" calcext:value-type="float">
            <text:p>772921100224</text:p>
          </table:table-cell>
          <table:table-cell office:value-type="string" calcext:value-type="string">
            <text:p>DIAZ SANCHEZ KARLA GUADALUP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0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950900981" calcext:value-type="float">
            <text:p>775950900981</text:p>
          </table:table-cell>
          <table:table-cell office:value-type="string" calcext:value-type="string">
            <text:p>POOT CAMPOS LUI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1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2120901365" calcext:value-type="float">
            <text:p>772120901365</text:p>
          </table:table-cell>
          <table:table-cell office:value-type="string" calcext:value-type="string">
            <text:p>CAUICH MENDEZ CESAR ARMAN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2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21201078" calcext:value-type="float">
            <text:p>773921201078</text:p>
          </table:table-cell>
          <table:table-cell office:value-type="string" calcext:value-type="string">
            <text:p>MERCADO PERAZA ALBERTO MART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3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1005368" calcext:value-type="float">
            <text:p>773131005368</text:p>
          </table:table-cell>
          <table:table-cell office:value-type="string" calcext:value-type="string">
            <text:p>BAEZA KU AIRAM IRAYZ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5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000957951" calcext:value-type="float">
            <text:p>775000957951</text:p>
          </table:table-cell>
          <table:table-cell office:value-type="string" calcext:value-type="string">
            <text:p>LOPEZ CAMPOMANES PED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6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970900731" calcext:value-type="float">
            <text:p>775970900731</text:p>
          </table:table-cell>
          <table:table-cell office:value-type="string" calcext:value-type="string">
            <text:p>PISTE AGUILAR CAMIL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47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6100706332" calcext:value-type="float">
            <text:p>776100706332</text:p>
          </table:table-cell>
          <table:table-cell office:value-type="string" calcext:value-type="string">
            <text:p>LOPEZ LANDEROS SOBEID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1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10300712" calcext:value-type="float">
            <text:p>778010300712</text:p>
          </table:table-cell>
          <table:table-cell office:value-type="string" calcext:value-type="string">
            <text:p>MARIA PAULINA CANCHE TU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2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20100334" calcext:value-type="float">
            <text:p>778920100334</text:p>
          </table:table-cell>
          <table:table-cell office:value-type="string" calcext:value-type="string">
            <text:p>GABRIEL GONZALEZ ALVARAD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3-1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71000288" calcext:value-type="float">
            <text:p>778971000288</text:p>
          </table:table-cell>
          <table:table-cell office:value-type="string" calcext:value-type="string">
            <text:p>SILVIO A CAAMAL CHAL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4-1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010204432" calcext:value-type="float">
            <text:p>774010204432</text:p>
          </table:table-cell>
          <table:table-cell office:value-type="string" calcext:value-type="string">
            <text:p>MA LETICIA MARTINEZ ARGUELLE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6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960300183" calcext:value-type="float">
            <text:p>775960300183</text:p>
          </table:table-cell>
          <table:table-cell office:value-type="string" calcext:value-type="string">
            <text:p>DEYSI SANTIAGO DE TINTOR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7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130402461" calcext:value-type="float">
            <text:p>770130402461</text:p>
          </table:table-cell>
          <table:table-cell office:value-type="string" calcext:value-type="string">
            <text:p>COLLI CANUL ROCIO DEL CARME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8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80700521" calcext:value-type="float">
            <text:p>778080700521</text:p>
          </table:table-cell>
          <table:table-cell office:value-type="string" calcext:value-type="string">
            <text:p>TUN CANUL TEREZITA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59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8940800197" calcext:value-type="float">
            <text:p>778940800197</text:p>
          </table:table-cell>
          <table:table-cell office:value-type="string" calcext:value-type="string">
            <text:p>JOSE ALBERTO KU CANUL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0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21200272" calcext:value-type="float">
            <text:p>778021200272</text:p>
          </table:table-cell>
          <table:table-cell office:value-type="string" calcext:value-type="string">
            <text:p>CARLOS E TUN POLANC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1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150200831" calcext:value-type="float">
            <text:p>778150200831</text:p>
          </table:table-cell>
          <table:table-cell office:value-type="string" calcext:value-type="string">
            <text:p>CAAMAL KOH LEONARDO DE JESU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3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81100469" calcext:value-type="float">
            <text:p>778981100469</text:p>
          </table:table-cell>
          <table:table-cell office:value-type="string" calcext:value-type="string">
            <text:p>CARLOS JOSE XOOL CHAL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4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080105396" calcext:value-type="float">
            <text:p>776080105396</text:p>
          </table:table-cell>
          <table:table-cell office:value-type="string" calcext:value-type="string">
            <text:p>MOSQUEDA ESPITA GASPAR ALONS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5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030802405" calcext:value-type="float">
            <text:p>775030802405</text:p>
          </table:table-cell>
          <table:table-cell office:value-type="string" calcext:value-type="string">
            <text:p>VICTOR JUAN DE LA ROS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7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5040200870" calcext:value-type="float">
            <text:p>775040200870</text:p>
          </table:table-cell>
          <table:table-cell office:value-type="string" calcext:value-type="string">
            <text:p>ROSALES CETINA YASMIN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68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60403398" calcext:value-type="float">
            <text:p>776160403398</text:p>
          </table:table-cell>
          <table:table-cell office:value-type="string" calcext:value-type="string">
            <text:p>ALPUCHE BUENFIL JORGE FRANCISC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0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050701087" calcext:value-type="float">
            <text:p>775050701087</text:p>
          </table:table-cell>
          <table:table-cell office:value-type="string" calcext:value-type="string">
            <text:p>MORALES OSALDE MARIAN GPE.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1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20400988" calcext:value-type="float">
            <text:p>771920400988</text:p>
          </table:table-cell>
          <table:table-cell office:value-type="string" calcext:value-type="string">
            <text:p>OSALDE ALCOCER JOSE LUI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872-1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5090101180" calcext:value-type="float">
            <text:p>775090101180</text:p>
          </table:table-cell>
          <table:table-cell office:value-type="string" calcext:value-type="string">
            <text:p>SALAS PEREZ JORG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3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3100504935" calcext:value-type="float">
            <text:p>773100504935</text:p>
          </table:table-cell>
          <table:table-cell office:value-type="string" calcext:value-type="string">
            <text:p>RODRIGUEZ POOT JORGE LUI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4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30902831" calcext:value-type="float">
            <text:p>772130902831</text:p>
          </table:table-cell>
          <table:table-cell office:value-type="string" calcext:value-type="string">
            <text:p>MAY SOSA GUADALUPE MELQUIADE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75-1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41003081" calcext:value-type="float">
            <text:p>772141003081</text:p>
          </table:table-cell>
          <table:table-cell office:value-type="string" calcext:value-type="string">
            <text:p>PECH TUN MIGUEL MARIAN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3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131202473" calcext:value-type="float">
            <text:p>773131202473</text:p>
          </table:table-cell>
          <table:table-cell office:value-type="string" calcext:value-type="string">
            <text:p>BASTO BASTARRACHEA MIGUEL A.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5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30302781" calcext:value-type="float">
            <text:p>774130302781</text:p>
          </table:table-cell>
          <table:table-cell office:value-type="string" calcext:value-type="string">
            <text:p>MENDOZA AGUIRRE MICHE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7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6160401859" calcext:value-type="float">
            <text:p>776160401859</text:p>
          </table:table-cell>
          <table:table-cell office:value-type="string" calcext:value-type="string">
            <text:p>CORAL ORTIZ GUADALUPE CONCEPC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89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1980805090" calcext:value-type="float">
            <text:p>771980805090</text:p>
          </table:table-cell>
          <table:table-cell office:value-type="string" calcext:value-type="string">
            <text:p>WILBERTH GARCIA CHABL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890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7160100596" calcext:value-type="float">
            <text:p>777160100596</text:p>
          </table:table-cell>
          <table:table-cell office:value-type="string" calcext:value-type="string">
            <text:p>POOL CHAN MAURO ANTON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1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50401800" calcext:value-type="float">
            <text:p>774050401800</text:p>
          </table:table-cell>
          <table:table-cell office:value-type="string" calcext:value-type="string">
            <text:p>CUEVAS CHAN SAHARA MA DEL 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2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50400154" calcext:value-type="float">
            <text:p>773150400154</text:p>
          </table:table-cell>
          <table:table-cell office:value-type="string" calcext:value-type="string">
            <text:p>PEREZ LOPEZ JOSE GUADALUPE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893-1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2090701927" calcext:value-type="float">
            <text:p>772090701927</text:p>
          </table:table-cell>
          <table:table-cell office:value-type="string" calcext:value-type="string">
            <text:p>SIERRA FUENTES ARTUR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0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80508106" calcext:value-type="float">
            <text:p>773080508106</text:p>
          </table:table-cell>
          <table:table-cell office:value-type="string" calcext:value-type="string">
            <text:p>PENA GONZALEZ MIRLEY ISABE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1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70302682" calcext:value-type="float">
            <text:p>773070302682</text:p>
          </table:table-cell>
          <table:table-cell office:value-type="string" calcext:value-type="string">
            <text:p>ROSADO MENA BLANCA ROS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2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21101551" calcext:value-type="float">
            <text:p>777121101551</text:p>
          </table:table-cell>
          <table:table-cell office:value-type="string" calcext:value-type="string">
            <text:p>BRICENO TUN MANUEL DE ATOCH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3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991101571" calcext:value-type="float">
            <text:p>772991101571</text:p>
          </table:table-cell>
          <table:table-cell office:value-type="string" calcext:value-type="string">
            <text:p>DORACELY FLORES DE LA CRUZ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5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140101822" calcext:value-type="float">
            <text:p>771140101822</text:p>
          </table:table-cell>
          <table:table-cell office:value-type="string" calcext:value-type="string">
            <text:p>GOMEZ ANGULO JOHANA CAROLIN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7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01057419" calcext:value-type="float">
            <text:p>774001057419</text:p>
          </table:table-cell>
          <table:table-cell office:value-type="string" calcext:value-type="string">
            <text:p>RUBIO KU JOSE IGNAC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08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3090802029" calcext:value-type="float">
            <text:p>773090802029</text:p>
          </table:table-cell>
          <table:table-cell office:value-type="string" calcext:value-type="string">
            <text:p>ALCOCER PACHECO MARIA 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09-1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4961001337" calcext:value-type="float">
            <text:p>774961001337</text:p>
          </table:table-cell>
          <table:table-cell office:value-type="string" calcext:value-type="string">
            <text:p>ANA MARIA AVILA GALL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1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1101638" calcext:value-type="float">
            <text:p>774991101638</text:p>
          </table:table-cell>
          <table:table-cell office:value-type="string" calcext:value-type="string">
            <text:p>UC CHAN FRANCISCO 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3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81100875" calcext:value-type="float">
            <text:p>774081100875</text:p>
          </table:table-cell>
          <table:table-cell office:value-type="string" calcext:value-type="string">
            <text:p>FARFAN BAEZA RENAN HIRAM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4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000261012" calcext:value-type="float">
            <text:p>774000261012</text:p>
          </table:table-cell>
          <table:table-cell office:value-type="string" calcext:value-type="string">
            <text:p>CAN PECH JUAN BAUTIST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5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90400855" calcext:value-type="float">
            <text:p>774890400855</text:p>
          </table:table-cell>
          <table:table-cell office:value-type="string" calcext:value-type="string">
            <text:p>ROJAS ESCARRAGA PABLO ANTONIO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6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50200235" calcext:value-type="float">
            <text:p>774050200235</text:p>
          </table:table-cell>
          <table:table-cell office:value-type="string" calcext:value-type="string">
            <text:p>MACOSAY ORTIZ ELMER JOS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17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60403626" calcext:value-type="float">
            <text:p>773060403626</text:p>
          </table:table-cell>
          <table:table-cell office:value-type="string" calcext:value-type="string">
            <text:p>CANCHE EK MARIA CRISTINA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18-1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80502244" calcext:value-type="float">
            <text:p>774080502244</text:p>
          </table:table-cell>
          <table:table-cell office:value-type="string" calcext:value-type="string">
            <text:p>SANTIAGO BAUTISTA ISSA DEL S</text:p>
          </table:table-cell>
          <table:table-cell office:value-type="string" calcext:value-type="string">
            <text:p>HOGARCI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U000923-1</text:p>
          </table:table-cell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41103134" calcext:value-type="float">
            <text:p>777141103134</text:p>
          </table:table-cell>
          <table:table-cell office:value-type="string" calcext:value-type="string">
            <text:p>ORTIZ CAMPOS EDWIN DE JESU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48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41004713" calcext:value-type="float">
            <text:p>777141004713</text:p>
          </table:table-cell>
          <table:table-cell office:value-type="string" calcext:value-type="string">
            <text:p>BANDA MOSQUEDA JUANA DEL CARM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49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704122" calcext:value-type="float">
            <text:p>773130704122</text:p>
          </table:table-cell>
          <table:table-cell office:value-type="string" calcext:value-type="string">
            <text:p>ESTRELLA BAAS ANGHELI CAREL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0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61101781" calcext:value-type="float">
            <text:p>774961101781</text:p>
          </table:table-cell>
          <table:table-cell office:value-type="string" calcext:value-type="string">
            <text:p>JOSE A GARCIA VADILL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1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140803041" calcext:value-type="float">
            <text:p>775140803041</text:p>
          </table:table-cell>
          <table:table-cell office:value-type="string" calcext:value-type="string">
            <text:p>GARCIA LUNA BREND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3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40601429" calcext:value-type="float">
            <text:p>771040601429</text:p>
          </table:table-cell>
          <table:table-cell office:value-type="string" calcext:value-type="string">
            <text:p>CHEL UCAN GABRIELA DEL ROCI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4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40402594" calcext:value-type="float">
            <text:p>772140402594</text:p>
          </table:table-cell>
          <table:table-cell office:value-type="string" calcext:value-type="string">
            <text:p>PIMENTEL HAU MARIA DE LA PA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5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61106646" calcext:value-type="float">
            <text:p>774861106646</text:p>
          </table:table-cell>
          <table:table-cell office:value-type="string" calcext:value-type="string">
            <text:p>ANCONA CONTRERAS FCA</text:p>
          </table:table-cell>
          <table:table-cell office:value-type="string" calcext:value-type="string">
            <text:p>HOGARCIA</text:p>
          </table:table-cell>
          <table:table-cell table:style-name="ce2" office:value-type="currency" office:currency="MXN" office:value="10400" calcext:value-type="currency">
            <text:p>$10,400.00</text:p>
          </table:table-cell>
        </table:table-row>
        <table:table-row table:style-name="ro1">
          <table:table-cell office:value-type="string" calcext:value-type="string">
            <text:p>YU000956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50302135" calcext:value-type="float">
            <text:p>774050302135</text:p>
          </table:table-cell>
          <table:table-cell office:value-type="string" calcext:value-type="string">
            <text:p>NOVELO ORTIZ MARIA DEL PILAR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7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31203254" calcext:value-type="float">
            <text:p>771931203254</text:p>
          </table:table-cell>
          <table:table-cell office:value-type="string" calcext:value-type="string">
            <text:p>HERBE SALAZAR CHAN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8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70800307" calcext:value-type="float">
            <text:p>772870800307</text:p>
          </table:table-cell>
          <table:table-cell office:value-type="string" calcext:value-type="string">
            <text:p>PEREZ RUIZ ENRIQUE ANTONI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59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40800783" calcext:value-type="float">
            <text:p>773840800783</text:p>
          </table:table-cell>
          <table:table-cell office:value-type="string" calcext:value-type="string">
            <text:p>PAULA CEBALLOS SANCHE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2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51201860" calcext:value-type="float">
            <text:p>771951201860</text:p>
          </table:table-cell>
          <table:table-cell office:value-type="string" calcext:value-type="string">
            <text:p>BETTY BRICENO CONTRERA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3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21101658" calcext:value-type="float">
            <text:p>777121101658</text:p>
          </table:table-cell>
          <table:table-cell office:value-type="string" calcext:value-type="string">
            <text:p>SANTOS CASTELLANOS ERNEST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5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60301417" calcext:value-type="float">
            <text:p>772160301417</text:p>
          </table:table-cell>
          <table:table-cell office:value-type="string" calcext:value-type="string">
            <text:p>CANUL MARTINEZ MARIA DE LOS D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6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10600093" calcext:value-type="float">
            <text:p>774810600093</text:p>
          </table:table-cell>
          <table:table-cell office:value-type="string" calcext:value-type="string">
            <text:p>CORONA CASELLAS MARIA CONCEPCI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67-1</text:p>
          </table:table-cell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11102478" calcext:value-type="float">
            <text:p>777111102478</text:p>
          </table:table-cell>
          <table:table-cell office:value-type="string" calcext:value-type="string">
            <text:p>VAZQUEZ MENDEZ MATE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69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31200611" calcext:value-type="float">
            <text:p>774931200611</text:p>
          </table:table-cell>
          <table:table-cell office:value-type="string" calcext:value-type="string">
            <text:p>LUIS JESUS HERRERA ALCOCER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0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020605363" calcext:value-type="float">
            <text:p>771020605363</text:p>
          </table:table-cell>
          <table:table-cell office:value-type="string" calcext:value-type="string">
            <text:p>MA. ASUNCION PUERTO RODRIGUE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2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90402977" calcext:value-type="float">
            <text:p>773090402977</text:p>
          </table:table-cell>
          <table:table-cell office:value-type="string" calcext:value-type="string">
            <text:p>PAT MOO WILBERT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3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10502518" calcext:value-type="float">
            <text:p>773010502518</text:p>
          </table:table-cell>
          <table:table-cell office:value-type="string" calcext:value-type="string">
            <text:p>MIGUEL ANGEL MANZANILLA VER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5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020504139" calcext:value-type="float">
            <text:p>775020504139</text:p>
          </table:table-cell>
          <table:table-cell office:value-type="string" calcext:value-type="string">
            <text:p>ALANIS RODRIGUEZ MARISO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6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60901705" calcext:value-type="float">
            <text:p>775960901705</text:p>
          </table:table-cell>
          <table:table-cell office:value-type="string" calcext:value-type="string">
            <text:p>GUILLERMINA NAAL BAQUEDA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7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41002271" calcext:value-type="float">
            <text:p>773041002271</text:p>
          </table:table-cell>
          <table:table-cell office:value-type="string" calcext:value-type="string">
            <text:p>ANA E. MARTIN CAN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8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41201821" calcext:value-type="float">
            <text:p>773941201821</text:p>
          </table:table-cell>
          <table:table-cell office:value-type="string" calcext:value-type="string">
            <text:p>ALEJANDRO PASTRANA CORTE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79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61101927" calcext:value-type="float">
            <text:p>774961101927</text:p>
          </table:table-cell>
          <table:table-cell office:value-type="string" calcext:value-type="string">
            <text:p>TOMAS R CAUICH COB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2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80905551" calcext:value-type="float">
            <text:p>773980905551</text:p>
          </table:table-cell>
          <table:table-cell office:value-type="string" calcext:value-type="string">
            <text:p>ARISTEO HOIL DIAZ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84-1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11002900" calcext:value-type="float">
            <text:p>773011002900</text:p>
          </table:table-cell>
          <table:table-cell office:value-type="string" calcext:value-type="string">
            <text:p>MARTEL REJON ALICIA CAROLIN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8-1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90305287" calcext:value-type="float">
            <text:p>775990305287</text:p>
          </table:table-cell>
          <table:table-cell office:value-type="string" calcext:value-type="string">
            <text:p>DELFA N SIERRA F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989-1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9131002049" calcext:value-type="float">
            <text:p>779131002049</text:p>
          </table:table-cell>
          <table:table-cell office:value-type="string" calcext:value-type="string">
            <text:p>CRUZ CALDERON JOSE AVELIN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0-1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40505551" calcext:value-type="float">
            <text:p>774040505551</text:p>
          </table:table-cell>
          <table:table-cell office:value-type="string" calcext:value-type="string">
            <text:p>QUETZ CHI RAMON ADIE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3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750609095" calcext:value-type="float">
            <text:p>777750609095</text:p>
          </table:table-cell>
          <table:table-cell office:value-type="string" calcext:value-type="string">
            <text:p>CANUL UC HILARI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0997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61002085" calcext:value-type="float">
            <text:p>774861002085</text:p>
          </table:table-cell>
          <table:table-cell office:value-type="string" calcext:value-type="string">
            <text:p>JORGE MALDONADO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00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51102342" calcext:value-type="float">
            <text:p>774051102342</text:p>
          </table:table-cell>
          <table:table-cell office:value-type="string" calcext:value-type="string">
            <text:p>VELAZQUEZ DZUL WILBERT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01-2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0051100093" calcext:value-type="float">
            <text:p>770051100093</text:p>
          </table:table-cell>
          <table:table-cell office:value-type="string" calcext:value-type="string">
            <text:p>MARTIN SEGURA JULIO ARMAND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17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10305159" calcext:value-type="float">
            <text:p>773110305159</text:p>
          </table:table-cell>
          <table:table-cell office:value-type="string" calcext:value-type="string">
            <text:p>CASTILLO VIDIELLA ZARCO ARGEL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19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31000161" calcext:value-type="float">
            <text:p>774031000161</text:p>
          </table:table-cell>
          <table:table-cell office:value-type="string" calcext:value-type="string">
            <text:p>AVILA SALAZAR MA TERESA DE J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1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10601228" calcext:value-type="float">
            <text:p>773910601228</text:p>
          </table:table-cell>
          <table:table-cell office:value-type="string" calcext:value-type="string">
            <text:p>MARCO A LARA BASTARRACHE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2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103005" calcext:value-type="float">
            <text:p>773130103005</text:p>
          </table:table-cell>
          <table:table-cell office:value-type="string" calcext:value-type="string">
            <text:p>ARCIQUE CALDERON DIANA ELIZABE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3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130706575" calcext:value-type="float">
            <text:p>773130706575</text:p>
          </table:table-cell>
          <table:table-cell office:value-type="string" calcext:value-type="string">
            <text:p>MARTEL REJON MARIA DONATIL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4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100101078" calcext:value-type="float">
            <text:p>775100101078</text:p>
          </table:table-cell>
          <table:table-cell office:value-type="string" calcext:value-type="string">
            <text:p>TRINIDAD MONTEJO ARMIDA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5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60100390" calcext:value-type="float">
            <text:p>772160100390</text:p>
          </table:table-cell>
          <table:table-cell office:value-type="string" calcext:value-type="string">
            <text:p>CANCHE CAAMAL LUIS M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6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870700445" calcext:value-type="float">
            <text:p>774870700445</text:p>
          </table:table-cell>
          <table:table-cell office:value-type="string" calcext:value-type="string">
            <text:p>ZUNIGA CAN RAFAEL ANTONIO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7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861200461" calcext:value-type="float">
            <text:p>772861200461</text:p>
          </table:table-cell>
          <table:table-cell office:value-type="string" calcext:value-type="string">
            <text:p>MARCOS A MORALES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28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150300644" calcext:value-type="float">
            <text:p>774150300644</text:p>
          </table:table-cell>
          <table:table-cell office:value-type="string" calcext:value-type="string">
            <text:p>KOH CHI GAMALIEL ALFONSO</text:p>
          </table:table-cell>
          <table:table-cell office:value-type="string" calcext:value-type="string">
            <text:p>HOGARCIA</text:p>
          </table:table-cell>
          <table:table-cell table:style-name="ce2" office:value-type="currency" office:currency="MXN" office:value="8038" calcext:value-type="currency">
            <text:p>$8,038.00</text:p>
          </table:table-cell>
        </table:table-row>
        <table:table-row table:style-name="ro1">
          <table:table-cell office:value-type="string" calcext:value-type="string">
            <text:p>YU001029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160300089" calcext:value-type="float">
            <text:p>772160300089</text:p>
          </table:table-cell>
          <table:table-cell office:value-type="string" calcext:value-type="string">
            <text:p>ZAPATA CACHON FAUSTINO EFRAI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30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991001161" calcext:value-type="float">
            <text:p>774991001161</text:p>
          </table:table-cell>
          <table:table-cell office:value-type="string" calcext:value-type="string">
            <text:p>PENA PUC MARGARITA DE LA LUZ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1-1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840300331" calcext:value-type="float">
            <text:p>773840300331</text:p>
          </table:table-cell>
          <table:table-cell office:value-type="string" calcext:value-type="string">
            <text:p>RICARDO J NAAL MAY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2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00157754" calcext:value-type="float">
            <text:p>774000157754</text:p>
          </table:table-cell>
          <table:table-cell office:value-type="string" calcext:value-type="string">
            <text:p>SALAZAR HERRERA MARTHA YOLANDA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33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4080402207" calcext:value-type="float">
            <text:p>774080402207</text:p>
          </table:table-cell>
          <table:table-cell office:value-type="string" calcext:value-type="string">
            <text:p>GONZALEZ ESCALANTE CELIA GEO E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35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7110501999" calcext:value-type="float">
            <text:p>777110501999</text:p>
          </table:table-cell>
          <table:table-cell office:value-type="string" calcext:value-type="string">
            <text:p>SEGURA ROQUE MARIBEL G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1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11100644" calcext:value-type="float">
            <text:p>778011100644</text:p>
          </table:table-cell>
          <table:table-cell office:value-type="string" calcext:value-type="string">
            <text:p>IMELDA CHALE <text:s/>DE <text:s/>NA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2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30400191" calcext:value-type="float">
            <text:p>778930400191</text:p>
          </table:table-cell>
          <table:table-cell office:value-type="string" calcext:value-type="string">
            <text:p>LANDY KU CANUL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43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40400261" calcext:value-type="float">
            <text:p>778940400261</text:p>
          </table:table-cell>
          <table:table-cell office:value-type="string" calcext:value-type="string">
            <text:p>LOURDES PUCH CHAN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5-1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20300685" calcext:value-type="float">
            <text:p>776120300685</text:p>
          </table:table-cell>
          <table:table-cell office:value-type="string" calcext:value-type="string">
            <text:p>MOTA CASTILLA ILEANA ELIZABETH</text:p>
          </table:table-cell>
          <table:table-cell office:value-type="string" calcext:value-type="string">
            <text:p>HOGARCIA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YU001046-1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5990103978" calcext:value-type="float">
            <text:p>775990103978</text:p>
          </table:table-cell>
          <table:table-cell office:value-type="string" calcext:value-type="string">
            <text:p>ROSARIO CARDENA ESCALATE</text:p>
          </table:table-cell>
          <table:table-cell office:value-type="string" calcext:value-type="string">
            <text:p>HOGARCI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1058-1</text:p>
          </table:table-cell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50400175" calcext:value-type="float">
            <text:p>778050400175</text:p>
          </table:table-cell>
          <table:table-cell office:value-type="string" calcext:value-type="string">
            <text:p>MANUEL ALFREDO MOGUEL TAMAYO</text:p>
          </table:table-cell>
          <table:table-cell office:value-type="string" calcext:value-type="string">
            <text:p>HOGARCIA</text:p>
          </table:table-cell>
          <table:table-cell table:style-name="ce2" office:value-type="currency" office:currency="MXN" office:value="8038" calcext:value-type="currency">
            <text:p>$8,038.00</text:p>
          </table:table-cell>
        </table:table-row>
        <table:table-row table:style-name="ro1">
          <table:table-cell office:value-type="string" calcext:value-type="string">
            <text:p>YU000003-4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0203183" calcext:value-type="float">
            <text:p>774020203183</text:p>
          </table:table-cell>
          <table:table-cell office:value-type="string" calcext:value-type="string">
            <text:p>TZEC HERRERA CESAR REN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009-5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50202033" calcext:value-type="float">
            <text:p>776150202033</text:p>
          </table:table-cell>
          <table:table-cell office:value-type="string" calcext:value-type="string">
            <text:p>PASOS TRUJILLO LUCY IVONNE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013-12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6140600162" calcext:value-type="float">
            <text:p>776140600162</text:p>
          </table:table-cell>
          <table:table-cell office:value-type="string" calcext:value-type="string">
            <text:p>GONZALEZ ORTEGA GERARDO HUMBER</text:p>
          </table:table-cell>
          <table:table-cell office:value-type="string" calcext:value-type="string">
            <text:p>MAYORISTA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YU000015-3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2890100191" calcext:value-type="float">
            <text:p>772890100191</text:p>
          </table:table-cell>
          <table:table-cell office:value-type="string" calcext:value-type="string">
            <text:p>TEODOSIA ESTRELLA</text:p>
          </table:table-cell>
          <table:table-cell office:value-type="string" calcext:value-type="string">
            <text:p>MAYORISTA</text:p>
          </table:table-cell>
          <table:table-cell table:style-name="ce2" office:value-type="currency" office:currency="MXN" office:value="8340" calcext:value-type="currency">
            <text:p>$8,340.00</text:p>
          </table:table-cell>
        </table:table-row>
        <table:table-row table:style-name="ro1">
          <table:table-cell office:value-type="string" calcext:value-type="string">
            <text:p>YU000016-10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3140304939" calcext:value-type="float">
            <text:p>773140304939</text:p>
          </table:table-cell>
          <table:table-cell office:value-type="string" calcext:value-type="string">
            <text:p>GOMEZ SALAZAR MARIA ELENA</text:p>
          </table:table-cell>
          <table:table-cell office:value-type="string" calcext:value-type="string">
            <text:p>MAYORISTA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YU000078-3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1940900120" calcext:value-type="float">
            <text:p>771940900120</text:p>
          </table:table-cell>
          <table:table-cell office:value-type="string" calcext:value-type="string">
            <text:p>QUINTAL CORREA WILBERTH ISMAEL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16-3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IN</text:p>
          </table:table-cell>
          <table:table-cell office:value-type="float" office:value="774900501868" calcext:value-type="float">
            <text:p>774900501868</text:p>
          </table:table-cell>
          <table:table-cell office:value-type="string" calcext:value-type="string">
            <text:p>LUCIA ALPUCHE DE Z</text:p>
          </table:table-cell>
          <table:table-cell office:value-type="string" calcext:value-type="string">
            <text:p>MAYORISTA</text:p>
          </table:table-cell>
          <table:table-cell table:style-name="ce2" office:value-type="currency" office:currency="MXN" office:value="9768" calcext:value-type="currency">
            <text:p>$9,768.00</text:p>
          </table:table-cell>
        </table:table-row>
        <table:table-row table:style-name="ro1">
          <table:table-cell office:value-type="string" calcext:value-type="string">
            <text:p>YU000125-2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50303765" calcext:value-type="float">
            <text:p>774950303765</text:p>
          </table:table-cell>
          <table:table-cell office:value-type="string" calcext:value-type="string">
            <text:p>ADOLFO DURAN GARRIDO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34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30700924" calcext:value-type="float">
            <text:p>774030700924</text:p>
          </table:table-cell>
          <table:table-cell office:value-type="string" calcext:value-type="string">
            <text:p>LOPEZ DZIB TERESA GUADALUPE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36-5</text:p>
          </table:table-cell>
          <table:table-cell office:value-type="date" office:date-value="2019-05-09" calcext:value-type="date">
            <text:p>2019-05-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102916" calcext:value-type="float">
            <text:p>777140102916</text:p>
          </table:table-cell>
          <table:table-cell office:value-type="string" calcext:value-type="string">
            <text:p>CANUL EUAN JOSE DANIE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37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0300203" calcext:value-type="float">
            <text:p>777140300203</text:p>
          </table:table-cell>
          <table:table-cell office:value-type="string" calcext:value-type="string">
            <text:p>CETINA MENESES JAIME MANUEL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40-3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2971002657" calcext:value-type="float">
            <text:p>772971002657</text:p>
          </table:table-cell>
          <table:table-cell office:value-type="string" calcext:value-type="string">
            <text:p>FERRER VELAZQUEZ MIRNA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46-3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4980603224" calcext:value-type="float">
            <text:p>774980603224</text:p>
          </table:table-cell>
          <table:table-cell office:value-type="string" calcext:value-type="string">
            <text:p>MA ELENA JHONSON MACIAS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151-4</text:p>
          </table:table-cell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90404260" calcext:value-type="float">
            <text:p>776090404260</text:p>
          </table:table-cell>
          <table:table-cell office:value-type="string" calcext:value-type="string">
            <text:p>TORRES CASTILLO LUCI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54-3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130505838" calcext:value-type="float">
            <text:p>776130505838</text:p>
          </table:table-cell>
          <table:table-cell office:value-type="string" calcext:value-type="string">
            <text:p>EK EUAN MANUEL GUSTAVO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56-2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00656664" calcext:value-type="float">
            <text:p>776000656664</text:p>
          </table:table-cell>
          <table:table-cell office:value-type="string" calcext:value-type="string">
            <text:p>BLAS BASILIO DZUL DZUL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57-2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80801431" calcext:value-type="float">
            <text:p>776080801431</text:p>
          </table:table-cell>
          <table:table-cell office:value-type="string" calcext:value-type="string">
            <text:p>PECH DZUL JOSE LUIS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2-3</text:p>
          </table:table-cell>
          <table:table-cell office:value-type="date" office:date-value="2019-02-08" calcext:value-type="date">
            <text:p>2019-02-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811200202" calcext:value-type="float">
            <text:p>776811200202</text:p>
          </table:table-cell>
          <table:table-cell office:value-type="string" calcext:value-type="string">
            <text:p>ALBERTO CAN VALDEZ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6-2</text:p>
          </table:table-cell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70100456" calcext:value-type="float">
            <text:p>776970100456</text:p>
          </table:table-cell>
          <table:table-cell office:value-type="string" calcext:value-type="string">
            <text:p>MIGUEL ANGEL MAGA&amp;A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67-4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971000404" calcext:value-type="float">
            <text:p>776971000404</text:p>
          </table:table-cell>
          <table:table-cell office:value-type="string" calcext:value-type="string">
            <text:p>BRICENO POOL CARLOS REN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73-4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2120400498" calcext:value-type="float">
            <text:p>772120400498</text:p>
          </table:table-cell>
          <table:table-cell office:value-type="string" calcext:value-type="string">
            <text:p>GOMEZ AVILES GUADALUPE C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74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802204" calcext:value-type="float">
            <text:p>772100802204</text:p>
          </table:table-cell>
          <table:table-cell office:value-type="string" calcext:value-type="string">
            <text:p>MEDINA TZEC RUSSEL DAGOBERTO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75-3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90200730" calcext:value-type="float">
            <text:p>772890200730</text:p>
          </table:table-cell>
          <table:table-cell office:value-type="string" calcext:value-type="string">
            <text:p>JOEL GERARDO PUC CAB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81-2</text:p>
          </table:table-cell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01256121" calcext:value-type="float">
            <text:p>776001256121</text:p>
          </table:table-cell>
          <table:table-cell office:value-type="string" calcext:value-type="string">
            <text:p>AURELIO CHUC DZUL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83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80300755" calcext:value-type="float">
            <text:p>776980300755</text:p>
          </table:table-cell>
          <table:table-cell office:value-type="string" calcext:value-type="string">
            <text:p>JORGE E CHAN CHABLE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85-2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060300303" calcext:value-type="float">
            <text:p>776060300303</text:p>
          </table:table-cell>
          <table:table-cell office:value-type="string" calcext:value-type="string">
            <text:p>JOSE EDILBERTO CANCHE COB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193-4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6110403923" calcext:value-type="float">
            <text:p>776110403923</text:p>
          </table:table-cell>
          <table:table-cell office:value-type="string" calcext:value-type="string">
            <text:p>HERNANDEZ LEON TERESITA DE JES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196-3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41203957" calcext:value-type="float">
            <text:p>776141203957</text:p>
          </table:table-cell>
          <table:table-cell office:value-type="string" calcext:value-type="string">
            <text:p>UICAB UICAB VICTORI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4-5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790700409" calcext:value-type="float">
            <text:p>772790700409</text:p>
          </table:table-cell>
          <table:table-cell office:value-type="string" calcext:value-type="string">
            <text:p>MANUEL VALENCIA PENICH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6-4</text:p>
          </table:table-cell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90700998" calcext:value-type="float">
            <text:p>772090700998</text:p>
          </table:table-cell>
          <table:table-cell office:value-type="string" calcext:value-type="string">
            <text:p>MEDINA EUAN OMAR RICAR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08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120600328" calcext:value-type="float">
            <text:p>776120600328</text:p>
          </table:table-cell>
          <table:table-cell office:value-type="string" calcext:value-type="string">
            <text:p>CHAY CANUL LAURA CRISTIN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11-4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850500862" calcext:value-type="float">
            <text:p>772850500862</text:p>
          </table:table-cell>
          <table:table-cell office:value-type="string" calcext:value-type="string">
            <text:p>LUIS M CHABLE KIM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222-3</text:p>
          </table:table-cell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EX</text:p>
          </table:table-cell>
          <table:table-cell office:value-type="float" office:value="772140102183" calcext:value-type="float">
            <text:p>772140102183</text:p>
          </table:table-cell>
          <table:table-cell office:value-type="string" calcext:value-type="string">
            <text:p>EB POOT LEIDY CANDELARIA</text:p>
          </table:table-cell>
          <table:table-cell office:value-type="string" calcext:value-type="string">
            <text:p>MAYORISTA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YU000227-3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10400511" calcext:value-type="float">
            <text:p>777910400511</text:p>
          </table:table-cell>
          <table:table-cell office:value-type="string" calcext:value-type="string">
            <text:p>ALCOCER PERERA LUCIA GUADALUPE</text:p>
          </table:table-cell>
          <table:table-cell office:value-type="string" calcext:value-type="string">
            <text:p>MAYORIS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237-2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31202566" calcext:value-type="float">
            <text:p>772131202566</text:p>
          </table:table-cell>
          <table:table-cell office:value-type="string" calcext:value-type="string">
            <text:p>PECH MUKUL FERNAN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39-3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990900310" calcext:value-type="float">
            <text:p>773990900310</text:p>
          </table:table-cell>
          <table:table-cell office:value-type="string" calcext:value-type="string">
            <text:p>LARA JIMENEZ JUAN JOS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264-1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60700374" calcext:value-type="float">
            <text:p>776960700374</text:p>
          </table:table-cell>
          <table:table-cell office:value-type="string" calcext:value-type="string">
            <text:p>JOSE ALMICAR CAN VALDEZ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6-1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6970700488" calcext:value-type="float">
            <text:p>776970700488</text:p>
          </table:table-cell>
          <table:table-cell office:value-type="string" calcext:value-type="string">
            <text:p>OFELIA UICAB UICAB</text:p>
          </table:table-cell>
          <table:table-cell office:value-type="string" calcext:value-type="string">
            <text:p>MAYORISTA</text:p>
          </table:table-cell>
          <table:table-cell office:value-type="float" office:value="9360.01" calcext:value-type="float">
            <text:p>9360.01</text:p>
          </table:table-cell>
        </table:table-row>
        <table:table-row table:style-name="ro1">
          <table:table-cell office:value-type="string" calcext:value-type="string">
            <text:p>YU000277-1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21203471" calcext:value-type="float">
            <text:p>774021203471</text:p>
          </table:table-cell>
          <table:table-cell office:value-type="string" calcext:value-type="string">
            <text:p>SILVIA LORENA LOPEZ MENA</text:p>
          </table:table-cell>
          <table:table-cell office:value-type="string" calcext:value-type="string">
            <text:p>MAYORIST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95-3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091100391" calcext:value-type="float">
            <text:p>772091100391</text:p>
          </table:table-cell>
          <table:table-cell office:value-type="string" calcext:value-type="string">
            <text:p>ERMILO AMBROSIO SANTOS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56-3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750613355" calcext:value-type="float">
            <text:p>776750613355</text:p>
          </table:table-cell>
          <table:table-cell office:value-type="string" calcext:value-type="string">
            <text:p>MA LUISA LUNA G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0-2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41006787" calcext:value-type="float">
            <text:p>776141006787</text:p>
          </table:table-cell>
          <table:table-cell office:value-type="string" calcext:value-type="string">
            <text:p>BECERRIL PICHARDO GERAR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3-3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960300341" calcext:value-type="float">
            <text:p>776960300341</text:p>
          </table:table-cell>
          <table:table-cell office:value-type="string" calcext:value-type="string">
            <text:p>JAIME PINTO PADILL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5-3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00156378" calcext:value-type="float">
            <text:p>776000156378</text:p>
          </table:table-cell>
          <table:table-cell office:value-type="string" calcext:value-type="string">
            <text:p>GRACIANA PECH DZU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6-3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150600721" calcext:value-type="float">
            <text:p>776150600721</text:p>
          </table:table-cell>
          <table:table-cell office:value-type="string" calcext:value-type="string">
            <text:p>URTECHO MARTIN LUISA VERONIC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69-3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040800466" calcext:value-type="float">
            <text:p>776040800466</text:p>
          </table:table-cell>
          <table:table-cell office:value-type="string" calcext:value-type="string">
            <text:p>RITA MA PINTO PADILL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39-3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991000634" calcext:value-type="float">
            <text:p>772991000634</text:p>
          </table:table-cell>
          <table:table-cell office:value-type="string" calcext:value-type="string">
            <text:p>SILVA NUNEZ GABRIEL ANTONI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0-4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2970301049" calcext:value-type="float">
            <text:p>772970301049</text:p>
          </table:table-cell>
          <table:table-cell office:value-type="string" calcext:value-type="string">
            <text:p>FAUSTINO KU CHI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60-2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6080503472" calcext:value-type="float">
            <text:p>776080503472</text:p>
          </table:table-cell>
          <table:table-cell office:value-type="string" calcext:value-type="string">
            <text:p>CEPEDA CANUL GENY BEATRIZ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2-3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21100712" calcext:value-type="float">
            <text:p>778121100712</text:p>
          </table:table-cell>
          <table:table-cell office:value-type="string" calcext:value-type="string">
            <text:p>UCAN XOOL FERNAN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38-3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880400259" calcext:value-type="float">
            <text:p>778880400259</text:p>
          </table:table-cell>
          <table:table-cell office:value-type="string" calcext:value-type="string">
            <text:p>ACOSTA MAY ROQUE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0-3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90901088" calcext:value-type="float">
            <text:p>778090901088</text:p>
          </table:table-cell>
          <table:table-cell office:value-type="string" calcext:value-type="string">
            <text:p>TUN CIAU MARIA BEATRIZ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2-3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60300471" calcext:value-type="float">
            <text:p>778060300471</text:p>
          </table:table-cell>
          <table:table-cell office:value-type="string" calcext:value-type="string">
            <text:p>JOSE SALUSTIANO PACHECO XOO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6-3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120100212" calcext:value-type="float">
            <text:p>778120100212</text:p>
          </table:table-cell>
          <table:table-cell office:value-type="string" calcext:value-type="string">
            <text:p>PINA PACHECO PEDRO YSMAEL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7-2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41100105" calcext:value-type="float">
            <text:p>778941100105</text:p>
          </table:table-cell>
          <table:table-cell office:value-type="string" calcext:value-type="string">
            <text:p>PEDRO LUCIO PI?A POOT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89-3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051000308" calcext:value-type="float">
            <text:p>778051000308</text:p>
          </table:table-cell>
          <table:table-cell office:value-type="string" calcext:value-type="string">
            <text:p>ROMAN PUC CAUICH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01-2</text:p>
          </table:table-cell>
          <table:table-cell office:value-type="date" office:date-value="2019-05-21" calcext:value-type="date">
            <text:p>2019-05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11100181" calcext:value-type="float">
            <text:p>778011100181</text:p>
          </table:table-cell>
          <table:table-cell office:value-type="string" calcext:value-type="string">
            <text:p>JOSE SANTOS D COHUO CHAN</text:p>
          </table:table-cell>
          <table:table-cell office:value-type="string" calcext:value-type="string">
            <text:p>MAYORISTA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22-2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001055977" calcext:value-type="float">
            <text:p>778001055977</text:p>
          </table:table-cell>
          <table:table-cell office:value-type="string" calcext:value-type="string">
            <text:p>EDI GABRIEL YEH UC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5-2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980500048" calcext:value-type="float">
            <text:p>778980500048</text:p>
          </table:table-cell>
          <table:table-cell office:value-type="string" calcext:value-type="string">
            <text:p>PEDRO CANCHE CA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6-2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750617671" calcext:value-type="float">
            <text:p>778750617671</text:p>
          </table:table-cell>
          <table:table-cell office:value-type="string" calcext:value-type="string">
            <text:p>SIMEON TUN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8-3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20400411" calcext:value-type="float">
            <text:p>778120400411</text:p>
          </table:table-cell>
          <table:table-cell office:value-type="string" calcext:value-type="string">
            <text:p>UC SEGURA JOSE LEOBAR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29-2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8130500685" calcext:value-type="float">
            <text:p>778130500685</text:p>
          </table:table-cell>
          <table:table-cell office:value-type="string" calcext:value-type="string">
            <text:p>PECH HERNANDEZ EDI ARMANDO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0-2</text:p>
          </table:table-cell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41000811" calcext:value-type="float">
            <text:p>778141000811</text:p>
          </table:table-cell>
          <table:table-cell office:value-type="string" calcext:value-type="string">
            <text:p>TUN UC RENE DAVID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631-3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930300102" calcext:value-type="float">
            <text:p>778930300102</text:p>
          </table:table-cell>
          <table:table-cell office:value-type="string" calcext:value-type="string">
            <text:p>FILIBERTO UC</text:p>
          </table:table-cell>
          <table:table-cell office:value-type="string" calcext:value-type="string">
            <text:p>MAYORISTA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32-2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00400112" calcext:value-type="float">
            <text:p>778100400112</text:p>
          </table:table-cell>
          <table:table-cell office:value-type="string" calcext:value-type="string">
            <text:p>ARJONA KAU ARTURO</text:p>
          </table:table-cell>
          <table:table-cell office:value-type="string" calcext:value-type="string">
            <text:p>MAYORISTA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36-2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MP</text:p>
          </table:table-cell>
          <table:table-cell office:value-type="float" office:value="778141100662" calcext:value-type="float">
            <text:p>778141100662</text:p>
          </table:table-cell>
          <table:table-cell office:value-type="string" calcext:value-type="string">
            <text:p>YEM UC ELSA MARIA</text:p>
          </table:table-cell>
          <table:table-cell office:value-type="string" calcext:value-type="string">
            <text:p>MAYORIST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81-1</text:p>
          </table:table-cell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6110106368" calcext:value-type="float">
            <text:p>776110106368</text:p>
          </table:table-cell>
          <table:table-cell office:value-type="string" calcext:value-type="string">
            <text:p>VILLALTA HAAS ANA MARIA</text:p>
          </table:table-cell>
          <table:table-cell office:value-type="string" calcext:value-type="string">
            <text:p>MAYORIS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YU000008-1</text:p>
          </table:table-cell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60202924" calcext:value-type="float">
            <text:p>774960202924</text:p>
          </table:table-cell>
          <table:table-cell office:value-type="string" calcext:value-type="string">
            <text:p>FERNANDO ZARATE LUIS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012-1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703601" calcext:value-type="float">
            <text:p>773070703601</text:p>
          </table:table-cell>
          <table:table-cell office:value-type="string" calcext:value-type="string">
            <text:p>AGUILAR PEREZ PABLO ANTONIO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10-1</text:p>
          </table:table-cell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10400577" calcext:value-type="float">
            <text:p>773110400577</text:p>
          </table:table-cell>
          <table:table-cell office:value-type="string" calcext:value-type="string">
            <text:p>DIAZ PAREDES ABRICE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176-1</text:p>
          </table:table-cell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50801585" calcext:value-type="float">
            <text:p>773050801585</text:p>
          </table:table-cell>
          <table:table-cell office:value-type="string" calcext:value-type="string">
            <text:p>RABANALES AGUIRRE MARIA JESUS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13-1</text:p>
          </table:table-cell>
          <table:table-cell office:value-type="date" office:date-value="2019-01-05" calcext:value-type="date">
            <text:p>2019-01-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100501898" calcext:value-type="float">
            <text:p>773100501898</text:p>
          </table:table-cell>
          <table:table-cell office:value-type="string" calcext:value-type="string">
            <text:p>ESPADAS HUITS ADALBERTO ISAAC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36-1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30600951" calcext:value-type="float">
            <text:p>777130600951</text:p>
          </table:table-cell>
          <table:table-cell office:value-type="string" calcext:value-type="string">
            <text:p>CARRILLO HUCHIN WILLIAM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45-1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0120800213" calcext:value-type="float">
            <text:p>770120800213</text:p>
          </table:table-cell>
          <table:table-cell office:value-type="string" calcext:value-type="string">
            <text:p>BLANCO RODRIGUEZ MARIA DOMITI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299-1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60200787" calcext:value-type="float">
            <text:p>777160200787</text:p>
          </table:table-cell>
          <table:table-cell office:value-type="string" calcext:value-type="string">
            <text:p>CANEPA LOPEZ RAFAEL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329-1</text:p>
          </table:table-cell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061102607" calcext:value-type="float">
            <text:p>772061102607</text:p>
          </table:table-cell>
          <table:table-cell office:value-type="string" calcext:value-type="string">
            <text:p>PEREZ LOPEZ SUSANA DEL CARMEN</text:p>
          </table:table-cell>
          <table:table-cell office:value-type="string" calcext:value-type="string">
            <text:p>RODEKA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YU000379-1</text:p>
          </table:table-cell>
          <table:table-cell office:value-type="date" office:date-value="2019-02-23" calcext:value-type="date">
            <text:p>2019-02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100303186" calcext:value-type="float">
            <text:p>772100303186</text:p>
          </table:table-cell>
          <table:table-cell office:value-type="string" calcext:value-type="string">
            <text:p>SOBERANIS CARDE$A JOSE ARI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393-2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4841000205" calcext:value-type="float">
            <text:p>774841000205</text:p>
          </table:table-cell>
          <table:table-cell office:value-type="string" calcext:value-type="string">
            <text:p>GONZALEZ FLOTA CINTHIA GUADALU</text:p>
          </table:table-cell>
          <table:table-cell office:value-type="string" calcext:value-type="string">
            <text:p>RODEKA</text:p>
          </table:table-cell>
          <table:table-cell table:style-name="ce2" office:value-type="currency" office:currency="MXN" office:value="15346" calcext:value-type="currency">
            <text:p>$15,346.00</text:p>
          </table:table-cell>
        </table:table-row>
        <table:table-row table:style-name="ro1">
          <table:table-cell office:value-type="string" calcext:value-type="string">
            <text:p>YU000394-1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91002176" calcext:value-type="float">
            <text:p>774991002176</text:p>
          </table:table-cell>
          <table:table-cell office:value-type="string" calcext:value-type="string">
            <text:p>CHAVEZ NAVARRO CARLOS ISRA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14-3</text:p>
          </table:table-cell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920400259" calcext:value-type="float">
            <text:p>772920400259</text:p>
          </table:table-cell>
          <table:table-cell office:value-type="string" calcext:value-type="string">
            <text:p>TUN CHI MARIA BRIGID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23-1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9070503228" calcext:value-type="float">
            <text:p>779070503228</text:p>
          </table:table-cell>
          <table:table-cell office:value-type="string" calcext:value-type="string">
            <text:p>GARCIA HERNANDEZ MIGUEL ANG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49-2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980801620" calcext:value-type="float">
            <text:p>774980801620</text:p>
          </table:table-cell>
          <table:table-cell office:value-type="string" calcext:value-type="string">
            <text:p>QUINIONES GALERA JUANA ELIZABE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492-1</text:p>
          </table:table-cell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110706720" calcext:value-type="float">
            <text:p>771110706720</text:p>
          </table:table-cell>
          <table:table-cell office:value-type="string" calcext:value-type="string">
            <text:p>CETZ Y MAY RICARD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26-1</text:p>
          </table:table-cell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940400699" calcext:value-type="float">
            <text:p>777940400699</text:p>
          </table:table-cell>
          <table:table-cell office:value-type="string" calcext:value-type="string">
            <text:p>MANUEL A VALDEZ POLANC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560-1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2771000145" calcext:value-type="float">
            <text:p>772771000145</text:p>
          </table:table-cell>
          <table:table-cell office:value-type="string" calcext:value-type="string">
            <text:p>ALONZO MARTIN ESTEBAN ENRIQUE</text:p>
          </table:table-cell>
          <table:table-cell office:value-type="string" calcext:value-type="string">
            <text:p>RODEKA</text:p>
          </table:table-cell>
          <table:table-cell table:style-name="ce2" office:value-type="currency" office:currency="MXN" office:value="9500" calcext:value-type="currency">
            <text:p>$9,500.00</text:p>
          </table:table-cell>
        </table:table-row>
        <table:table-row table:style-name="ro1">
          <table:table-cell office:value-type="string" calcext:value-type="string">
            <text:p>YU000620-1</text:p>
          </table:table-cell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1750605369" calcext:value-type="float">
            <text:p>771750605369</text:p>
          </table:table-cell>
          <table:table-cell office:value-type="string" calcext:value-type="string">
            <text:p>CANUL KU MARIA ANGEL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32-2</text:p>
          </table:table-cell>
          <table:table-cell office:value-type="date" office:date-value="2019-05-21" calcext:value-type="date">
            <text:p>2019-05-2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SC</text:p>
          </table:table-cell>
          <table:table-cell office:value-type="float" office:value="771020604146" calcext:value-type="float">
            <text:p>771020604146</text:p>
          </table:table-cell>
          <table:table-cell office:value-type="string" calcext:value-type="string">
            <text:p>CANUL MATU MARCELINO</text:p>
          </table:table-cell>
          <table:table-cell office:value-type="string" calcext:value-type="string">
            <text:p>RODEKA</text:p>
          </table:table-cell>
          <table:table-cell table:style-name="ce2" office:value-type="currency" office:currency="MXN" office:value="9248" calcext:value-type="currency">
            <text:p>$9,248.00</text:p>
          </table:table-cell>
        </table:table-row>
        <table:table-row table:style-name="ro1">
          <table:table-cell office:value-type="string" calcext:value-type="string">
            <text:p>YU000838-1</text:p>
          </table:table-cell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7141201306" calcext:value-type="float">
            <text:p>777141201306</text:p>
          </table:table-cell>
          <table:table-cell office:value-type="string" calcext:value-type="string">
            <text:p>ALBORNOZ DIAZ DALIA FABIOL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898-1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970200699" calcext:value-type="float">
            <text:p>773970200699</text:p>
          </table:table-cell>
          <table:table-cell office:value-type="string" calcext:value-type="string">
            <text:p>TUN LORENZO DAVID GAMALIE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19-1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4000557434" calcext:value-type="float">
            <text:p>774000557434</text:p>
          </table:table-cell>
          <table:table-cell office:value-type="string" calcext:value-type="string">
            <text:p>RENE ALBERTO MAY CHAN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0-1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LI</text:p>
          </table:table-cell>
          <table:table-cell office:value-type="float" office:value="771930800232" calcext:value-type="float">
            <text:p>771930800232</text:p>
          </table:table-cell>
          <table:table-cell office:value-type="string" calcext:value-type="string">
            <text:p>DELGADO SOLIS MARIA AURORA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1-1</text:p>
          </table:table-cell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70504145" calcext:value-type="float">
            <text:p>773070504145</text:p>
          </table:table-cell>
          <table:table-cell office:value-type="string" calcext:value-type="string">
            <text:p>CARRILLO AMAYA OLGA BEATRIZ DE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22-1</text:p>
          </table:table-cell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SC</text:p>
          </table:table-cell>
          <table:table-cell office:value-type="float" office:value="773021102198" calcext:value-type="float">
            <text:p>773021102198</text:p>
          </table:table-cell>
          <table:table-cell office:value-type="string" calcext:value-type="string">
            <text:p>MARTIN CAUICH JORGE CANDELARI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91-1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SU</text:p>
          </table:table-cell>
          <table:table-cell office:value-type="float" office:value="770090601466" calcext:value-type="float">
            <text:p>770090601466</text:p>
          </table:table-cell>
          <table:table-cell office:value-type="string" calcext:value-type="string">
            <text:p>PEREZ KITUC MARCO ANTONI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0999-1</text:p>
          </table:table-cell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X</text:p>
          </table:table-cell>
          <table:table-cell office:value-type="float" office:value="773080601521" calcext:value-type="float">
            <text:p>773080601521</text:p>
          </table:table-cell>
          <table:table-cell office:value-type="string" calcext:value-type="string">
            <text:p>PUCH UICAB MARCELINO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15-1</text:p>
          </table:table-cell>
          <table:table-cell office:value-type="date" office:date-value="2019-06-22" calcext:value-type="date">
            <text:p>2019-06-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IN</text:p>
          </table:table-cell>
          <table:table-cell office:value-type="float" office:value="773080900839" calcext:value-type="float">
            <text:p>773080900839</text:p>
          </table:table-cell>
          <table:table-cell office:value-type="string" calcext:value-type="string">
            <text:p>CAN PALOMINO JORGE BALTAZAR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YU001039-1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NE</text:p>
          </table:table-cell>
          <table:table-cell office:value-type="float" office:value="771870200281" calcext:value-type="float">
            <text:p>771870200281</text:p>
          </table:table-cell>
          <table:table-cell office:value-type="string" calcext:value-type="string">
            <text:p>ROBERTO CASTRO MANE</text:p>
          </table:table-cell>
          <table:table-cell office:value-type="string" calcext:value-type="string">
            <text:p>RODEKA</text:p>
          </table:table-cell>
          <table:table-cell table:style-name="ce2" office:value-type="currency" office:currency="MXN" office:value="14172.03" calcext:value-type="currency">
            <text:p>$14,172.03</text:p>
          </table:table-cell>
        </table:table-row>
        <table:table-row table:style-name="ro1">
          <table:table-cell office:value-type="string" calcext:value-type="string">
            <text:p>YU001055-1</text:p>
          </table:table-cell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NE</text:p>
          </table:table-cell>
          <table:table-cell office:value-type="float" office:value="773090906312" calcext:value-type="float">
            <text:p>773090906312</text:p>
          </table:table-cell>
          <table:table-cell office:value-type="string" calcext:value-type="string">
            <text:p>PEREZ DIAZ ABIGAIL</text:p>
          </table:table-cell>
          <table:table-cell office:value-type="string" calcext:value-type="string">
            <text:p>RODEKA</text:p>
          </table:table-cell>
          <table:table-cell office:value-type="float" office:value="9500" calcext:value-type="float">
            <text:p>9500</text:p>
          </table:table-cell>
        </table:table-row>
      </table:table>
      <table:table table:name="Tabla dinámica_Hoja1_1" table:style-name="ta1">
        <table:table-column table:style-name="co7" table:default-cell-style-name="ce7"/>
        <table:table-column table:style-name="co8" table:default-cell-style-name="ce14"/>
        <table:table-column table:style-name="co9" table:default-cell-style-name="ce21"/>
        <table:table-column table:style-name="co10" table:default-cell-style-name="ce28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Datos</text:p>
          </table:table-cell>
          <table:table-cell table:style-name="ce24"/>
        </table:table-row>
        <table:table-row table:style-name="ro1">
          <table:table-cell table:style-name="ce4" office:value-type="string" calcext:value-type="string">
            <text:p>nombre_comercial</text:p>
          </table:table-cell>
          <table:table-cell table:style-name="ce11" office:value-type="string" calcext:value-type="string">
            <text:p>id_estatus</text:p>
          </table:table-cell>
          <table:table-cell table:style-name="ce18" office:value-type="string" calcext:value-type="string">
            <text:p>Solicitudes</text:p>
          </table:table-cell>
          <table:table-cell table:style-name="ce25" office:value-type="string" calcext:value-type="string">
            <text:p>Importe Total</text:p>
          </table:table-cell>
        </table:table-row>
        <table:table-row table:style-name="ro1">
          <table:table-cell table:style-name="ce5" office:value-type="string" calcext:value-type="string">
            <text:p>COLDSHOP</text:p>
          </table:table-cell>
          <table:table-cell table:style-name="ce12" office:value-type="string" calcext:value-type="string">
            <text:p>INE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currency" office:currency="MXN" office:value="8038.8" calcext:value-type="currency">
            <text:p>$8,038.80</text:p>
          </table:table-cell>
        </table:table-row>
        <table:table-row table:style-name="ro1">
          <table:table-cell table:style-name="ce6" office:value-type="string" calcext:value-type="string">
            <text:p>COMERMEX</text:p>
          </table:table-cell>
          <table:table-cell table:style-name="ce13" office:value-type="string" calcext:value-type="string">
            <text:p>IMP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currency" office:currency="MXN" office:value="145600" calcext:value-type="currency">
            <text:p>$145,600.00</text:p>
          </table:table-cell>
        </table:table-row>
        <table:table-row table:style-name="ro1">
          <table:table-cell/>
          <table:table-cell office:value-type="string" calcext:value-type="string">
            <text:p>INE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10400" calcext:value-type="currency">
            <text:p>$10,400.00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2" calcext:value-type="float">
            <text:p>2</text:p>
          </table:table-cell>
          <table:table-cell office:value-type="currency" office:currency="MXN" office:value="20800" calcext:value-type="currency">
            <text:p>$20,8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REX</text:p>
          </table:table-cell>
          <table:table-cell table:style-name="ce22" office:value-type="float" office:value="11" calcext:value-type="float">
            <text:p>11</text:p>
          </table:table-cell>
          <table:table-cell table:style-name="ce29" office:value-type="currency" office:currency="MXN" office:value="114400" calcext:value-type="currency">
            <text:p>$114,400.00</text:p>
          </table:table-cell>
        </table:table-row>
        <table:table-row table:style-name="ro1">
          <table:table-cell table:style-name="ce6" office:value-type="string" calcext:value-type="string">
            <text:p>CREDIPLUS</text:p>
          </table:table-cell>
          <table:table-cell table:style-name="ce13" office:value-type="string" calcext:value-type="string">
            <text:p>IMP</text:p>
          </table:table-cell>
          <table:table-cell table:style-name="ce20" office:value-type="float" office:value="16" calcext:value-type="float">
            <text:p>16</text:p>
          </table:table-cell>
          <table:table-cell table:style-name="ce27" office:value-type="currency" office:currency="MXN" office:value="159150" calcext:value-type="currency">
            <text:p>$159,150.00</text:p>
          </table:table-cell>
        </table:table-row>
        <table:table-row table:style-name="ro1">
          <table:table-cell/>
          <table:table-cell office:value-type="string" calcext:value-type="string">
            <text:p>LSC</text:p>
          </table:table-cell>
          <table:table-cell office:value-type="float" office:value="280" calcext:value-type="float">
            <text:p>280</text:p>
          </table:table-cell>
          <table:table-cell office:value-type="currency" office:currency="MXN" office:value="2676191.35" calcext:value-type="currency">
            <text:p>$2,676,191.35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14" calcext:value-type="float">
            <text:p>14</text:p>
          </table:table-cell>
          <table:table-cell office:value-type="currency" office:currency="MXN" office:value="142116" calcext:value-type="currency">
            <text:p>$142,116.00</text:p>
          </table:table-cell>
        </table:table-row>
        <table:table-row table:style-name="ro1">
          <table:table-cell/>
          <table:table-cell office:value-type="string" calcext:value-type="string">
            <text:p>PSU</text:p>
          </table:table-cell>
          <table:table-cell office:value-type="float" office:value="13" calcext:value-type="float">
            <text:p>13</text:p>
          </table:table-cell>
          <table:table-cell office:value-type="currency" office:currency="MXN" office:value="126250.01" calcext:value-type="currency">
            <text:p>$126,250.01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REX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currency" office:currency="MXN" office:value="38000" calcext:value-type="currency">
            <text:p>$38,000.00</text:p>
          </table:table-cell>
        </table:table-row>
        <table:table-row table:style-name="ro1">
          <table:table-cell table:style-name="ce6" office:value-type="string" calcext:value-type="string">
            <text:p>DRS</text:p>
          </table:table-cell>
          <table:table-cell table:style-name="ce13" office:value-type="string" calcext:value-type="string">
            <text:p>LSC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currency" office:currency="MXN" office:value="70600" calcext:value-type="currency">
            <text:p>$70,600.00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6700" calcext:value-type="currency">
            <text:p>$6,7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REX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currency" office:currency="MXN" office:value="19000" calcext:value-type="currency">
            <text:p>$19,000.00</text:p>
          </table:table-cell>
        </table:table-row>
        <table:table-row table:style-name="ro1">
          <table:table-cell table:style-name="ce6" office:value-type="string" calcext:value-type="string">
            <text:p>GROSS</text:p>
          </table:table-cell>
          <table:table-cell table:style-name="ce13" office:value-type="string" calcext:value-type="string">
            <text:p>IN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currency" office:currency="MXN" office:value="6700" calcext:value-type="currency">
            <text:p>$6,7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PIN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currency" office:currency="MXN" office:value="75736" calcext:value-type="currency">
            <text:p>$75,736.00</text:p>
          </table:table-cell>
        </table:table-row>
        <table:table-row table:style-name="ro1">
          <table:table-cell table:style-name="ce6" office:value-type="string" calcext:value-type="string">
            <text:p>HERMANOS LARA</text:p>
          </table:table-cell>
          <table:table-cell table:style-name="ce13" office:value-type="string" calcext:value-type="string">
            <text:p>IMP</text:p>
          </table:table-cell>
          <table:table-cell table:style-name="ce20" office:value-type="float" office:value="11" calcext:value-type="float">
            <text:p>11</text:p>
          </table:table-cell>
          <table:table-cell table:style-name="ce27" office:value-type="currency" office:currency="MXN" office:value="96000" calcext:value-type="currency">
            <text:p>$96,000.00</text:p>
          </table:table-cell>
        </table:table-row>
        <table:table-row table:style-name="ro1">
          <table:table-cell/>
          <table:table-cell office:value-type="string" calcext:value-type="string">
            <text:p>INE</text:p>
          </table:table-cell>
          <table:table-cell office:value-type="float" office:value="3" calcext:value-type="float">
            <text:p>3</text:p>
          </table:table-cell>
          <table:table-cell office:value-type="currency" office:currency="MXN" office:value="26600" calcext:value-type="currency">
            <text:p>$26,600.00</text:p>
          </table:table-cell>
        </table:table-row>
        <table:table-row table:style-name="ro1">
          <table:table-cell/>
          <table:table-cell office:value-type="string" calcext:value-type="string">
            <text:p>LSC</text:p>
          </table:table-cell>
          <table:table-cell office:value-type="float" office:value="86" calcext:value-type="float">
            <text:p>86</text:p>
          </table:table-cell>
          <table:table-cell office:value-type="currency" office:currency="MXN" office:value="761000" calcext:value-type="currency">
            <text:p>$761,000.00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4" calcext:value-type="float">
            <text:p>4</text:p>
          </table:table-cell>
          <table:table-cell office:value-type="currency" office:currency="MXN" office:value="37000" calcext:value-type="currency">
            <text:p>$37,0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PSU</text:p>
          </table:table-cell>
          <table:table-cell table:style-name="ce22" office:value-type="float" office:value="15" calcext:value-type="float">
            <text:p>15</text:p>
          </table:table-cell>
          <table:table-cell table:style-name="ce29" office:value-type="currency" office:currency="MXN" office:value="139900" calcext:value-type="currency">
            <text:p>$139,900.00</text:p>
          </table:table-cell>
        </table:table-row>
        <table:table-row table:style-name="ro1">
          <table:table-cell table:style-name="ce6" office:value-type="string" calcext:value-type="string">
            <text:p>HOGARCIA</text:p>
          </table:table-cell>
          <table:table-cell table:style-name="ce13" office:value-type="string" calcext:value-type="string">
            <text:p>IMP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currency" office:currency="MXN" office:value="48600" calcext:value-type="currency">
            <text:p>$48,600.00</text:p>
          </table:table-cell>
        </table:table-row>
        <table:table-row table:style-name="ro1">
          <table:table-cell/>
          <table:table-cell office:value-type="string" calcext:value-type="string">
            <text:p>LSC</text:p>
          </table:table-cell>
          <table:table-cell office:value-type="float" office:value="53" calcext:value-type="float">
            <text:p>53</text:p>
          </table:table-cell>
          <table:table-cell office:value-type="currency" office:currency="MXN" office:value="433900" calcext:value-type="currency">
            <text:p>$433,900.00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83" calcext:value-type="float">
            <text:p>83</text:p>
          </table:table-cell>
          <table:table-cell office:value-type="currency" office:currency="MXN" office:value="725206" calcext:value-type="currency">
            <text:p>$725,206.00</text:p>
          </table:table-cell>
        </table:table-row>
        <table:table-row table:style-name="ro1">
          <table:table-cell/>
          <table:table-cell office:value-type="string" calcext:value-type="string">
            <text:p>PSU</text:p>
          </table:table-cell>
          <table:table-cell office:value-type="float" office:value="25" calcext:value-type="float">
            <text:p>25</text:p>
          </table:table-cell>
          <table:table-cell office:value-type="currency" office:currency="MXN" office:value="216300" calcext:value-type="currency">
            <text:p>$216,3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REX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currency" office:currency="MXN" office:value="16200" calcext:value-type="currency">
            <text:p>$16,200.00</text:p>
          </table:table-cell>
        </table:table-row>
        <table:table-row table:style-name="ro1">
          <table:table-cell table:style-name="ce6" office:value-type="string" calcext:value-type="string">
            <text:p>MAYORISTA</text:p>
          </table:table-cell>
          <table:table-cell table:style-name="ce13" office:value-type="string" calcext:value-type="string">
            <text:p>IMP</text:p>
          </table:table-cell>
          <table:table-cell table:style-name="ce20" office:value-type="float" office:value="22" calcext:value-type="float">
            <text:p>22</text:p>
          </table:table-cell>
          <table:table-cell table:style-name="ce27" office:value-type="currency" office:currency="MXN" office:value="210554" calcext:value-type="currency">
            <text:p>$210,554.00</text:p>
          </table:table-cell>
        </table:table-row>
        <table:table-row table:style-name="ro1">
          <table:table-cell/>
          <table:table-cell office:value-type="string" calcext:value-type="string">
            <text:p>INE</text:p>
          </table:table-cell>
          <table:table-cell office:value-type="float" office:value="4" calcext:value-type="float">
            <text:p>4</text:p>
          </table:table-cell>
          <table:table-cell office:value-type="currency" office:currency="MXN" office:value="39677" calcext:value-type="currency">
            <text:p>$39,677.00</text:p>
          </table:table-cell>
        </table:table-row>
        <table:table-row table:style-name="ro1">
          <table:table-cell/>
          <table:table-cell office:value-type="string" calcext:value-type="string">
            <text:p>LSC</text:p>
          </table:table-cell>
          <table:table-cell office:value-type="float" office:value="23" calcext:value-type="float">
            <text:p>23</text:p>
          </table:table-cell>
          <table:table-cell office:value-type="currency" office:currency="MXN" office:value="219437.12" calcext:value-type="currency">
            <text:p>$219,437.12</text:p>
          </table:table-cell>
        </table:table-row>
        <table:table-row table:style-name="ro1">
          <table:table-cell/>
          <table:table-cell office:value-type="string" calcext:value-type="string">
            <text:p>PEX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10277" calcext:value-type="currency">
            <text:p>$10,277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PIN</text:p>
          </table:table-cell>
          <table:table-cell table:style-name="ce22" office:value-type="float" office:value="17" calcext:value-type="float">
            <text:p>17</text:p>
          </table:table-cell>
          <table:table-cell table:style-name="ce29" office:value-type="currency" office:currency="MXN" office:value="143545" calcext:value-type="currency">
            <text:p>$143,545.00</text:p>
          </table:table-cell>
        </table:table-row>
        <table:table-row table:style-name="ro1">
          <table:table-cell table:style-name="ce6" office:value-type="string" calcext:value-type="string">
            <text:p>RODEKA</text:p>
          </table:table-cell>
          <table:table-cell table:style-name="ce13" office:value-type="string" calcext:value-type="string">
            <text:p>INE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currency" office:currency="MXN" office:value="23672.03" calcext:value-type="currency">
            <text:p>$23,672.03</text:p>
          </table:table-cell>
        </table:table-row>
        <table:table-row table:style-name="ro1">
          <table:table-cell/>
          <table:table-cell office:value-type="string" calcext:value-type="string">
            <text:p>LSC</text:p>
          </table:table-cell>
          <table:table-cell office:value-type="float" office:value="25" calcext:value-type="float">
            <text:p>25</text:p>
          </table:table-cell>
          <table:table-cell office:value-type="currency" office:currency="MXN" office:value="249394" calcext:value-type="currency">
            <text:p>$249,394.00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9500" calcext:value-type="currency">
            <text:p>$9,500.00</text:p>
          </table:table-cell>
        </table:table-row>
        <table:table-row table:style-name="ro1">
          <table:table-cell/>
          <table:table-cell office:value-type="string" calcext:value-type="string">
            <text:p>PLI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9500" calcext:value-type="currency">
            <text:p>$9,500.00</text:p>
          </table:table-cell>
        </table:table-row>
        <table:table-row table:style-name="ro1">
          <table:table-cell/>
          <table:table-cell office:value-type="string" calcext:value-type="string">
            <text:p>PSU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9500" calcext:value-type="currency">
            <text:p>$9,500.0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REX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currency" office:currency="MXN" office:value="9500" calcext:value-type="currency">
            <text:p>$9,500.00</text:p>
          </table:table-cell>
        </table:table-row>
        <table:table-row table:style-name="ro1">
          <table:table-cell table:style-name="ce9" office:value-type="string" calcext:value-type="string">
            <text:p>Total Resultado</text:p>
          </table:table-cell>
          <table:table-cell table:style-name="ce16"/>
          <table:table-cell table:style-name="ce23" office:value-type="float" office:value="762" calcext:value-type="float">
            <text:p>762</text:p>
          </table:table-cell>
          <table:table-cell table:style-name="ce30" office:value-type="currency" office:currency="MXN" office:value="7054944.31" calcext:value-type="currency">
            <text:p>$7,054,944.31</text:p>
          </table:table-cell>
        </table:table-row>
      </table:table>
      <table:named-expressions/>
      <table:database-ranges>
        <table:database-range table:name="__Anonymous_Sheet_DB__0" table:target-range-address="Hoja1.A1:Hoja1.H763" table:display-filter-buttons="true">
          <table:sort>
            <table:sort-by table:field-number="6" table:data-type="automatic"/>
          </table:sort>
        </table:database-range>
      </table:database-ranges>
      <table:data-pilot-tables>
        <table:data-pilot-table table:name="DataPilot1" table:application-data="" table:target-range-address="'Tabla dinámica_Hoja1_1'.A3:'Tabla dinámica_Hoja1_1'.D41" table:buttons="'Tabla dinámica_Hoja1_1'.A4 'Tabla dinámica_Hoja1_1'.B4 'Tabla dinámica_Hoja1_1'.C3" table:identify-categories="true" table:show-filter-button="false" table:drill-down-on-double-click="false">
          <table:source-cell-range table:cell-range-address="Hoja1.A1:Hoja1.H76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bre_comercial" table:orientation="row" table:used-hierarchy="0" table:function="auto">
            <table:data-pilot-level table:show-empty="false" calcext:repeat-item-labels="false">
              <table:data-pilot-members>
                <table:data-pilot-member table:name="COLDSHOP" table:display="true" table:show-details="true"/>
                <table:data-pilot-member table:name="COMERMEX" table:display="true" table:show-details="true"/>
                <table:data-pilot-member table:name="CREDIPLUS" table:display="true" table:show-details="true"/>
                <table:data-pilot-member table:name="DRS" table:display="true" table:show-details="true"/>
                <table:data-pilot-member table:name="GROSS" table:display="true" table:show-details="true"/>
                <table:data-pilot-member table:name="HERMANOS LARA" table:display="true" table:show-details="true"/>
                <table:data-pilot-member table:name="HOGARCIA" table:display="true" table:show-details="true"/>
                <table:data-pilot-member table:name="MAYORISTA" table:display="true" table:show-details="true"/>
                <table:data-pilot-member table:name="RODEK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_estatus" table:orientation="row" table:used-hierarchy="0" table:function="auto">
            <table:data-pilot-level table:show-empty="false" calcext:repeat-item-labels="false">
              <table:data-pilot-members>
                <table:data-pilot-member table:name="IMP" table:display="true" table:show-details="true"/>
                <table:data-pilot-member table:name="INE" table:display="true" table:show-details="true"/>
                <table:data-pilot-member table:name="LSC" table:display="true" table:show-details="true"/>
                <table:data-pilot-member table:name="PEX" table:display="true" table:show-details="true"/>
                <table:data-pilot-member table:name="PIN" table:display="true" table:show-details="true"/>
                <table:data-pilot-member table:name="PLI" table:display="true" table:show-details="true"/>
                <table:data-pilot-member table:name="PSU" table:display="true" table:show-details="true"/>
                <table:data-pilot-member table:name="RE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icitud" tableooo:display-name="Solicitudes" table:orientation="data" table:used-hierarchy="0" table:function="count">
            <table:data-pilot-level table:show-empty="false" calcext:repeat-item-labels="false">
              <table:data-pilot-members>
                <table:data-pilot-member table:name="YU000003-4" table:display="true" table:show-details="true"/>
                <table:data-pilot-member table:name="YU000008-1" table:display="true" table:show-details="true"/>
                <table:data-pilot-member table:name="YU000009-5" table:display="true" table:show-details="true"/>
                <table:data-pilot-member table:name="YU000012-1" table:display="true" table:show-details="true"/>
                <table:data-pilot-member table:name="YU000013-12" table:display="true" table:show-details="true"/>
                <table:data-pilot-member table:name="YU000014-3" table:display="true" table:show-details="true"/>
                <table:data-pilot-member table:name="YU000015-3" table:display="true" table:show-details="true"/>
                <table:data-pilot-member table:name="YU000016-10" table:display="true" table:show-details="true"/>
                <table:data-pilot-member table:name="YU000017-4" table:display="true" table:show-details="true"/>
                <table:data-pilot-member table:name="YU000018-2" table:display="true" table:show-details="true"/>
                <table:data-pilot-member table:name="YU000019-3" table:display="true" table:show-details="true"/>
                <table:data-pilot-member table:name="YU000021-2" table:display="true" table:show-details="true"/>
                <table:data-pilot-member table:name="YU000022-2" table:display="true" table:show-details="true"/>
                <table:data-pilot-member table:name="YU000023-2" table:display="true" table:show-details="true"/>
                <table:data-pilot-member table:name="YU000027-2" table:display="true" table:show-details="true"/>
                <table:data-pilot-member table:name="YU000030-4" table:display="true" table:show-details="true"/>
                <table:data-pilot-member table:name="YU000037-2" table:display="true" table:show-details="true"/>
                <table:data-pilot-member table:name="YU000038-2" table:display="true" table:show-details="true"/>
                <table:data-pilot-member table:name="YU000044-2" table:display="true" table:show-details="true"/>
                <table:data-pilot-member table:name="YU000050-2" table:display="true" table:show-details="true"/>
                <table:data-pilot-member table:name="YU000058-2" table:display="true" table:show-details="true"/>
                <table:data-pilot-member table:name="YU000060-2" table:display="true" table:show-details="true"/>
                <table:data-pilot-member table:name="YU000063-4" table:display="true" table:show-details="true"/>
                <table:data-pilot-member table:name="YU000068-2" table:display="true" table:show-details="true"/>
                <table:data-pilot-member table:name="YU000069-3" table:display="true" table:show-details="true"/>
                <table:data-pilot-member table:name="YU000072-3" table:display="true" table:show-details="true"/>
                <table:data-pilot-member table:name="YU000078-3" table:display="true" table:show-details="true"/>
                <table:data-pilot-member table:name="YU000106-2" table:display="true" table:show-details="true"/>
                <table:data-pilot-member table:name="YU000109-5" table:display="true" table:show-details="true"/>
                <table:data-pilot-member table:name="YU000110-1" table:display="true" table:show-details="true"/>
                <table:data-pilot-member table:name="YU000111-2" table:display="true" table:show-details="true"/>
                <table:data-pilot-member table:name="YU000116-3" table:display="true" table:show-details="true"/>
                <table:data-pilot-member table:name="YU000118-2" table:display="true" table:show-details="true"/>
                <table:data-pilot-member table:name="YU000121-1" table:display="true" table:show-details="true"/>
                <table:data-pilot-member table:name="YU000122-1" table:display="true" table:show-details="true"/>
                <table:data-pilot-member table:name="YU000123-3" table:display="true" table:show-details="true"/>
                <table:data-pilot-member table:name="YU000125-2" table:display="true" table:show-details="true"/>
                <table:data-pilot-member table:name="YU000126-2" table:display="true" table:show-details="true"/>
                <table:data-pilot-member table:name="YU000127-3" table:display="true" table:show-details="true"/>
                <table:data-pilot-member table:name="YU000128-2" table:display="true" table:show-details="true"/>
                <table:data-pilot-member table:name="YU000129-2" table:display="true" table:show-details="true"/>
                <table:data-pilot-member table:name="YU000132-3" table:display="true" table:show-details="true"/>
                <table:data-pilot-member table:name="YU000133-3" table:display="true" table:show-details="true"/>
                <table:data-pilot-member table:name="YU000134-2" table:display="true" table:show-details="true"/>
                <table:data-pilot-member table:name="YU000136-5" table:display="true" table:show-details="true"/>
                <table:data-pilot-member table:name="YU000137-2" table:display="true" table:show-details="true"/>
                <table:data-pilot-member table:name="YU000140-3" table:display="true" table:show-details="true"/>
                <table:data-pilot-member table:name="YU000142-1" table:display="true" table:show-details="true"/>
                <table:data-pilot-member table:name="YU000143-1" table:display="true" table:show-details="true"/>
                <table:data-pilot-member table:name="YU000144-1" table:display="true" table:show-details="true"/>
                <table:data-pilot-member table:name="YU000145-1" table:display="true" table:show-details="true"/>
                <table:data-pilot-member table:name="YU000146-3" table:display="true" table:show-details="true"/>
                <table:data-pilot-member table:name="YU000147-1" table:display="true" table:show-details="true"/>
                <table:data-pilot-member table:name="YU000148-1" table:display="true" table:show-details="true"/>
                <table:data-pilot-member table:name="YU000149-1" table:display="true" table:show-details="true"/>
                <table:data-pilot-member table:name="YU000151-4" table:display="true" table:show-details="true"/>
                <table:data-pilot-member table:name="YU000154-3" table:display="true" table:show-details="true"/>
                <table:data-pilot-member table:name="YU000156-2" table:display="true" table:show-details="true"/>
                <table:data-pilot-member table:name="YU000157-2" table:display="true" table:show-details="true"/>
                <table:data-pilot-member table:name="YU000162-3" table:display="true" table:show-details="true"/>
                <table:data-pilot-member table:name="YU000163-2" table:display="true" table:show-details="true"/>
                <table:data-pilot-member table:name="YU000164-1" table:display="true" table:show-details="true"/>
                <table:data-pilot-member table:name="YU000165-1" table:display="true" table:show-details="true"/>
                <table:data-pilot-member table:name="YU000166-2" table:display="true" table:show-details="true"/>
                <table:data-pilot-member table:name="YU000167-4" table:display="true" table:show-details="true"/>
                <table:data-pilot-member table:name="YU000169-1" table:display="true" table:show-details="true"/>
                <table:data-pilot-member table:name="YU000170-2" table:display="true" table:show-details="true"/>
                <table:data-pilot-member table:name="YU000171-2" table:display="true" table:show-details="true"/>
                <table:data-pilot-member table:name="YU000172-1" table:display="true" table:show-details="true"/>
                <table:data-pilot-member table:name="YU000173-4" table:display="true" table:show-details="true"/>
                <table:data-pilot-member table:name="YU000174-2" table:display="true" table:show-details="true"/>
                <table:data-pilot-member table:name="YU000175-3" table:display="true" table:show-details="true"/>
                <table:data-pilot-member table:name="YU000176-1" table:display="true" table:show-details="true"/>
                <table:data-pilot-member table:name="YU000181-2" table:display="true" table:show-details="true"/>
                <table:data-pilot-member table:name="YU000183-2" table:display="true" table:show-details="true"/>
                <table:data-pilot-member table:name="YU000185-2" table:display="true" table:show-details="true"/>
                <table:data-pilot-member table:name="YU000191-3" table:display="true" table:show-details="true"/>
                <table:data-pilot-member table:name="YU000193-4" table:display="true" table:show-details="true"/>
                <table:data-pilot-member table:name="YU000194-2" table:display="true" table:show-details="true"/>
                <table:data-pilot-member table:name="YU000196-3" table:display="true" table:show-details="true"/>
                <table:data-pilot-member table:name="YU000204-5" table:display="true" table:show-details="true"/>
                <table:data-pilot-member table:name="YU000206-4" table:display="true" table:show-details="true"/>
                <table:data-pilot-member table:name="YU000208-2" table:display="true" table:show-details="true"/>
                <table:data-pilot-member table:name="YU000211-4" table:display="true" table:show-details="true"/>
                <table:data-pilot-member table:name="YU000212-1" table:display="true" table:show-details="true"/>
                <table:data-pilot-member table:name="YU000213-1" table:display="true" table:show-details="true"/>
                <table:data-pilot-member table:name="YU000216-1" table:display="true" table:show-details="true"/>
                <table:data-pilot-member table:name="YU000217-1" table:display="true" table:show-details="true"/>
                <table:data-pilot-member table:name="YU000218-1" table:display="true" table:show-details="true"/>
                <table:data-pilot-member table:name="YU000219-1" table:display="true" table:show-details="true"/>
                <table:data-pilot-member table:name="YU000222-3" table:display="true" table:show-details="true"/>
                <table:data-pilot-member table:name="YU000223-3" table:display="true" table:show-details="true"/>
                <table:data-pilot-member table:name="YU000224-1" table:display="true" table:show-details="true"/>
                <table:data-pilot-member table:name="YU000227-3" table:display="true" table:show-details="true"/>
                <table:data-pilot-member table:name="YU000236-1" table:display="true" table:show-details="true"/>
                <table:data-pilot-member table:name="YU000237-2" table:display="true" table:show-details="true"/>
                <table:data-pilot-member table:name="YU000239-3" table:display="true" table:show-details="true"/>
                <table:data-pilot-member table:name="YU000241-2" table:display="true" table:show-details="true"/>
                <table:data-pilot-member table:name="YU000242-3" table:display="true" table:show-details="true"/>
                <table:data-pilot-member table:name="YU000243-3" table:display="true" table:show-details="true"/>
                <table:data-pilot-member table:name="YU000244-2" table:display="true" table:show-details="true"/>
                <table:data-pilot-member table:name="YU000245-1" table:display="true" table:show-details="true"/>
                <table:data-pilot-member table:name="YU000246-1" table:display="true" table:show-details="true"/>
                <table:data-pilot-member table:name="YU000247-2" table:display="true" table:show-details="true"/>
                <table:data-pilot-member table:name="YU000248-1" table:display="true" table:show-details="true"/>
                <table:data-pilot-member table:name="YU000249-3" table:display="true" table:show-details="true"/>
                <table:data-pilot-member table:name="YU000250-4" table:display="true" table:show-details="true"/>
                <table:data-pilot-member table:name="YU000252-2" table:display="true" table:show-details="true"/>
                <table:data-pilot-member table:name="YU000253-2" table:display="true" table:show-details="true"/>
                <table:data-pilot-member table:name="YU000254-2" table:display="true" table:show-details="true"/>
                <table:data-pilot-member table:name="YU000255-1" table:display="true" table:show-details="true"/>
                <table:data-pilot-member table:name="YU000256-1" table:display="true" table:show-details="true"/>
                <table:data-pilot-member table:name="YU000257-3" table:display="true" table:show-details="true"/>
                <table:data-pilot-member table:name="YU000259-2" table:display="true" table:show-details="true"/>
                <table:data-pilot-member table:name="YU000260-3" table:display="true" table:show-details="true"/>
                <table:data-pilot-member table:name="YU000261-1" table:display="true" table:show-details="true"/>
                <table:data-pilot-member table:name="YU000262-1" table:display="true" table:show-details="true"/>
                <table:data-pilot-member table:name="YU000264-1" table:display="true" table:show-details="true"/>
                <table:data-pilot-member table:name="YU000266-1" table:display="true" table:show-details="true"/>
                <table:data-pilot-member table:name="YU000267-2" table:display="true" table:show-details="true"/>
                <table:data-pilot-member table:name="YU000268-1" table:display="true" table:show-details="true"/>
                <table:data-pilot-member table:name="YU000269-1" table:display="true" table:show-details="true"/>
                <table:data-pilot-member table:name="YU000270-1" table:display="true" table:show-details="true"/>
                <table:data-pilot-member table:name="YU000271-2" table:display="true" table:show-details="true"/>
                <table:data-pilot-member table:name="YU000272-1" table:display="true" table:show-details="true"/>
                <table:data-pilot-member table:name="YU000273-1" table:display="true" table:show-details="true"/>
                <table:data-pilot-member table:name="YU000274-1" table:display="true" table:show-details="true"/>
                <table:data-pilot-member table:name="YU000275-3" table:display="true" table:show-details="true"/>
                <table:data-pilot-member table:name="YU000276-1" table:display="true" table:show-details="true"/>
                <table:data-pilot-member table:name="YU000277-1" table:display="true" table:show-details="true"/>
                <table:data-pilot-member table:name="YU000280-2" table:display="true" table:show-details="true"/>
                <table:data-pilot-member table:name="YU000281-1" table:display="true" table:show-details="true"/>
                <table:data-pilot-member table:name="YU000282-1" table:display="true" table:show-details="true"/>
                <table:data-pilot-member table:name="YU000283-1" table:display="true" table:show-details="true"/>
                <table:data-pilot-member table:name="YU000284-1" table:display="true" table:show-details="true"/>
                <table:data-pilot-member table:name="YU000287-1" table:display="true" table:show-details="true"/>
                <table:data-pilot-member table:name="YU000288-1" table:display="true" table:show-details="true"/>
                <table:data-pilot-member table:name="YU000289-2" table:display="true" table:show-details="true"/>
                <table:data-pilot-member table:name="YU000290-2" table:display="true" table:show-details="true"/>
                <table:data-pilot-member table:name="YU000291-2" table:display="true" table:show-details="true"/>
                <table:data-pilot-member table:name="YU000292-2" table:display="true" table:show-details="true"/>
                <table:data-pilot-member table:name="YU000293-1" table:display="true" table:show-details="true"/>
                <table:data-pilot-member table:name="YU000294-1" table:display="true" table:show-details="true"/>
                <table:data-pilot-member table:name="YU000295-3" table:display="true" table:show-details="true"/>
                <table:data-pilot-member table:name="YU000296-3" table:display="true" table:show-details="true"/>
                <table:data-pilot-member table:name="YU000298-1" table:display="true" table:show-details="true"/>
                <table:data-pilot-member table:name="YU000299-1" table:display="true" table:show-details="true"/>
                <table:data-pilot-member table:name="YU000301-1" table:display="true" table:show-details="true"/>
                <table:data-pilot-member table:name="YU000302-1" table:display="true" table:show-details="true"/>
                <table:data-pilot-member table:name="YU000303-1" table:display="true" table:show-details="true"/>
                <table:data-pilot-member table:name="YU000305-2" table:display="true" table:show-details="true"/>
                <table:data-pilot-member table:name="YU000306-1" table:display="true" table:show-details="true"/>
                <table:data-pilot-member table:name="YU000307-2" table:display="true" table:show-details="true"/>
                <table:data-pilot-member table:name="YU000308-1" table:display="true" table:show-details="true"/>
                <table:data-pilot-member table:name="YU000309-2" table:display="true" table:show-details="true"/>
                <table:data-pilot-member table:name="YU000310-1" table:display="true" table:show-details="true"/>
                <table:data-pilot-member table:name="YU000311-1" table:display="true" table:show-details="true"/>
                <table:data-pilot-member table:name="YU000312-4" table:display="true" table:show-details="true"/>
                <table:data-pilot-member table:name="YU000313-1" table:display="true" table:show-details="true"/>
                <table:data-pilot-member table:name="YU000315-1" table:display="true" table:show-details="true"/>
                <table:data-pilot-member table:name="YU000317-1" table:display="true" table:show-details="true"/>
                <table:data-pilot-member table:name="YU000318-1" table:display="true" table:show-details="true"/>
                <table:data-pilot-member table:name="YU000319-1" table:display="true" table:show-details="true"/>
                <table:data-pilot-member table:name="YU000322-1" table:display="true" table:show-details="true"/>
                <table:data-pilot-member table:name="YU000323-4" table:display="true" table:show-details="true"/>
                <table:data-pilot-member table:name="YU000324-1" table:display="true" table:show-details="true"/>
                <table:data-pilot-member table:name="YU000325-1" table:display="true" table:show-details="true"/>
                <table:data-pilot-member table:name="YU000326-1" table:display="true" table:show-details="true"/>
                <table:data-pilot-member table:name="YU000327-1" table:display="true" table:show-details="true"/>
                <table:data-pilot-member table:name="YU000328-1" table:display="true" table:show-details="true"/>
                <table:data-pilot-member table:name="YU000329-1" table:display="true" table:show-details="true"/>
                <table:data-pilot-member table:name="YU000330-1" table:display="true" table:show-details="true"/>
                <table:data-pilot-member table:name="YU000331-2" table:display="true" table:show-details="true"/>
                <table:data-pilot-member table:name="YU000332-1" table:display="true" table:show-details="true"/>
                <table:data-pilot-member table:name="YU000334-2" table:display="true" table:show-details="true"/>
                <table:data-pilot-member table:name="YU000337-1" table:display="true" table:show-details="true"/>
                <table:data-pilot-member table:name="YU000338-1" table:display="true" table:show-details="true"/>
                <table:data-pilot-member table:name="YU000339-2" table:display="true" table:show-details="true"/>
                <table:data-pilot-member table:name="YU000340-1" table:display="true" table:show-details="true"/>
                <table:data-pilot-member table:name="YU000343-2" table:display="true" table:show-details="true"/>
                <table:data-pilot-member table:name="YU000345-1" table:display="true" table:show-details="true"/>
                <table:data-pilot-member table:name="YU000346-1" table:display="true" table:show-details="true"/>
                <table:data-pilot-member table:name="YU000347-1" table:display="true" table:show-details="true"/>
                <table:data-pilot-member table:name="YU000348-3" table:display="true" table:show-details="true"/>
                <table:data-pilot-member table:name="YU000349-1" table:display="true" table:show-details="true"/>
                <table:data-pilot-member table:name="YU000350-1" table:display="true" table:show-details="true"/>
                <table:data-pilot-member table:name="YU000351-2" table:display="true" table:show-details="true"/>
                <table:data-pilot-member table:name="YU000352-2" table:display="true" table:show-details="true"/>
                <table:data-pilot-member table:name="YU000353-1" table:display="true" table:show-details="true"/>
                <table:data-pilot-member table:name="YU000354-1" table:display="true" table:show-details="true"/>
                <table:data-pilot-member table:name="YU000356-3" table:display="true" table:show-details="true"/>
                <table:data-pilot-member table:name="YU000357-1" table:display="true" table:show-details="true"/>
                <table:data-pilot-member table:name="YU000358-2" table:display="true" table:show-details="true"/>
                <table:data-pilot-member table:name="YU000360-2" table:display="true" table:show-details="true"/>
                <table:data-pilot-member table:name="YU000361-1" table:display="true" table:show-details="true"/>
                <table:data-pilot-member table:name="YU000362-1" table:display="true" table:show-details="true"/>
                <table:data-pilot-member table:name="YU000363-3" table:display="true" table:show-details="true"/>
                <table:data-pilot-member table:name="YU000364-1" table:display="true" table:show-details="true"/>
                <table:data-pilot-member table:name="YU000365-3" table:display="true" table:show-details="true"/>
                <table:data-pilot-member table:name="YU000366-3" table:display="true" table:show-details="true"/>
                <table:data-pilot-member table:name="YU000367-1" table:display="true" table:show-details="true"/>
                <table:data-pilot-member table:name="YU000369-3" table:display="true" table:show-details="true"/>
                <table:data-pilot-member table:name="YU000370-1" table:display="true" table:show-details="true"/>
                <table:data-pilot-member table:name="YU000371-1" table:display="true" table:show-details="true"/>
                <table:data-pilot-member table:name="YU000372-1" table:display="true" table:show-details="true"/>
                <table:data-pilot-member table:name="YU000373-1" table:display="true" table:show-details="true"/>
                <table:data-pilot-member table:name="YU000374-1" table:display="true" table:show-details="true"/>
                <table:data-pilot-member table:name="YU000375-2" table:display="true" table:show-details="true"/>
                <table:data-pilot-member table:name="YU000376-1" table:display="true" table:show-details="true"/>
                <table:data-pilot-member table:name="YU000377-1" table:display="true" table:show-details="true"/>
                <table:data-pilot-member table:name="YU000378-2" table:display="true" table:show-details="true"/>
                <table:data-pilot-member table:name="YU000379-1" table:display="true" table:show-details="true"/>
                <table:data-pilot-member table:name="YU000381-1" table:display="true" table:show-details="true"/>
                <table:data-pilot-member table:name="YU000383-1" table:display="true" table:show-details="true"/>
                <table:data-pilot-member table:name="YU000384-1" table:display="true" table:show-details="true"/>
                <table:data-pilot-member table:name="YU000385-2" table:display="true" table:show-details="true"/>
                <table:data-pilot-member table:name="YU000386-1" table:display="true" table:show-details="true"/>
                <table:data-pilot-member table:name="YU000387-1" table:display="true" table:show-details="true"/>
                <table:data-pilot-member table:name="YU000388-1" table:display="true" table:show-details="true"/>
                <table:data-pilot-member table:name="YU000390-2" table:display="true" table:show-details="true"/>
                <table:data-pilot-member table:name="YU000392-2" table:display="true" table:show-details="true"/>
                <table:data-pilot-member table:name="YU000393-2" table:display="true" table:show-details="true"/>
                <table:data-pilot-member table:name="YU000394-1" table:display="true" table:show-details="true"/>
                <table:data-pilot-member table:name="YU000395-1" table:display="true" table:show-details="true"/>
                <table:data-pilot-member table:name="YU000396-1" table:display="true" table:show-details="true"/>
                <table:data-pilot-member table:name="YU000399-2" table:display="true" table:show-details="true"/>
                <table:data-pilot-member table:name="YU000400-1" table:display="true" table:show-details="true"/>
                <table:data-pilot-member table:name="YU000402-1" table:display="true" table:show-details="true"/>
                <table:data-pilot-member table:name="YU000403-1" table:display="true" table:show-details="true"/>
                <table:data-pilot-member table:name="YU000404-1" table:display="true" table:show-details="true"/>
                <table:data-pilot-member table:name="YU000405-1" table:display="true" table:show-details="true"/>
                <table:data-pilot-member table:name="YU000406-1" table:display="true" table:show-details="true"/>
                <table:data-pilot-member table:name="YU000407-1" table:display="true" table:show-details="true"/>
                <table:data-pilot-member table:name="YU000408-1" table:display="true" table:show-details="true"/>
                <table:data-pilot-member table:name="YU000410-1" table:display="true" table:show-details="true"/>
                <table:data-pilot-member table:name="YU000412-2" table:display="true" table:show-details="true"/>
                <table:data-pilot-member table:name="YU000413-1" table:display="true" table:show-details="true"/>
                <table:data-pilot-member table:name="YU000414-3" table:display="true" table:show-details="true"/>
                <table:data-pilot-member table:name="YU000415-1" table:display="true" table:show-details="true"/>
                <table:data-pilot-member table:name="YU000416-1" table:display="true" table:show-details="true"/>
                <table:data-pilot-member table:name="YU000418-1" table:display="true" table:show-details="true"/>
                <table:data-pilot-member table:name="YU000419-1" table:display="true" table:show-details="true"/>
                <table:data-pilot-member table:name="YU000420-2" table:display="true" table:show-details="true"/>
                <table:data-pilot-member table:name="YU000421-1" table:display="true" table:show-details="true"/>
                <table:data-pilot-member table:name="YU000422-1" table:display="true" table:show-details="true"/>
                <table:data-pilot-member table:name="YU000423-1" table:display="true" table:show-details="true"/>
                <table:data-pilot-member table:name="YU000424-1" table:display="true" table:show-details="true"/>
                <table:data-pilot-member table:name="YU000425-1" table:display="true" table:show-details="true"/>
                <table:data-pilot-member table:name="YU000426-1" table:display="true" table:show-details="true"/>
                <table:data-pilot-member table:name="YU000427-1" table:display="true" table:show-details="true"/>
                <table:data-pilot-member table:name="YU000428-1" table:display="true" table:show-details="true"/>
                <table:data-pilot-member table:name="YU000430-1" table:display="true" table:show-details="true"/>
                <table:data-pilot-member table:name="YU000431-1" table:display="true" table:show-details="true"/>
                <table:data-pilot-member table:name="YU000432-2" table:display="true" table:show-details="true"/>
                <table:data-pilot-member table:name="YU000434-1" table:display="true" table:show-details="true"/>
                <table:data-pilot-member table:name="YU000435-2" table:display="true" table:show-details="true"/>
                <table:data-pilot-member table:name="YU000436-3" table:display="true" table:show-details="true"/>
                <table:data-pilot-member table:name="YU000438-1" table:display="true" table:show-details="true"/>
                <table:data-pilot-member table:name="YU000439-3" table:display="true" table:show-details="true"/>
                <table:data-pilot-member table:name="YU000440-4" table:display="true" table:show-details="true"/>
                <table:data-pilot-member table:name="YU000441-1" table:display="true" table:show-details="true"/>
                <table:data-pilot-member table:name="YU000443-1" table:display="true" table:show-details="true"/>
                <table:data-pilot-member table:name="YU000445-1" table:display="true" table:show-details="true"/>
                <table:data-pilot-member table:name="YU000446-2" table:display="true" table:show-details="true"/>
                <table:data-pilot-member table:name="YU000447-1" table:display="true" table:show-details="true"/>
                <table:data-pilot-member table:name="YU000448-2" table:display="true" table:show-details="true"/>
                <table:data-pilot-member table:name="YU000449-2" table:display="true" table:show-details="true"/>
                <table:data-pilot-member table:name="YU000450-3" table:display="true" table:show-details="true"/>
                <table:data-pilot-member table:name="YU000451-1" table:display="true" table:show-details="true"/>
                <table:data-pilot-member table:name="YU000452-1" table:display="true" table:show-details="true"/>
                <table:data-pilot-member table:name="YU000453-1" table:display="true" table:show-details="true"/>
                <table:data-pilot-member table:name="YU000454-1" table:display="true" table:show-details="true"/>
                <table:data-pilot-member table:name="YU000455-1" table:display="true" table:show-details="true"/>
                <table:data-pilot-member table:name="YU000456-2" table:display="true" table:show-details="true"/>
                <table:data-pilot-member table:name="YU000457-1" table:display="true" table:show-details="true"/>
                <table:data-pilot-member table:name="YU000459-1" table:display="true" table:show-details="true"/>
                <table:data-pilot-member table:name="YU000460-2" table:display="true" table:show-details="true"/>
                <table:data-pilot-member table:name="YU000462-2" table:display="true" table:show-details="true"/>
                <table:data-pilot-member table:name="YU000464-1" table:display="true" table:show-details="true"/>
                <table:data-pilot-member table:name="YU000465-1" table:display="true" table:show-details="true"/>
                <table:data-pilot-member table:name="YU000466-2" table:display="true" table:show-details="true"/>
                <table:data-pilot-member table:name="YU000467-1" table:display="true" table:show-details="true"/>
                <table:data-pilot-member table:name="YU000468-1" table:display="true" table:show-details="true"/>
                <table:data-pilot-member table:name="YU000469-1" table:display="true" table:show-details="true"/>
                <table:data-pilot-member table:name="YU000472-1" table:display="true" table:show-details="true"/>
                <table:data-pilot-member table:name="YU000475-1" table:display="true" table:show-details="true"/>
                <table:data-pilot-member table:name="YU000476-1" table:display="true" table:show-details="true"/>
                <table:data-pilot-member table:name="YU000477-1" table:display="true" table:show-details="true"/>
                <table:data-pilot-member table:name="YU000478-2" table:display="true" table:show-details="true"/>
                <table:data-pilot-member table:name="YU000479-1" table:display="true" table:show-details="true"/>
                <table:data-pilot-member table:name="YU000480-1" table:display="true" table:show-details="true"/>
                <table:data-pilot-member table:name="YU000481-1" table:display="true" table:show-details="true"/>
                <table:data-pilot-member table:name="YU000482-1" table:display="true" table:show-details="true"/>
                <table:data-pilot-member table:name="YU000484-1" table:display="true" table:show-details="true"/>
                <table:data-pilot-member table:name="YU000487-1" table:display="true" table:show-details="true"/>
                <table:data-pilot-member table:name="YU000488-1" table:display="true" table:show-details="true"/>
                <table:data-pilot-member table:name="YU000489-2" table:display="true" table:show-details="true"/>
                <table:data-pilot-member table:name="YU000490-2" table:display="true" table:show-details="true"/>
                <table:data-pilot-member table:name="YU000491-2" table:display="true" table:show-details="true"/>
                <table:data-pilot-member table:name="YU000492-1" table:display="true" table:show-details="true"/>
                <table:data-pilot-member table:name="YU000493-2" table:display="true" table:show-details="true"/>
                <table:data-pilot-member table:name="YU000495-1" table:display="true" table:show-details="true"/>
                <table:data-pilot-member table:name="YU000497-1" table:display="true" table:show-details="true"/>
                <table:data-pilot-member table:name="YU000498-2" table:display="true" table:show-details="true"/>
                <table:data-pilot-member table:name="YU000499-1" table:display="true" table:show-details="true"/>
                <table:data-pilot-member table:name="YU000500-1" table:display="true" table:show-details="true"/>
                <table:data-pilot-member table:name="YU000501-2" table:display="true" table:show-details="true"/>
                <table:data-pilot-member table:name="YU000502-1" table:display="true" table:show-details="true"/>
                <table:data-pilot-member table:name="YU000503-1" table:display="true" table:show-details="true"/>
                <table:data-pilot-member table:name="YU000504-1" table:display="true" table:show-details="true"/>
                <table:data-pilot-member table:name="YU000505-1" table:display="true" table:show-details="true"/>
                <table:data-pilot-member table:name="YU000506-1" table:display="true" table:show-details="true"/>
                <table:data-pilot-member table:name="YU000507-1" table:display="true" table:show-details="true"/>
                <table:data-pilot-member table:name="YU000508-2" table:display="true" table:show-details="true"/>
                <table:data-pilot-member table:name="YU000510-1" table:display="true" table:show-details="true"/>
                <table:data-pilot-member table:name="YU000511-1" table:display="true" table:show-details="true"/>
                <table:data-pilot-member table:name="YU000512-1" table:display="true" table:show-details="true"/>
                <table:data-pilot-member table:name="YU000513-2" table:display="true" table:show-details="true"/>
                <table:data-pilot-member table:name="YU000518-1" table:display="true" table:show-details="true"/>
                <table:data-pilot-member table:name="YU000521-1" table:display="true" table:show-details="true"/>
                <table:data-pilot-member table:name="YU000522-1" table:display="true" table:show-details="true"/>
                <table:data-pilot-member table:name="YU000523-1" table:display="true" table:show-details="true"/>
                <table:data-pilot-member table:name="YU000524-1" table:display="true" table:show-details="true"/>
                <table:data-pilot-member table:name="YU000525-1" table:display="true" table:show-details="true"/>
                <table:data-pilot-member table:name="YU000526-1" table:display="true" table:show-details="true"/>
                <table:data-pilot-member table:name="YU000527-2" table:display="true" table:show-details="true"/>
                <table:data-pilot-member table:name="YU000528-1" table:display="true" table:show-details="true"/>
                <table:data-pilot-member table:name="YU000529-1" table:display="true" table:show-details="true"/>
                <table:data-pilot-member table:name="YU000532-3" table:display="true" table:show-details="true"/>
                <table:data-pilot-member table:name="YU000538-3" table:display="true" table:show-details="true"/>
                <table:data-pilot-member table:name="YU000542-2" table:display="true" table:show-details="true"/>
                <table:data-pilot-member table:name="YU000544-1" table:display="true" table:show-details="true"/>
                <table:data-pilot-member table:name="YU000545-3" table:display="true" table:show-details="true"/>
                <table:data-pilot-member table:name="YU000546-2" table:display="true" table:show-details="true"/>
                <table:data-pilot-member table:name="YU000550-1" table:display="true" table:show-details="true"/>
                <table:data-pilot-member table:name="YU000551-2" table:display="true" table:show-details="true"/>
                <table:data-pilot-member table:name="YU000552-1" table:display="true" table:show-details="true"/>
                <table:data-pilot-member table:name="YU000553-1" table:display="true" table:show-details="true"/>
                <table:data-pilot-member table:name="YU000554-1" table:display="true" table:show-details="true"/>
                <table:data-pilot-member table:name="YU000555-3" table:display="true" table:show-details="true"/>
                <table:data-pilot-member table:name="YU000558-1" table:display="true" table:show-details="true"/>
                <table:data-pilot-member table:name="YU000559-1" table:display="true" table:show-details="true"/>
                <table:data-pilot-member table:name="YU000560-1" table:display="true" table:show-details="true"/>
                <table:data-pilot-member table:name="YU000561-1" table:display="true" table:show-details="true"/>
                <table:data-pilot-member table:name="YU000562-1" table:display="true" table:show-details="true"/>
                <table:data-pilot-member table:name="YU000563-1" table:display="true" table:show-details="true"/>
                <table:data-pilot-member table:name="YU000564-1" table:display="true" table:show-details="true"/>
                <table:data-pilot-member table:name="YU000565-1" table:display="true" table:show-details="true"/>
                <table:data-pilot-member table:name="YU000568-1" table:display="true" table:show-details="true"/>
                <table:data-pilot-member table:name="YU000569-1" table:display="true" table:show-details="true"/>
                <table:data-pilot-member table:name="YU000570-1" table:display="true" table:show-details="true"/>
                <table:data-pilot-member table:name="YU000571-1" table:display="true" table:show-details="true"/>
                <table:data-pilot-member table:name="YU000572-1" table:display="true" table:show-details="true"/>
                <table:data-pilot-member table:name="YU000573-1" table:display="true" table:show-details="true"/>
                <table:data-pilot-member table:name="YU000574-1" table:display="true" table:show-details="true"/>
                <table:data-pilot-member table:name="YU000575-1" table:display="true" table:show-details="true"/>
                <table:data-pilot-member table:name="YU000576-1" table:display="true" table:show-details="true"/>
                <table:data-pilot-member table:name="YU000577-1" table:display="true" table:show-details="true"/>
                <table:data-pilot-member table:name="YU000578-1" table:display="true" table:show-details="true"/>
                <table:data-pilot-member table:name="YU000579-1" table:display="true" table:show-details="true"/>
                <table:data-pilot-member table:name="YU000580-3" table:display="true" table:show-details="true"/>
                <table:data-pilot-member table:name="YU000582-3" table:display="true" table:show-details="true"/>
                <table:data-pilot-member table:name="YU000585-1" table:display="true" table:show-details="true"/>
                <table:data-pilot-member table:name="YU000586-3" table:display="true" table:show-details="true"/>
                <table:data-pilot-member table:name="YU000587-2" table:display="true" table:show-details="true"/>
                <table:data-pilot-member table:name="YU000589-3" table:display="true" table:show-details="true"/>
                <table:data-pilot-member table:name="YU000590-1" table:display="true" table:show-details="true"/>
                <table:data-pilot-member table:name="YU000591-2" table:display="true" table:show-details="true"/>
                <table:data-pilot-member table:name="YU000592-1" table:display="true" table:show-details="true"/>
                <table:data-pilot-member table:name="YU000593-1" table:display="true" table:show-details="true"/>
                <table:data-pilot-member table:name="YU000594-1" table:display="true" table:show-details="true"/>
                <table:data-pilot-member table:name="YU000595-3" table:display="true" table:show-details="true"/>
                <table:data-pilot-member table:name="YU000596-2" table:display="true" table:show-details="true"/>
                <table:data-pilot-member table:name="YU000597-1" table:display="true" table:show-details="true"/>
                <table:data-pilot-member table:name="YU000598-1" table:display="true" table:show-details="true"/>
                <table:data-pilot-member table:name="YU000599-1" table:display="true" table:show-details="true"/>
                <table:data-pilot-member table:name="YU000600-1" table:display="true" table:show-details="true"/>
                <table:data-pilot-member table:name="YU000601-2" table:display="true" table:show-details="true"/>
                <table:data-pilot-member table:name="YU000602-1" table:display="true" table:show-details="true"/>
                <table:data-pilot-member table:name="YU000603-1" table:display="true" table:show-details="true"/>
                <table:data-pilot-member table:name="YU000604-2" table:display="true" table:show-details="true"/>
                <table:data-pilot-member table:name="YU000605-1" table:display="true" table:show-details="true"/>
                <table:data-pilot-member table:name="YU000606-1" table:display="true" table:show-details="true"/>
                <table:data-pilot-member table:name="YU000607-1" table:display="true" table:show-details="true"/>
                <table:data-pilot-member table:name="YU000608-1" table:display="true" table:show-details="true"/>
                <table:data-pilot-member table:name="YU000609-1" table:display="true" table:show-details="true"/>
                <table:data-pilot-member table:name="YU000610-1" table:display="true" table:show-details="true"/>
                <table:data-pilot-member table:name="YU000611-2" table:display="true" table:show-details="true"/>
                <table:data-pilot-member table:name="YU000612-1" table:display="true" table:show-details="true"/>
                <table:data-pilot-member table:name="YU000613-1" table:display="true" table:show-details="true"/>
                <table:data-pilot-member table:name="YU000615-1" table:display="true" table:show-details="true"/>
                <table:data-pilot-member table:name="YU000619-1" table:display="true" table:show-details="true"/>
                <table:data-pilot-member table:name="YU000620-1" table:display="true" table:show-details="true"/>
                <table:data-pilot-member table:name="YU000621-1" table:display="true" table:show-details="true"/>
                <table:data-pilot-member table:name="YU000622-2" table:display="true" table:show-details="true"/>
                <table:data-pilot-member table:name="YU000623-2" table:display="true" table:show-details="true"/>
                <table:data-pilot-member table:name="YU000624-1" table:display="true" table:show-details="true"/>
                <table:data-pilot-member table:name="YU000625-2" table:display="true" table:show-details="true"/>
                <table:data-pilot-member table:name="YU000626-2" table:display="true" table:show-details="true"/>
                <table:data-pilot-member table:name="YU000627-3" table:display="true" table:show-details="true"/>
                <table:data-pilot-member table:name="YU000628-3" table:display="true" table:show-details="true"/>
                <table:data-pilot-member table:name="YU000629-2" table:display="true" table:show-details="true"/>
                <table:data-pilot-member table:name="YU000630-2" table:display="true" table:show-details="true"/>
                <table:data-pilot-member table:name="YU000631-3" table:display="true" table:show-details="true"/>
                <table:data-pilot-member table:name="YU000632-2" table:display="true" table:show-details="true"/>
                <table:data-pilot-member table:name="YU000634-2" table:display="true" table:show-details="true"/>
                <table:data-pilot-member table:name="YU000635-1" table:display="true" table:show-details="true"/>
                <table:data-pilot-member table:name="YU000636-2" table:display="true" table:show-details="true"/>
                <table:data-pilot-member table:name="YU000638-2" table:display="true" table:show-details="true"/>
                <table:data-pilot-member table:name="YU000639-1" table:display="true" table:show-details="true"/>
                <table:data-pilot-member table:name="YU000640-1" table:display="true" table:show-details="true"/>
                <table:data-pilot-member table:name="YU000641-1" table:display="true" table:show-details="true"/>
                <table:data-pilot-member table:name="YU000642-3" table:display="true" table:show-details="true"/>
                <table:data-pilot-member table:name="YU000643-2" table:display="true" table:show-details="true"/>
                <table:data-pilot-member table:name="YU000646-1" table:display="true" table:show-details="true"/>
                <table:data-pilot-member table:name="YU000647-1" table:display="true" table:show-details="true"/>
                <table:data-pilot-member table:name="YU000648-1" table:display="true" table:show-details="true"/>
                <table:data-pilot-member table:name="YU000649-2" table:display="true" table:show-details="true"/>
                <table:data-pilot-member table:name="YU000650-2" table:display="true" table:show-details="true"/>
                <table:data-pilot-member table:name="YU000651-1" table:display="true" table:show-details="true"/>
                <table:data-pilot-member table:name="YU000652-1" table:display="true" table:show-details="true"/>
                <table:data-pilot-member table:name="YU000653-1" table:display="true" table:show-details="true"/>
                <table:data-pilot-member table:name="YU000654-2" table:display="true" table:show-details="true"/>
                <table:data-pilot-member table:name="YU000657-2" table:display="true" table:show-details="true"/>
                <table:data-pilot-member table:name="YU000658-2" table:display="true" table:show-details="true"/>
                <table:data-pilot-member table:name="YU000659-1" table:display="true" table:show-details="true"/>
                <table:data-pilot-member table:name="YU000660-1" table:display="true" table:show-details="true"/>
                <table:data-pilot-member table:name="YU000661-2" table:display="true" table:show-details="true"/>
                <table:data-pilot-member table:name="YU000662-1" table:display="true" table:show-details="true"/>
                <table:data-pilot-member table:name="YU000663-2" table:display="true" table:show-details="true"/>
                <table:data-pilot-member table:name="YU000664-2" table:display="true" table:show-details="true"/>
                <table:data-pilot-member table:name="YU000665-2" table:display="true" table:show-details="true"/>
                <table:data-pilot-member table:name="YU000666-2" table:display="true" table:show-details="true"/>
                <table:data-pilot-member table:name="YU000667-1" table:display="true" table:show-details="true"/>
                <table:data-pilot-member table:name="YU000669-3" table:display="true" table:show-details="true"/>
                <table:data-pilot-member table:name="YU000670-1" table:display="true" table:show-details="true"/>
                <table:data-pilot-member table:name="YU000671-1" table:display="true" table:show-details="true"/>
                <table:data-pilot-member table:name="YU000672-2" table:display="true" table:show-details="true"/>
                <table:data-pilot-member table:name="YU000674-1" table:display="true" table:show-details="true"/>
                <table:data-pilot-member table:name="YU000676-2" table:display="true" table:show-details="true"/>
                <table:data-pilot-member table:name="YU000677-3" table:display="true" table:show-details="true"/>
                <table:data-pilot-member table:name="YU000678-2" table:display="true" table:show-details="true"/>
                <table:data-pilot-member table:name="YU000679-1" table:display="true" table:show-details="true"/>
                <table:data-pilot-member table:name="YU000680-1" table:display="true" table:show-details="true"/>
                <table:data-pilot-member table:name="YU000681-1" table:display="true" table:show-details="true"/>
                <table:data-pilot-member table:name="YU000682-1" table:display="true" table:show-details="true"/>
                <table:data-pilot-member table:name="YU000683-2" table:display="true" table:show-details="true"/>
                <table:data-pilot-member table:name="YU000685-1" table:display="true" table:show-details="true"/>
                <table:data-pilot-member table:name="YU000693-1" table:display="true" table:show-details="true"/>
                <table:data-pilot-member table:name="YU000694-1" table:display="true" table:show-details="true"/>
                <table:data-pilot-member table:name="YU000695-1" table:display="true" table:show-details="true"/>
                <table:data-pilot-member table:name="YU000696-1" table:display="true" table:show-details="true"/>
                <table:data-pilot-member table:name="YU000697-1" table:display="true" table:show-details="true"/>
                <table:data-pilot-member table:name="YU000698-1" table:display="true" table:show-details="true"/>
                <table:data-pilot-member table:name="YU000699-2" table:display="true" table:show-details="true"/>
                <table:data-pilot-member table:name="YU000700-1" table:display="true" table:show-details="true"/>
                <table:data-pilot-member table:name="YU000702-1" table:display="true" table:show-details="true"/>
                <table:data-pilot-member table:name="YU000704-1" table:display="true" table:show-details="true"/>
                <table:data-pilot-member table:name="YU000705-1" table:display="true" table:show-details="true"/>
                <table:data-pilot-member table:name="YU000706-1" table:display="true" table:show-details="true"/>
                <table:data-pilot-member table:name="YU000709-1" table:display="true" table:show-details="true"/>
                <table:data-pilot-member table:name="YU000710-1" table:display="true" table:show-details="true"/>
                <table:data-pilot-member table:name="YU000711-2" table:display="true" table:show-details="true"/>
                <table:data-pilot-member table:name="YU000712-1" table:display="true" table:show-details="true"/>
                <table:data-pilot-member table:name="YU000713-1" table:display="true" table:show-details="true"/>
                <table:data-pilot-member table:name="YU000715-1" table:display="true" table:show-details="true"/>
                <table:data-pilot-member table:name="YU000717-1" table:display="true" table:show-details="true"/>
                <table:data-pilot-member table:name="YU000718-1" table:display="true" table:show-details="true"/>
                <table:data-pilot-member table:name="YU000719-2" table:display="true" table:show-details="true"/>
                <table:data-pilot-member table:name="YU000720-1" table:display="true" table:show-details="true"/>
                <table:data-pilot-member table:name="YU000721-3" table:display="true" table:show-details="true"/>
                <table:data-pilot-member table:name="YU000722-1" table:display="true" table:show-details="true"/>
                <table:data-pilot-member table:name="YU000723-1" table:display="true" table:show-details="true"/>
                <table:data-pilot-member table:name="YU000724-1" table:display="true" table:show-details="true"/>
                <table:data-pilot-member table:name="YU000726-2" table:display="true" table:show-details="true"/>
                <table:data-pilot-member table:name="YU000727-2" table:display="true" table:show-details="true"/>
                <table:data-pilot-member table:name="YU000728-1" table:display="true" table:show-details="true"/>
                <table:data-pilot-member table:name="YU000730-2" table:display="true" table:show-details="true"/>
                <table:data-pilot-member table:name="YU000732-1" table:display="true" table:show-details="true"/>
                <table:data-pilot-member table:name="YU000733-2" table:display="true" table:show-details="true"/>
                <table:data-pilot-member table:name="YU000734-1" table:display="true" table:show-details="true"/>
                <table:data-pilot-member table:name="YU000735-1" table:display="true" table:show-details="true"/>
                <table:data-pilot-member table:name="YU000736-1" table:display="true" table:show-details="true"/>
                <table:data-pilot-member table:name="YU000737-1" table:display="true" table:show-details="true"/>
                <table:data-pilot-member table:name="YU000740-1" table:display="true" table:show-details="true"/>
                <table:data-pilot-member table:name="YU000741-1" table:display="true" table:show-details="true"/>
                <table:data-pilot-member table:name="YU000742-2" table:display="true" table:show-details="true"/>
                <table:data-pilot-member table:name="YU000743-1" table:display="true" table:show-details="true"/>
                <table:data-pilot-member table:name="YU000744-1" table:display="true" table:show-details="true"/>
                <table:data-pilot-member table:name="YU000746-2" table:display="true" table:show-details="true"/>
                <table:data-pilot-member table:name="YU000748-2" table:display="true" table:show-details="true"/>
                <table:data-pilot-member table:name="YU000749-1" table:display="true" table:show-details="true"/>
                <table:data-pilot-member table:name="YU000750-1" table:display="true" table:show-details="true"/>
                <table:data-pilot-member table:name="YU000751-1" table:display="true" table:show-details="true"/>
                <table:data-pilot-member table:name="YU000753-2" table:display="true" table:show-details="true"/>
                <table:data-pilot-member table:name="YU000757-1" table:display="true" table:show-details="true"/>
                <table:data-pilot-member table:name="YU000758-1" table:display="true" table:show-details="true"/>
                <table:data-pilot-member table:name="YU000759-1" table:display="true" table:show-details="true"/>
                <table:data-pilot-member table:name="YU000760-1" table:display="true" table:show-details="true"/>
                <table:data-pilot-member table:name="YU000761-2" table:display="true" table:show-details="true"/>
                <table:data-pilot-member table:name="YU000763-1" table:display="true" table:show-details="true"/>
                <table:data-pilot-member table:name="YU000764-2" table:display="true" table:show-details="true"/>
                <table:data-pilot-member table:name="YU000766-2" table:display="true" table:show-details="true"/>
                <table:data-pilot-member table:name="YU000767-1" table:display="true" table:show-details="true"/>
                <table:data-pilot-member table:name="YU000768-1" table:display="true" table:show-details="true"/>
                <table:data-pilot-member table:name="YU000769-1" table:display="true" table:show-details="true"/>
                <table:data-pilot-member table:name="YU000770-2" table:display="true" table:show-details="true"/>
                <table:data-pilot-member table:name="YU000773-2" table:display="true" table:show-details="true"/>
                <table:data-pilot-member table:name="YU000774-1" table:display="true" table:show-details="true"/>
                <table:data-pilot-member table:name="YU000775-2" table:display="true" table:show-details="true"/>
                <table:data-pilot-member table:name="YU000776-2" table:display="true" table:show-details="true"/>
                <table:data-pilot-member table:name="YU000776-3" table:display="true" table:show-details="true"/>
                <table:data-pilot-member table:name="YU000777-2" table:display="true" table:show-details="true"/>
                <table:data-pilot-member table:name="YU000778-2" table:display="true" table:show-details="true"/>
                <table:data-pilot-member table:name="YU000779-1" table:display="true" table:show-details="true"/>
                <table:data-pilot-member table:name="YU000780-1" table:display="true" table:show-details="true"/>
                <table:data-pilot-member table:name="YU000781-1" table:display="true" table:show-details="true"/>
                <table:data-pilot-member table:name="YU000783-2" table:display="true" table:show-details="true"/>
                <table:data-pilot-member table:name="YU000784-1" table:display="true" table:show-details="true"/>
                <table:data-pilot-member table:name="YU000785-2" table:display="true" table:show-details="true"/>
                <table:data-pilot-member table:name="YU000786-1" table:display="true" table:show-details="true"/>
                <table:data-pilot-member table:name="YU000787-1" table:display="true" table:show-details="true"/>
                <table:data-pilot-member table:name="YU000788-1" table:display="true" table:show-details="true"/>
                <table:data-pilot-member table:name="YU000789-1" table:display="true" table:show-details="true"/>
                <table:data-pilot-member table:name="YU000791-1" table:display="true" table:show-details="true"/>
                <table:data-pilot-member table:name="YU000792-1" table:display="true" table:show-details="true"/>
                <table:data-pilot-member table:name="YU000793-1" table:display="true" table:show-details="true"/>
                <table:data-pilot-member table:name="YU000794-1" table:display="true" table:show-details="true"/>
                <table:data-pilot-member table:name="YU000797-1" table:display="true" table:show-details="true"/>
                <table:data-pilot-member table:name="YU000799-2" table:display="true" table:show-details="true"/>
                <table:data-pilot-member table:name="YU000800-2" table:display="true" table:show-details="true"/>
                <table:data-pilot-member table:name="YU000801-2" table:display="true" table:show-details="true"/>
                <table:data-pilot-member table:name="YU000802-2" table:display="true" table:show-details="true"/>
                <table:data-pilot-member table:name="YU000805-2" table:display="true" table:show-details="true"/>
                <table:data-pilot-member table:name="YU000806-2" table:display="true" table:show-details="true"/>
                <table:data-pilot-member table:name="YU000808-2" table:display="true" table:show-details="true"/>
                <table:data-pilot-member table:name="YU000810-2" table:display="true" table:show-details="true"/>
                <table:data-pilot-member table:name="YU000811-1" table:display="true" table:show-details="true"/>
                <table:data-pilot-member table:name="YU000812-2" table:display="true" table:show-details="true"/>
                <table:data-pilot-member table:name="YU000813-1" table:display="true" table:show-details="true"/>
                <table:data-pilot-member table:name="YU000814-1" table:display="true" table:show-details="true"/>
                <table:data-pilot-member table:name="YU000818-2" table:display="true" table:show-details="true"/>
                <table:data-pilot-member table:name="YU000819-3" table:display="true" table:show-details="true"/>
                <table:data-pilot-member table:name="YU000820-1" table:display="true" table:show-details="true"/>
                <table:data-pilot-member table:name="YU000822-1" table:display="true" table:show-details="true"/>
                <table:data-pilot-member table:name="YU000823-1" table:display="true" table:show-details="true"/>
                <table:data-pilot-member table:name="YU000824-3" table:display="true" table:show-details="true"/>
                <table:data-pilot-member table:name="YU000826-1" table:display="true" table:show-details="true"/>
                <table:data-pilot-member table:name="YU000828-2" table:display="true" table:show-details="true"/>
                <table:data-pilot-member table:name="YU000829-3" table:display="true" table:show-details="true"/>
                <table:data-pilot-member table:name="YU000830-2" table:display="true" table:show-details="true"/>
                <table:data-pilot-member table:name="YU000832-2" table:display="true" table:show-details="true"/>
                <table:data-pilot-member table:name="YU000834-1" table:display="true" table:show-details="true"/>
                <table:data-pilot-member table:name="YU000835-1" table:display="true" table:show-details="true"/>
                <table:data-pilot-member table:name="YU000837-1" table:display="true" table:show-details="true"/>
                <table:data-pilot-member table:name="YU000838-1" table:display="true" table:show-details="true"/>
                <table:data-pilot-member table:name="YU000839-1" table:display="true" table:show-details="true"/>
                <table:data-pilot-member table:name="YU000840-1" table:display="true" table:show-details="true"/>
                <table:data-pilot-member table:name="YU000841-1" table:display="true" table:show-details="true"/>
                <table:data-pilot-member table:name="YU000842-1" table:display="true" table:show-details="true"/>
                <table:data-pilot-member table:name="YU000843-1" table:display="true" table:show-details="true"/>
                <table:data-pilot-member table:name="YU000844-1" table:display="true" table:show-details="true"/>
                <table:data-pilot-member table:name="YU000845-1" table:display="true" table:show-details="true"/>
                <table:data-pilot-member table:name="YU000846-1" table:display="true" table:show-details="true"/>
                <table:data-pilot-member table:name="YU000847-1" table:display="true" table:show-details="true"/>
                <table:data-pilot-member table:name="YU000848-1" table:display="true" table:show-details="true"/>
                <table:data-pilot-member table:name="YU000850-1" table:display="true" table:show-details="true"/>
                <table:data-pilot-member table:name="YU000851-1" table:display="true" table:show-details="true"/>
                <table:data-pilot-member table:name="YU000852-1" table:display="true" table:show-details="true"/>
                <table:data-pilot-member table:name="YU000853-1" table:display="true" table:show-details="true"/>
                <table:data-pilot-member table:name="YU000854-1" table:display="true" table:show-details="true"/>
                <table:data-pilot-member table:name="YU000856-1" table:display="true" table:show-details="true"/>
                <table:data-pilot-member table:name="YU000857-1" table:display="true" table:show-details="true"/>
                <table:data-pilot-member table:name="YU000858-1" table:display="true" table:show-details="true"/>
                <table:data-pilot-member table:name="YU000859-1" table:display="true" table:show-details="true"/>
                <table:data-pilot-member table:name="YU000860-1" table:display="true" table:show-details="true"/>
                <table:data-pilot-member table:name="YU000861-1" table:display="true" table:show-details="true"/>
                <table:data-pilot-member table:name="YU000862-1" table:display="true" table:show-details="true"/>
                <table:data-pilot-member table:name="YU000863-1" table:display="true" table:show-details="true"/>
                <table:data-pilot-member table:name="YU000864-1" table:display="true" table:show-details="true"/>
                <table:data-pilot-member table:name="YU000865-1" table:display="true" table:show-details="true"/>
                <table:data-pilot-member table:name="YU000866-1" table:display="true" table:show-details="true"/>
                <table:data-pilot-member table:name="YU000867-1" table:display="true" table:show-details="true"/>
                <table:data-pilot-member table:name="YU000868-1" table:display="true" table:show-details="true"/>
                <table:data-pilot-member table:name="YU000869-1" table:display="true" table:show-details="true"/>
                <table:data-pilot-member table:name="YU000870-1" table:display="true" table:show-details="true"/>
                <table:data-pilot-member table:name="YU000871-1" table:display="true" table:show-details="true"/>
                <table:data-pilot-member table:name="YU000872-1" table:display="true" table:show-details="true"/>
                <table:data-pilot-member table:name="YU000873-1" table:display="true" table:show-details="true"/>
                <table:data-pilot-member table:name="YU000874-1" table:display="true" table:show-details="true"/>
                <table:data-pilot-member table:name="YU000875-1" table:display="true" table:show-details="true"/>
                <table:data-pilot-member table:name="YU000876-1" table:display="true" table:show-details="true"/>
                <table:data-pilot-member table:name="YU000877-1" table:display="true" table:show-details="true"/>
                <table:data-pilot-member table:name="YU000879-1" table:display="true" table:show-details="true"/>
                <table:data-pilot-member table:name="YU000880-1" table:display="true" table:show-details="true"/>
                <table:data-pilot-member table:name="YU000881-1" table:display="true" table:show-details="true"/>
                <table:data-pilot-member table:name="YU000882-1" table:display="true" table:show-details="true"/>
                <table:data-pilot-member table:name="YU000883-1" table:display="true" table:show-details="true"/>
                <table:data-pilot-member table:name="YU000884-1" table:display="true" table:show-details="true"/>
                <table:data-pilot-member table:name="YU000885-1" table:display="true" table:show-details="true"/>
                <table:data-pilot-member table:name="YU000886-1" table:display="true" table:show-details="true"/>
                <table:data-pilot-member table:name="YU000887-1" table:display="true" table:show-details="true"/>
                <table:data-pilot-member table:name="YU000889-1" table:display="true" table:show-details="true"/>
                <table:data-pilot-member table:name="YU000890-1" table:display="true" table:show-details="true"/>
                <table:data-pilot-member table:name="YU000891-1" table:display="true" table:show-details="true"/>
                <table:data-pilot-member table:name="YU000892-1" table:display="true" table:show-details="true"/>
                <table:data-pilot-member table:name="YU000893-1" table:display="true" table:show-details="true"/>
                <table:data-pilot-member table:name="YU000894-1" table:display="true" table:show-details="true"/>
                <table:data-pilot-member table:name="YU000895-1" table:display="true" table:show-details="true"/>
                <table:data-pilot-member table:name="YU000896-1" table:display="true" table:show-details="true"/>
                <table:data-pilot-member table:name="YU000897-1" table:display="true" table:show-details="true"/>
                <table:data-pilot-member table:name="YU000898-1" table:display="true" table:show-details="true"/>
                <table:data-pilot-member table:name="YU000899-1" table:display="true" table:show-details="true"/>
                <table:data-pilot-member table:name="YU000900-1" table:display="true" table:show-details="true"/>
                <table:data-pilot-member table:name="YU000901-1" table:display="true" table:show-details="true"/>
                <table:data-pilot-member table:name="YU000902-1" table:display="true" table:show-details="true"/>
                <table:data-pilot-member table:name="YU000903-1" table:display="true" table:show-details="true"/>
                <table:data-pilot-member table:name="YU000904-1" table:display="true" table:show-details="true"/>
                <table:data-pilot-member table:name="YU000905-1" table:display="true" table:show-details="true"/>
                <table:data-pilot-member table:name="YU000906-1" table:display="true" table:show-details="true"/>
                <table:data-pilot-member table:name="YU000907-1" table:display="true" table:show-details="true"/>
                <table:data-pilot-member table:name="YU000908-1" table:display="true" table:show-details="true"/>
                <table:data-pilot-member table:name="YU000909-1" table:display="true" table:show-details="true"/>
                <table:data-pilot-member table:name="YU000910-1" table:display="true" table:show-details="true"/>
                <table:data-pilot-member table:name="YU000911-1" table:display="true" table:show-details="true"/>
                <table:data-pilot-member table:name="YU000913-1" table:display="true" table:show-details="true"/>
                <table:data-pilot-member table:name="YU000914-1" table:display="true" table:show-details="true"/>
                <table:data-pilot-member table:name="YU000915-1" table:display="true" table:show-details="true"/>
                <table:data-pilot-member table:name="YU000916-1" table:display="true" table:show-details="true"/>
                <table:data-pilot-member table:name="YU000917-1" table:display="true" table:show-details="true"/>
                <table:data-pilot-member table:name="YU000918-1" table:display="true" table:show-details="true"/>
                <table:data-pilot-member table:name="YU000919-1" table:display="true" table:show-details="true"/>
                <table:data-pilot-member table:name="YU000920-1" table:display="true" table:show-details="true"/>
                <table:data-pilot-member table:name="YU000921-1" table:display="true" table:show-details="true"/>
                <table:data-pilot-member table:name="YU000922-1" table:display="true" table:show-details="true"/>
                <table:data-pilot-member table:name="YU000923-1" table:display="true" table:show-details="true"/>
                <table:data-pilot-member table:name="YU000924-1" table:display="true" table:show-details="true"/>
                <table:data-pilot-member table:name="YU000926-1" table:display="true" table:show-details="true"/>
                <table:data-pilot-member table:name="YU000927-1" table:display="true" table:show-details="true"/>
                <table:data-pilot-member table:name="YU000928-1" table:display="true" table:show-details="true"/>
                <table:data-pilot-member table:name="YU000929-1" table:display="true" table:show-details="true"/>
                <table:data-pilot-member table:name="YU000930-1" table:display="true" table:show-details="true"/>
                <table:data-pilot-member table:name="YU000931-1" table:display="true" table:show-details="true"/>
                <table:data-pilot-member table:name="YU000932-1" table:display="true" table:show-details="true"/>
                <table:data-pilot-member table:name="YU000933-1" table:display="true" table:show-details="true"/>
                <table:data-pilot-member table:name="YU000934-1" table:display="true" table:show-details="true"/>
                <table:data-pilot-member table:name="YU000936-1" table:display="true" table:show-details="true"/>
                <table:data-pilot-member table:name="YU000937-1" table:display="true" table:show-details="true"/>
                <table:data-pilot-member table:name="YU000938-1" table:display="true" table:show-details="true"/>
                <table:data-pilot-member table:name="YU000939-1" table:display="true" table:show-details="true"/>
                <table:data-pilot-member table:name="YU000940-1" table:display="true" table:show-details="true"/>
                <table:data-pilot-member table:name="YU000941-1" table:display="true" table:show-details="true"/>
                <table:data-pilot-member table:name="YU000942-1" table:display="true" table:show-details="true"/>
                <table:data-pilot-member table:name="YU000943-1" table:display="true" table:show-details="true"/>
                <table:data-pilot-member table:name="YU000944-1" table:display="true" table:show-details="true"/>
                <table:data-pilot-member table:name="YU000945-1" table:display="true" table:show-details="true"/>
                <table:data-pilot-member table:name="YU000946-1" table:display="true" table:show-details="true"/>
                <table:data-pilot-member table:name="YU000947-1" table:display="true" table:show-details="true"/>
                <table:data-pilot-member table:name="YU000948-1" table:display="true" table:show-details="true"/>
                <table:data-pilot-member table:name="YU000949-1" table:display="true" table:show-details="true"/>
                <table:data-pilot-member table:name="YU000950-1" table:display="true" table:show-details="true"/>
                <table:data-pilot-member table:name="YU000951-1" table:display="true" table:show-details="true"/>
                <table:data-pilot-member table:name="YU000953-1" table:display="true" table:show-details="true"/>
                <table:data-pilot-member table:name="YU000954-1" table:display="true" table:show-details="true"/>
                <table:data-pilot-member table:name="YU000955-1" table:display="true" table:show-details="true"/>
                <table:data-pilot-member table:name="YU000956-1" table:display="true" table:show-details="true"/>
                <table:data-pilot-member table:name="YU000957-1" table:display="true" table:show-details="true"/>
                <table:data-pilot-member table:name="YU000958-1" table:display="true" table:show-details="true"/>
                <table:data-pilot-member table:name="YU000959-1" table:display="true" table:show-details="true"/>
                <table:data-pilot-member table:name="YU000960-1" table:display="true" table:show-details="true"/>
                <table:data-pilot-member table:name="YU000961-1" table:display="true" table:show-details="true"/>
                <table:data-pilot-member table:name="YU000962-1" table:display="true" table:show-details="true"/>
                <table:data-pilot-member table:name="YU000963-1" table:display="true" table:show-details="true"/>
                <table:data-pilot-member table:name="YU000964-1" table:display="true" table:show-details="true"/>
                <table:data-pilot-member table:name="YU000965-1" table:display="true" table:show-details="true"/>
                <table:data-pilot-member table:name="YU000966-1" table:display="true" table:show-details="true"/>
                <table:data-pilot-member table:name="YU000967-1" table:display="true" table:show-details="true"/>
                <table:data-pilot-member table:name="YU000968-1" table:display="true" table:show-details="true"/>
                <table:data-pilot-member table:name="YU000969-1" table:display="true" table:show-details="true"/>
                <table:data-pilot-member table:name="YU000970-1" table:display="true" table:show-details="true"/>
                <table:data-pilot-member table:name="YU000971-1" table:display="true" table:show-details="true"/>
                <table:data-pilot-member table:name="YU000972-1" table:display="true" table:show-details="true"/>
                <table:data-pilot-member table:name="YU000973-1" table:display="true" table:show-details="true"/>
                <table:data-pilot-member table:name="YU000975-1" table:display="true" table:show-details="true"/>
                <table:data-pilot-member table:name="YU000976-1" table:display="true" table:show-details="true"/>
                <table:data-pilot-member table:name="YU000977-1" table:display="true" table:show-details="true"/>
                <table:data-pilot-member table:name="YU000978-1" table:display="true" table:show-details="true"/>
                <table:data-pilot-member table:name="YU000979-1" table:display="true" table:show-details="true"/>
                <table:data-pilot-member table:name="YU000981-1" table:display="true" table:show-details="true"/>
                <table:data-pilot-member table:name="YU000982-1" table:display="true" table:show-details="true"/>
                <table:data-pilot-member table:name="YU000983-1" table:display="true" table:show-details="true"/>
                <table:data-pilot-member table:name="YU000984-1" table:display="true" table:show-details="true"/>
                <table:data-pilot-member table:name="YU000985-1" table:display="true" table:show-details="true"/>
                <table:data-pilot-member table:name="YU000987-1" table:display="true" table:show-details="true"/>
                <table:data-pilot-member table:name="YU000988-1" table:display="true" table:show-details="true"/>
                <table:data-pilot-member table:name="YU000989-1" table:display="true" table:show-details="true"/>
                <table:data-pilot-member table:name="YU000990-1" table:display="true" table:show-details="true"/>
                <table:data-pilot-member table:name="YU000991-1" table:display="true" table:show-details="true"/>
                <table:data-pilot-member table:name="YU000992-1" table:display="true" table:show-details="true"/>
                <table:data-pilot-member table:name="YU000993-1" table:display="true" table:show-details="true"/>
                <table:data-pilot-member table:name="YU000994-1" table:display="true" table:show-details="true"/>
                <table:data-pilot-member table:name="YU000995-1" table:display="true" table:show-details="true"/>
                <table:data-pilot-member table:name="YU000997-1" table:display="true" table:show-details="true"/>
                <table:data-pilot-member table:name="YU000998-1" table:display="true" table:show-details="true"/>
                <table:data-pilot-member table:name="YU000999-1" table:display="true" table:show-details="true"/>
                <table:data-pilot-member table:name="YU001000-1" table:display="true" table:show-details="true"/>
                <table:data-pilot-member table:name="YU001001-2" table:display="true" table:show-details="true"/>
                <table:data-pilot-member table:name="YU001003-1" table:display="true" table:show-details="true"/>
                <table:data-pilot-member table:name="YU001004-1" table:display="true" table:show-details="true"/>
                <table:data-pilot-member table:name="YU001005-1" table:display="true" table:show-details="true"/>
                <table:data-pilot-member table:name="YU001006-1" table:display="true" table:show-details="true"/>
                <table:data-pilot-member table:name="YU001007-1" table:display="true" table:show-details="true"/>
                <table:data-pilot-member table:name="YU001008-2" table:display="true" table:show-details="true"/>
                <table:data-pilot-member table:name="YU001009-1" table:display="true" table:show-details="true"/>
                <table:data-pilot-member table:name="YU001010-1" table:display="true" table:show-details="true"/>
                <table:data-pilot-member table:name="YU001011-1" table:display="true" table:show-details="true"/>
                <table:data-pilot-member table:name="YU001012-1" table:display="true" table:show-details="true"/>
                <table:data-pilot-member table:name="YU001013-1" table:display="true" table:show-details="true"/>
                <table:data-pilot-member table:name="YU001014-1" table:display="true" table:show-details="true"/>
                <table:data-pilot-member table:name="YU001015-1" table:display="true" table:show-details="true"/>
                <table:data-pilot-member table:name="YU001017-1" table:display="true" table:show-details="true"/>
                <table:data-pilot-member table:name="YU001018-1" table:display="true" table:show-details="true"/>
                <table:data-pilot-member table:name="YU001019-1" table:display="true" table:show-details="true"/>
                <table:data-pilot-member table:name="YU001020-1" table:display="true" table:show-details="true"/>
                <table:data-pilot-member table:name="YU001021-1" table:display="true" table:show-details="true"/>
                <table:data-pilot-member table:name="YU001022-1" table:display="true" table:show-details="true"/>
                <table:data-pilot-member table:name="YU001023-1" table:display="true" table:show-details="true"/>
                <table:data-pilot-member table:name="YU001024-1" table:display="true" table:show-details="true"/>
                <table:data-pilot-member table:name="YU001025-1" table:display="true" table:show-details="true"/>
                <table:data-pilot-member table:name="YU001026-1" table:display="true" table:show-details="true"/>
                <table:data-pilot-member table:name="YU001027-1" table:display="true" table:show-details="true"/>
                <table:data-pilot-member table:name="YU001028-1" table:display="true" table:show-details="true"/>
                <table:data-pilot-member table:name="YU001029-1" table:display="true" table:show-details="true"/>
                <table:data-pilot-member table:name="YU001030-1" table:display="true" table:show-details="true"/>
                <table:data-pilot-member table:name="YU001031-1" table:display="true" table:show-details="true"/>
                <table:data-pilot-member table:name="YU001032-1" table:display="true" table:show-details="true"/>
                <table:data-pilot-member table:name="YU001033-1" table:display="true" table:show-details="true"/>
                <table:data-pilot-member table:name="YU001034-1" table:display="true" table:show-details="true"/>
                <table:data-pilot-member table:name="YU001035-1" table:display="true" table:show-details="true"/>
                <table:data-pilot-member table:name="YU001036-1" table:display="true" table:show-details="true"/>
                <table:data-pilot-member table:name="YU001037-1" table:display="true" table:show-details="true"/>
                <table:data-pilot-member table:name="YU001038-1" table:display="true" table:show-details="true"/>
                <table:data-pilot-member table:name="YU001039-1" table:display="true" table:show-details="true"/>
                <table:data-pilot-member table:name="YU001040-1" table:display="true" table:show-details="true"/>
                <table:data-pilot-member table:name="YU001041-1" table:display="true" table:show-details="true"/>
                <table:data-pilot-member table:name="YU001042-1" table:display="true" table:show-details="true"/>
                <table:data-pilot-member table:name="YU001043-1" table:display="true" table:show-details="true"/>
                <table:data-pilot-member table:name="YU001044-1" table:display="true" table:show-details="true"/>
                <table:data-pilot-member table:name="YU001045-1" table:display="true" table:show-details="true"/>
                <table:data-pilot-member table:name="YU001046-1" table:display="true" table:show-details="true"/>
                <table:data-pilot-member table:name="YU001047-1" table:display="true" table:show-details="true"/>
                <table:data-pilot-member table:name="YU001048-1" table:display="true" table:show-details="true"/>
                <table:data-pilot-member table:name="YU001049-1" table:display="true" table:show-details="true"/>
                <table:data-pilot-member table:name="YU001050-2" table:display="true" table:show-details="true"/>
                <table:data-pilot-member table:name="YU001051-1" table:display="true" table:show-details="true"/>
                <table:data-pilot-member table:name="YU001052-1" table:display="true" table:show-details="true"/>
                <table:data-pilot-member table:name="YU001053-1" table:display="true" table:show-details="true"/>
                <table:data-pilot-member table:name="YU001054-1" table:display="true" table:show-details="true"/>
                <table:data-pilot-member table:name="YU001055-1" table:display="true" table:show-details="true"/>
                <table:data-pilot-member table:name="YU001056-1" table:display="true" table:show-details="true"/>
                <table:data-pilot-member table:name="YU001057-1" table:display="true" table:show-details="true"/>
                <table:data-pilot-member table:name="YU001058-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o_financiar" tableooo:display-name="Importe Total" table:orientation="data" table:used-hierarchy="0" table:function="sum">
            <table:data-pilot-level table:show-empty="false" calcext:repeat-item-labels="false">
              <table:data-pilot-members>
                <table:data-pilot-member table:name="$6,700.00" table:display="true" table:show-details="true"/>
                <table:data-pilot-member table:name="$8,038.00" table:display="true" table:show-details="true"/>
                <table:data-pilot-member table:name="$8,038.80" table:display="true" table:show-details="true"/>
                <table:data-pilot-member table:name="$8,100.00" table:display="true" table:show-details="true"/>
                <table:data-pilot-member table:name="$8,340.00" table:display="true" table:show-details="true"/>
                <table:data-pilot-member table:name="$9,248.00" table:display="true" table:show-details="true"/>
                <table:data-pilot-member table:name="$9,360.01" table:display="true" table:show-details="true"/>
                <table:data-pilot-member table:name="$9,500.00" table:display="true" table:show-details="true"/>
                <table:data-pilot-member table:name="$9,768.00" table:display="true" table:show-details="true"/>
                <table:data-pilot-member table:name="$9,800.00" table:display="true" table:show-details="true"/>
                <table:data-pilot-member table:name="$9,968.00" table:display="true" table:show-details="true"/>
                <table:data-pilot-member table:name="$10,200.00" table:display="true" table:show-details="true"/>
                <table:data-pilot-member table:name="$10,277.00" table:display="true" table:show-details="true"/>
                <table:data-pilot-member table:name="$10,400.00" table:display="true" table:show-details="true"/>
                <table:data-pilot-member table:name="$11,000.00" table:display="true" table:show-details="true"/>
                <table:data-pilot-member table:name="$11,050.00" table:display="true" table:show-details="true"/>
                <table:data-pilot-member table:name="$11,418.00" table:display="true" table:show-details="true"/>
                <table:data-pilot-member table:name="$11,468.00" table:display="true" table:show-details="true"/>
                <table:data-pilot-member table:name="$12,150.00" table:display="true" table:show-details="true"/>
                <table:data-pilot-member table:name="$12,390.00" table:display="true" table:show-details="true"/>
                <table:data-pilot-member table:name="$14,172.03" table:display="true" table:show-details="true"/>
                <table:data-pilot-member table:name="$15,346.00" table:display="true" table:show-details="true"/>
                <table:data-pilot-member table:name="\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07:32:26.751493193</meta:creation-date>
    <dc:date>2019-06-29T08:11:31.951391689</dc:date>
    <meta:editing-duration>PT18M45S</meta:editing-duration>
    <meta:editing-cycles>1</meta:editing-cycles>
    <meta:document-statistic meta:table-count="2" meta:cell-count="6229" meta:object-count="0"/>
    <meta:generator>LibreOffice/6.2.4.2$Linux_X86_64 LibreOffice_project/20$Build-2</meta:generator>
  </office:meta>
</office:document-meta>
</file>